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SV_testAD24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6</text:p>
          </table:table-cell>
        </table:table-row>
        <table:table-row table:style-name="ro1">
          <table:table-cell office:value-type="string" calcext:value-type="string">
            <text:p>2019-11-02 23:07:09</text:p>
          </table:table-cell>
          <table:table-cell office:value-type="float" office:value="0.158633012608649" calcext:value-type="float">
            <text:p>0.158633012608649</text:p>
          </table:table-cell>
          <table:table-cell office:value-type="float" office:value="0.133882180915139" calcext:value-type="float">
            <text:p>0.133882180915139</text:p>
          </table:table-cell>
          <table:table-cell office:value-type="float" office:value="0.147007125259295" calcext:value-type="float">
            <text:p>0.147007125259295</text:p>
          </table:table-cell>
        </table:table-row>
        <table:table-row table:style-name="ro1">
          <table:table-cell office:value-type="string" calcext:value-type="string">
            <text:p>2019-11-02 23:07:10</text:p>
          </table:table-cell>
          <table:table-cell office:value-type="float" office:value="0.156705994213342" calcext:value-type="float">
            <text:p>0.156705994213342</text:p>
          </table:table-cell>
          <table:table-cell office:value-type="float" office:value="0.132769362064524" calcext:value-type="float">
            <text:p>0.132769362064524</text:p>
          </table:table-cell>
          <table:table-cell office:value-type="float" office:value="0.147260445029789" calcext:value-type="float">
            <text:p>0.147260445029789</text:p>
          </table:table-cell>
        </table:table-row>
        <table:table-row table:style-name="ro1">
          <table:table-cell office:value-type="string" calcext:value-type="string">
            <text:p>2019-11-02 23:07:11</text:p>
          </table:table-cell>
          <table:table-cell office:value-type="float" office:value="0.15565158792157" calcext:value-type="float">
            <text:p>0.15565158792157</text:p>
          </table:table-cell>
          <table:table-cell office:value-type="float" office:value="0.135217921163788" calcext:value-type="float">
            <text:p>0.135217921163788</text:p>
          </table:table-cell>
          <table:table-cell office:value-type="float" office:value="0.147483962474342" calcext:value-type="float">
            <text:p>0.147483962474342</text:p>
          </table:table-cell>
        </table:table-row>
        <table:table-row table:style-name="ro1">
          <table:table-cell office:value-type="string" calcext:value-type="string">
            <text:p>2019-11-02 23:07:12</text:p>
          </table:table-cell>
          <table:table-cell office:value-type="float" office:value="0.471251663118799" calcext:value-type="float">
            <text:p>0.471251663118799</text:p>
          </table:table-cell>
          <table:table-cell office:value-type="float" office:value="0.664586504052461" calcext:value-type="float">
            <text:p>0.664586504052461</text:p>
          </table:table-cell>
          <table:table-cell office:value-type="float" office:value="1.29332975069639" calcext:value-type="float">
            <text:p>1.29332975069639</text:p>
          </table:table-cell>
        </table:table-row>
        <table:table-row table:style-name="ro1">
          <table:table-cell office:value-type="string" calcext:value-type="string">
            <text:p>2019-11-02 23:07:14</text:p>
          </table:table-cell>
          <table:table-cell office:value-type="float" office:value="0.699677550754255" calcext:value-type="float">
            <text:p>0.699677550754255</text:p>
          </table:table-cell>
          <table:table-cell office:value-type="float" office:value="0.629192665719112" calcext:value-type="float">
            <text:p>0.629192665719112</text:p>
          </table:table-cell>
          <table:table-cell office:value-type="float" office:value="1.4948614233567" calcext:value-type="float">
            <text:p>1.4948614233567</text:p>
          </table:table-cell>
        </table:table-row>
        <table:table-row table:style-name="ro1">
          <table:table-cell office:value-type="string" calcext:value-type="string">
            <text:p>2019-11-02 23:07:15</text:p>
          </table:table-cell>
          <table:table-cell office:value-type="float" office:value="0.757492274939093" calcext:value-type="float">
            <text:p>0.757492274939093</text:p>
          </table:table-cell>
          <table:table-cell office:value-type="float" office:value="0.677242955832834" calcext:value-type="float">
            <text:p>0.677242955832834</text:p>
          </table:table-cell>
          <table:table-cell office:value-type="float" office:value="1.49211424495152" calcext:value-type="float">
            <text:p>1.49211424495152</text:p>
          </table:table-cell>
        </table:table-row>
        <table:table-row table:style-name="ro1">
          <table:table-cell office:value-type="string" calcext:value-type="string">
            <text:p>2019-11-02 23:07:16</text:p>
          </table:table-cell>
          <table:table-cell office:value-type="float" office:value="0.16075315007605" calcext:value-type="float">
            <text:p>0.16075315007605</text:p>
          </table:table-cell>
          <table:table-cell office:value-type="float" office:value="0.134676114878191" calcext:value-type="float">
            <text:p>0.134676114878191</text:p>
          </table:table-cell>
          <table:table-cell office:value-type="float" office:value="0.145326274076256" calcext:value-type="float">
            <text:p>0.145326274076256</text:p>
          </table:table-cell>
        </table:table-row>
        <table:table-row table:style-name="ro1">
          <table:table-cell office:value-type="string" calcext:value-type="string">
            <text:p>2019-11-02 23:07:17</text:p>
          </table:table-cell>
          <table:table-cell office:value-type="float" office:value="0.158064384229706" calcext:value-type="float">
            <text:p>0.158064384229706</text:p>
          </table:table-cell>
          <table:table-cell office:value-type="float" office:value="0.131824628332213" calcext:value-type="float">
            <text:p>0.131824628332213</text:p>
          </table:table-cell>
          <table:table-cell office:value-type="float" office:value="0.144071000107646" calcext:value-type="float">
            <text:p>0.144071000107646</text:p>
          </table:table-cell>
        </table:table-row>
        <table:table-row table:style-name="ro1">
          <table:table-cell office:value-type="string" calcext:value-type="string">
            <text:p>2019-11-02 23:07:18</text:p>
          </table:table-cell>
          <table:table-cell office:value-type="float" office:value="0.153912920226207" calcext:value-type="float">
            <text:p>0.153912920226207</text:p>
          </table:table-cell>
          <table:table-cell office:value-type="float" office:value="0.131014601113153" calcext:value-type="float">
            <text:p>0.131014601113153</text:p>
          </table:table-cell>
          <table:table-cell office:value-type="float" office:value="0.143063085444341" calcext:value-type="float">
            <text:p>0.143063085444341</text:p>
          </table:table-cell>
        </table:table-row>
        <table:table-row table:style-name="ro1">
          <table:table-cell office:value-type="string" calcext:value-type="string">
            <text:p>2019-11-02 23:07:20</text:p>
          </table:table-cell>
          <table:table-cell office:value-type="float" office:value="0.154129285112534" calcext:value-type="float">
            <text:p>0.154129285112534</text:p>
          </table:table-cell>
          <table:table-cell office:value-type="float" office:value="0.130436435989909" calcext:value-type="float">
            <text:p>0.130436435989909</text:p>
          </table:table-cell>
          <table:table-cell office:value-type="float" office:value="0.142632739857762" calcext:value-type="float">
            <text:p>0.142632739857762</text:p>
          </table:table-cell>
        </table:table-row>
        <table:table-row table:style-name="ro1">
          <table:table-cell office:value-type="string" calcext:value-type="string">
            <text:p>2019-11-02 23:07:21</text:p>
          </table:table-cell>
          <table:table-cell office:value-type="float" office:value="0.158065576322743" calcext:value-type="float">
            <text:p>0.158065576322743</text:p>
          </table:table-cell>
          <table:table-cell office:value-type="float" office:value="0.129677668771466" calcext:value-type="float">
            <text:p>0.129677668771466</text:p>
          </table:table-cell>
          <table:table-cell office:value-type="float" office:value="0.141789334033648" calcext:value-type="float">
            <text:p>0.141789334033648</text:p>
          </table:table-cell>
        </table:table-row>
        <table:table-row table:style-name="ro1">
          <table:table-cell office:value-type="string" calcext:value-type="string">
            <text:p>2019-11-02 23:07:22</text:p>
          </table:table-cell>
          <table:table-cell office:value-type="float" office:value="0.153648275571856" calcext:value-type="float">
            <text:p>0.153648275571856</text:p>
          </table:table-cell>
          <table:table-cell office:value-type="float" office:value="0.130593792270874" calcext:value-type="float">
            <text:p>0.130593792270874</text:p>
          </table:table-cell>
          <table:table-cell office:value-type="float" office:value="0.141545551007456" calcext:value-type="float">
            <text:p>0.141545551007456</text:p>
          </table:table-cell>
        </table:table-row>
        <table:table-row table:style-name="ro1">
          <table:table-cell office:value-type="string" calcext:value-type="string">
            <text:p>2019-11-02 23:07:23</text:p>
          </table:table-cell>
          <table:table-cell office:value-type="float" office:value="0.153101700914109" calcext:value-type="float">
            <text:p>0.153101700914109</text:p>
          </table:table-cell>
          <table:table-cell office:value-type="float" office:value="0.129340902488339" calcext:value-type="float">
            <text:p>0.129340902488339</text:p>
          </table:table-cell>
          <table:table-cell office:value-type="float" office:value="0.141201632166103" calcext:value-type="float">
            <text:p>0.141201632166103</text:p>
          </table:table-cell>
        </table:table-row>
        <table:table-row table:style-name="ro1">
          <table:table-cell office:value-type="string" calcext:value-type="string">
            <text:p>2019-11-02 23:07:24</text:p>
          </table:table-cell>
          <table:table-cell office:value-type="float" office:value="0.152970570679971" calcext:value-type="float">
            <text:p>0.152970570679971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1137259142072" calcext:value-type="float">
            <text:p>0.141137259142072</text:p>
          </table:table-cell>
        </table:table-row>
        <table:table-row table:style-name="ro1">
          <table:table-cell office:value-type="string" calcext:value-type="string">
            <text:p>2019-11-02 23:07:26</text:p>
          </table:table-cell>
          <table:table-cell office:value-type="float" office:value="0.151597875547156" calcext:value-type="float">
            <text:p>0.151597875547156</text:p>
          </table:table-cell>
          <table:table-cell office:value-type="float" office:value="0.128182188055776" calcext:value-type="float">
            <text:p>0.128182188055776</text:p>
          </table:table-cell>
          <table:table-cell office:value-type="float" office:value="0.141596811008073" calcext:value-type="float">
            <text:p>0.141596811008073</text:p>
          </table:table-cell>
        </table:table-row>
        <table:table-row table:style-name="ro1">
          <table:table-cell office:value-type="string" calcext:value-type="string">
            <text:p>2019-11-02 23:07:27</text:p>
          </table:table-cell>
          <table:table-cell office:value-type="float" office:value="0.153059977657792" calcext:value-type="float">
            <text:p>0.153059977657792</text:p>
          </table:table-cell>
          <table:table-cell office:value-type="float" office:value="0.128262058289296" calcext:value-type="float">
            <text:p>0.128262058289296</text:p>
          </table:table-cell>
          <table:table-cell office:value-type="float" office:value="0.14088811169721" calcext:value-type="float">
            <text:p>0.14088811169721</text:p>
          </table:table-cell>
        </table:table-row>
        <table:table-row table:style-name="ro1">
          <table:table-cell office:value-type="string" calcext:value-type="string">
            <text:p>2019-11-02 23:07:28</text:p>
          </table:table-cell>
          <table:table-cell office:value-type="float" office:value="0.156592745374768" calcext:value-type="float">
            <text:p>0.156592745374768</text:p>
          </table:table-cell>
          <table:table-cell office:value-type="float" office:value="0.128497496664226" calcext:value-type="float">
            <text:p>0.128497496664226</text:p>
          </table:table-cell>
          <table:table-cell office:value-type="float" office:value="0.140807645417171" calcext:value-type="float">
            <text:p>0.140807645417171</text:p>
          </table:table-cell>
        </table:table-row>
        <table:table-row table:style-name="ro1">
          <table:table-cell office:value-type="string" calcext:value-type="string">
            <text:p>2019-11-02 23:07:29</text:p>
          </table:table-cell>
          <table:table-cell office:value-type="float" office:value="0.151167529960576" calcext:value-type="float">
            <text:p>0.151167529960576</text:p>
          </table:table-cell>
          <table:table-cell office:value-type="float" office:value="0.128144041078572" calcext:value-type="float">
            <text:p>0.128144041078572</text:p>
          </table:table-cell>
          <table:table-cell office:value-type="float" office:value="0.141164081235418" calcext:value-type="float">
            <text:p>0.141164081235418</text:p>
          </table:table-cell>
        </table:table-row>
        <table:table-row table:style-name="ro1">
          <table:table-cell office:value-type="string" calcext:value-type="string">
            <text:p>2019-11-02 23:07:30</text:p>
          </table:table-cell>
          <table:table-cell office:value-type="float" office:value="0.156289357696695" calcext:value-type="float">
            <text:p>0.156289357696695</text:p>
          </table:table-cell>
          <table:table-cell office:value-type="float" office:value="0.128132716194715" calcext:value-type="float">
            <text:p>0.128132716194715</text:p>
          </table:table-cell>
          <table:table-cell office:value-type="float" office:value="0.140367763086291" calcext:value-type="float">
            <text:p>0.140367763086291</text:p>
          </table:table-cell>
        </table:table-row>
        <table:table-row table:style-name="ro1">
          <table:table-cell office:value-type="string" calcext:value-type="string">
            <text:p>2019-11-02 23:07:31</text:p>
          </table:table-cell>
          <table:table-cell office:value-type="float" office:value="0.15144588368486" calcext:value-type="float">
            <text:p>0.15144588368486</text:p>
          </table:table-cell>
          <table:table-cell office:value-type="float" office:value="0.129558459467704" calcext:value-type="float">
            <text:p>0.129558459467704</text:p>
          </table:table-cell>
          <table:table-cell office:value-type="float" office:value="0.141016261698754" calcext:value-type="float">
            <text:p>0.141016261698754</text:p>
          </table:table-cell>
        </table:table-row>
        <table:table-row table:style-name="ro1">
          <table:table-cell office:value-type="string" calcext:value-type="string">
            <text:p>2019-11-02 23:07:33</text:p>
          </table:table-cell>
          <table:table-cell office:value-type="float" office:value="0.151258129031435" calcext:value-type="float">
            <text:p>0.151258129031435</text:p>
          </table:table-cell>
          <table:table-cell office:value-type="float" office:value="0.127691641770797" calcext:value-type="float">
            <text:p>0.127691641770797</text:p>
          </table:table-cell>
          <table:table-cell office:value-type="float" office:value="0.140795128440276" calcext:value-type="float">
            <text:p>0.140795128440276</text:p>
          </table:table-cell>
        </table:table-row>
        <table:table-row table:style-name="ro1">
          <table:table-cell office:value-type="string" calcext:value-type="string">
            <text:p>2019-11-02 23:07:34</text:p>
          </table:table-cell>
          <table:table-cell office:value-type="float" office:value="0.15495659768064" calcext:value-type="float">
            <text:p>0.15495659768064</text:p>
          </table:table-cell>
          <table:table-cell office:value-type="float" office:value="0.128560081548701" calcext:value-type="float">
            <text:p>0.128560081548701</text:p>
          </table:table-cell>
          <table:table-cell office:value-type="float" office:value="0.140479819831827" calcext:value-type="float">
            <text:p>0.140479819831827</text:p>
          </table:table-cell>
        </table:table-row>
        <table:table-row table:style-name="ro1">
          <table:table-cell office:value-type="string" calcext:value-type="string">
            <text:p>2019-11-02 23:07:35</text:p>
          </table:table-cell>
          <table:table-cell office:value-type="float" office:value="0.151284355078263" calcext:value-type="float">
            <text:p>0.151284355078263</text:p>
          </table:table-cell>
          <table:table-cell office:value-type="float" office:value="0.130023971798893" calcext:value-type="float">
            <text:p>0.130023971798893</text:p>
          </table:table-cell>
          <table:table-cell office:value-type="float" office:value="0.141230838445525" calcext:value-type="float">
            <text:p>0.141230838445525</text:p>
          </table:table-cell>
        </table:table-row>
        <table:table-row table:style-name="ro1">
          <table:table-cell office:value-type="string" calcext:value-type="string">
            <text:p>2019-11-02 23:07:36</text:p>
          </table:table-cell>
          <table:table-cell office:value-type="float" office:value="0.153355616731121" calcext:value-type="float">
            <text:p>0.153355616731121</text:p>
          </table:table-cell>
          <table:table-cell office:value-type="float" office:value="0.129011288763438" calcext:value-type="float">
            <text:p>0.129011288763438</text:p>
          </table:table-cell>
          <table:table-cell office:value-type="float" office:value="0.140990035651927" calcext:value-type="float">
            <text:p>0.140990035651927</text:p>
          </table:table-cell>
        </table:table-row>
        <table:table-row table:style-name="ro1">
          <table:table-cell office:value-type="string" calcext:value-type="string">
            <text:p>2019-11-02 23:07:37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28269806894041" calcext:value-type="float">
            <text:p>0.128269806894041</text:p>
          </table:table-cell>
          <table:table-cell office:value-type="float" office:value="0.140578763553949" calcext:value-type="float">
            <text:p>0.140578763553949</text:p>
          </table:table-cell>
        </table:table-row>
        <table:table-row table:style-name="ro1">
          <table:table-cell office:value-type="string" calcext:value-type="string">
            <text:p>2019-11-02 23:07:39</text:p>
          </table:table-cell>
          <table:table-cell office:value-type="float" office:value="0.154388565348216" calcext:value-type="float">
            <text:p>0.154388565348216</text:p>
          </table:table-cell>
          <table:table-cell office:value-type="float" office:value="0.128912345041316" calcext:value-type="float">
            <text:p>0.128912345041316</text:p>
          </table:table-cell>
          <table:table-cell office:value-type="float" office:value="0.140600221228626" calcext:value-type="float">
            <text:p>0.140600221228626</text:p>
          </table:table-cell>
        </table:table-row>
        <table:table-row table:style-name="ro1">
          <table:table-cell office:value-type="string" calcext:value-type="string">
            <text:p>2019-11-02 23:07:40</text:p>
          </table:table-cell>
          <table:table-cell office:value-type="float" office:value="0.154743809073425" calcext:value-type="float">
            <text:p>0.154743809073425</text:p>
          </table:table-cell>
          <table:table-cell office:value-type="float" office:value="0.127894893633711" calcext:value-type="float">
            <text:p>0.127894893633711</text:p>
          </table:table-cell>
          <table:table-cell office:value-type="float" office:value="0.141035335187356" calcext:value-type="float">
            <text:p>0.141035335187356</text:p>
          </table:table-cell>
        </table:table-row>
        <table:table-row table:style-name="ro1">
          <table:table-cell office:value-type="string" calcext:value-type="string">
            <text:p>2019-11-02 23:07:41</text:p>
          </table:table-cell>
          <table:table-cell office:value-type="float" office:value="0.150706189955019" calcext:value-type="float">
            <text:p>0.150706189955019</text:p>
          </table:table-cell>
          <table:table-cell office:value-type="float" office:value="0.127288714324083" calcext:value-type="float">
            <text:p>0.127288714324083</text:p>
          </table:table-cell>
          <table:table-cell office:value-type="float" office:value="0.14106334937374" calcext:value-type="float">
            <text:p>0.14106334937374</text:p>
          </table:table-cell>
        </table:table-row>
        <table:table-row table:style-name="ro1">
          <table:table-cell office:value-type="string" calcext:value-type="string">
            <text:p>2019-11-02 23:07:42</text:p>
          </table:table-cell>
          <table:table-cell office:value-type="float" office:value="0.155075806984402" calcext:value-type="float">
            <text:p>0.155075806984402</text:p>
          </table:table-cell>
          <table:table-cell office:value-type="float" office:value="0.128788367365404" calcext:value-type="float">
            <text:p>0.128788367365404</text:p>
          </table:table-cell>
          <table:table-cell office:value-type="float" office:value="0.140022652151901" calcext:value-type="float">
            <text:p>0.140022652151901</text:p>
          </table:table-cell>
        </table:table-row>
        <table:table-row table:style-name="ro1">
          <table:table-cell office:value-type="string" calcext:value-type="string">
            <text:p>2019-11-02 23:07:43</text:p>
          </table:table-cell>
          <table:table-cell office:value-type="float" office:value="0.153062361843867" calcext:value-type="float">
            <text:p>0.153062361843867</text:p>
          </table:table-cell>
          <table:table-cell office:value-type="float" office:value="0.128703728759733" calcext:value-type="float">
            <text:p>0.128703728759733</text:p>
          </table:table-cell>
          <table:table-cell office:value-type="float" office:value="0.140275971922394" calcext:value-type="float">
            <text:p>0.140275971922394</text:p>
          </table:table-cell>
        </table:table-row>
        <table:table-row table:style-name="ro1">
          <table:table-cell office:value-type="string" calcext:value-type="string">
            <text:p>2019-11-02 23:07:45</text:p>
          </table:table-cell>
          <table:table-cell office:value-type="float" office:value="0.151327866474136" calcext:value-type="float">
            <text:p>0.151327866474136</text:p>
          </table:table-cell>
          <table:table-cell office:value-type="float" office:value="0.129342690627896" calcext:value-type="float">
            <text:p>0.129342690627896</text:p>
          </table:table-cell>
          <table:table-cell office:value-type="float" office:value="0.140381472156223" calcext:value-type="float">
            <text:p>0.140381472156223</text:p>
          </table:table-cell>
        </table:table-row>
        <table:table-row table:style-name="ro1">
          <table:table-cell office:value-type="string" calcext:value-type="string">
            <text:p>2019-11-02 23:07:46</text:p>
          </table:table-cell>
          <table:table-cell office:value-type="float" office:value="0.151056069261559" calcext:value-type="float">
            <text:p>0.151056069261559</text:p>
          </table:table-cell>
          <table:table-cell office:value-type="float" office:value="0.128306761778207" calcext:value-type="float">
            <text:p>0.128306761778207</text:p>
          </table:table-cell>
          <table:table-cell office:value-type="float" office:value="0.140512006343842" calcext:value-type="float">
            <text:p>0.140512006343842</text:p>
          </table:table-cell>
        </table:table-row>
        <table:table-row table:style-name="ro1">
          <table:table-cell office:value-type="string" calcext:value-type="string">
            <text:p>2019-11-02 23:07:47</text:p>
          </table:table-cell>
          <table:table-cell office:value-type="float" office:value="0.15339137952225" calcext:value-type="float">
            <text:p>0.15339137952225</text:p>
          </table:table-cell>
          <table:table-cell office:value-type="float" office:value="0.130411998082638" calcext:value-type="float">
            <text:p>0.130411998082638</text:p>
          </table:table-cell>
          <table:table-cell office:value-type="float" office:value="0.140386836574893" calcext:value-type="float">
            <text:p>0.140386836574893</text:p>
          </table:table-cell>
        </table:table-row>
        <table:table-row table:style-name="ro1">
          <table:table-cell office:value-type="string" calcext:value-type="string">
            <text:p>2019-11-02 23:07:48</text:p>
          </table:table-cell>
          <table:table-cell office:value-type="float" office:value="0.1520461025293" calcext:value-type="float">
            <text:p>0.1520461025293</text:p>
          </table:table-cell>
          <table:table-cell office:value-type="float" office:value="0.12937070481428" calcext:value-type="float">
            <text:p>0.12937070481428</text:p>
          </table:table-cell>
          <table:table-cell office:value-type="float" office:value="0.140670554717845" calcext:value-type="float">
            <text:p>0.140670554717845</text:p>
          </table:table-cell>
        </table:table-row>
        <table:table-row table:style-name="ro1">
          <table:table-cell office:value-type="string" calcext:value-type="string">
            <text:p>2019-11-02 23:07:49</text:p>
          </table:table-cell>
          <table:table-cell office:value-type="float" office:value="0.157727617946579" calcext:value-type="float">
            <text:p>0.157727617946579</text:p>
          </table:table-cell>
          <table:table-cell office:value-type="float" office:value="0.130229607847882" calcext:value-type="float">
            <text:p>0.130229607847882</text:p>
          </table:table-cell>
          <table:table-cell office:value-type="float" office:value="0.140578763553949" calcext:value-type="float">
            <text:p>0.140578763553949</text:p>
          </table:table-cell>
        </table:table-row>
        <table:table-row table:style-name="ro1">
          <table:table-cell office:value-type="string" calcext:value-type="string">
            <text:p>2019-11-02 23:07:50</text:p>
          </table:table-cell>
          <table:table-cell office:value-type="float" office:value="0.15306593812298" calcext:value-type="float">
            <text:p>0.15306593812298</text:p>
          </table:table-cell>
          <table:table-cell office:value-type="float" office:value="0.13120116367354" calcext:value-type="float">
            <text:p>0.13120116367354</text:p>
          </table:table-cell>
          <table:table-cell office:value-type="float" office:value="0.140675323089996" calcext:value-type="float">
            <text:p>0.140675323089996</text:p>
          </table:table-cell>
        </table:table-row>
        <table:table-row table:style-name="ro1">
          <table:table-cell office:value-type="string" calcext:value-type="string">
            <text:p>2019-11-02 23:07:52</text:p>
          </table:table-cell>
          <table:table-cell office:value-type="float" office:value="0.152767914863576" calcext:value-type="float">
            <text:p>0.152767914863576</text:p>
          </table:table-cell>
          <table:table-cell office:value-type="float" office:value="0.130484119711413" calcext:value-type="float">
            <text:p>0.130484119711413</text:p>
          </table:table-cell>
          <table:table-cell office:value-type="float" office:value="0.140720026578906" calcext:value-type="float">
            <text:p>0.140720026578906</text:p>
          </table:table-cell>
        </table:table-row>
        <table:table-row table:style-name="ro1">
          <table:table-cell office:value-type="string" calcext:value-type="string">
            <text:p>2019-11-02 23:07:53</text:p>
          </table:table-cell>
          <table:table-cell office:value-type="float" office:value="0.156727451888019" calcext:value-type="float">
            <text:p>0.156727451888019</text:p>
          </table:table-cell>
          <table:table-cell office:value-type="float" office:value="0.12999059319384" calcext:value-type="float">
            <text:p>0.12999059319384</text:p>
          </table:table-cell>
          <table:table-cell office:value-type="float" office:value="0.140899436581068" calcext:value-type="float">
            <text:p>0.140899436581068</text:p>
          </table:table-cell>
        </table:table-row>
        <table:table-row table:style-name="ro1">
          <table:table-cell office:value-type="string" calcext:value-type="string">
            <text:p>2019-11-02 23:07:54</text:p>
          </table:table-cell>
          <table:table-cell office:value-type="float" office:value="0.153042692308747" calcext:value-type="float">
            <text:p>0.153042692308747</text:p>
          </table:table-cell>
          <table:table-cell office:value-type="float" office:value="0.130617038085108" calcext:value-type="float">
            <text:p>0.130617038085108</text:p>
          </table:table-cell>
          <table:table-cell office:value-type="float" office:value="0.140860097510826" calcext:value-type="float">
            <text:p>0.140860097510826</text:p>
          </table:table-cell>
        </table:table-row>
        <table:table-row table:style-name="ro1">
          <table:table-cell office:value-type="string" calcext:value-type="string">
            <text:p>2019-11-02 23:07:55</text:p>
          </table:table-cell>
          <table:table-cell office:value-type="float" office:value="0.152333396951365" calcext:value-type="float">
            <text:p>0.152333396951365</text:p>
          </table:table-cell>
          <table:table-cell office:value-type="float" office:value="0.130026355984969" calcext:value-type="float">
            <text:p>0.130026355984969</text:p>
          </table:table-cell>
          <table:table-cell office:value-type="float" office:value="0.141021626117423" calcext:value-type="float">
            <text:p>0.141021626117423</text:p>
          </table:table-cell>
        </table:table-row>
        <table:table-row table:style-name="ro1">
          <table:table-cell office:value-type="string" calcext:value-type="string">
            <text:p>2019-11-02 23:07:56</text:p>
          </table:table-cell>
          <table:table-cell office:value-type="float" office:value="0.152579564163633" calcext:value-type="float">
            <text:p>0.152579564163633</text:p>
          </table:table-cell>
          <table:table-cell office:value-type="float" office:value="0.130052582031796" calcext:value-type="float">
            <text:p>0.130052582031796</text:p>
          </table:table-cell>
          <table:table-cell office:value-type="float" office:value="0.140839831929187" calcext:value-type="float">
            <text:p>0.140839831929187</text:p>
          </table:table-cell>
        </table:table-row>
        <table:table-row table:style-name="ro1">
          <table:table-cell office:value-type="string" calcext:value-type="string">
            <text:p>2019-11-02 23:07:58</text:p>
          </table:table-cell>
          <table:table-cell office:value-type="float" office:value="0.156700033748154" calcext:value-type="float">
            <text:p>0.156700033748154</text:p>
          </table:table-cell>
          <table:table-cell office:value-type="float" office:value="0.131253019720676" calcext:value-type="float">
            <text:p>0.131253019720676</text:p>
          </table:table-cell>
          <table:table-cell office:value-type="float" office:value="0.140982883093701" calcext:value-type="float">
            <text:p>0.140982883093701</text:p>
          </table:table-cell>
        </table:table-row>
        <table:table-row table:style-name="ro1">
          <table:table-cell office:value-type="string" calcext:value-type="string">
            <text:p>2019-11-02 23:07:59</text:p>
          </table:table-cell>
          <table:table-cell office:value-type="float" office:value="0.156308431185297" calcext:value-type="float">
            <text:p>0.156308431185297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0.141223685887299" calcext:value-type="float">
            <text:p>0.141223685887299</text:p>
          </table:table-cell>
        </table:table-row>
        <table:table-row table:style-name="ro1">
          <table:table-cell office:value-type="string" calcext:value-type="string">
            <text:p>2019-11-02 23:08:00</text:p>
          </table:table-cell>
          <table:table-cell office:value-type="float" office:value="0.151461380894349" calcext:value-type="float">
            <text:p>0.151461380894349</text:p>
          </table:table-cell>
          <table:table-cell office:value-type="float" office:value="0.12916030039314" calcext:value-type="float">
            <text:p>0.12916030039314</text:p>
          </table:table-cell>
          <table:table-cell office:value-type="float" office:value="0.141168849607569" calcext:value-type="float">
            <text:p>0.141168849607569</text:p>
          </table:table-cell>
        </table:table-row>
        <table:table-row table:style-name="ro1">
          <table:table-cell office:value-type="string" calcext:value-type="string">
            <text:p>2019-11-02 23:08:01</text:p>
          </table:table-cell>
          <table:table-cell office:value-type="float" office:value="0.151045340424221" calcext:value-type="float">
            <text:p>0.151045340424221</text:p>
          </table:table-cell>
          <table:table-cell office:value-type="float" office:value="0.129346862953527" calcext:value-type="float">
            <text:p>0.129346862953527</text:p>
          </table:table-cell>
          <table:table-cell office:value-type="float" office:value="0.141065733559815" calcext:value-type="float">
            <text:p>0.141065733559815</text:p>
          </table:table-cell>
        </table:table-row>
        <table:table-row table:style-name="ro1">
          <table:table-cell office:value-type="string" calcext:value-type="string">
            <text:p>2019-11-02 23:08:02</text:p>
          </table:table-cell>
          <table:table-cell office:value-type="float" office:value="0.154632348374408" calcext:value-type="float">
            <text:p>0.154632348374408</text:p>
          </table:table-cell>
          <table:table-cell office:value-type="float" office:value="0.131447330885807" calcext:value-type="float">
            <text:p>0.131447330885807</text:p>
          </table:table-cell>
          <table:table-cell office:value-type="float" office:value="0.141004340768378" calcext:value-type="float">
            <text:p>0.141004340768378</text:p>
          </table:table-cell>
        </table:table-row>
        <table:table-row table:style-name="ro1">
          <table:table-cell office:value-type="string" calcext:value-type="string">
            <text:p>2019-11-02 23:08:04</text:p>
          </table:table-cell>
          <table:table-cell office:value-type="float" office:value="0.15638710932578" calcext:value-type="float">
            <text:p>0.15638710932578</text:p>
          </table:table-cell>
          <table:table-cell office:value-type="float" office:value="0.135398523258987" calcext:value-type="float">
            <text:p>0.135398523258987</text:p>
          </table:table-cell>
          <table:table-cell office:value-type="float" office:value="0.140762941928261" calcext:value-type="float">
            <text:p>0.140762941928261</text:p>
          </table:table-cell>
        </table:table-row>
        <table:table-row table:style-name="ro1">
          <table:table-cell office:value-type="string" calcext:value-type="string">
            <text:p>2019-11-02 23:08:05</text:p>
          </table:table-cell>
          <table:table-cell office:value-type="float" office:value="0.151625293687021" calcext:value-type="float">
            <text:p>0.151625293687021</text:p>
          </table:table-cell>
          <table:table-cell office:value-type="float" office:value="0.129586473654088" calcext:value-type="float">
            <text:p>0.129586473654088</text:p>
          </table:table-cell>
          <table:table-cell office:value-type="float" office:value="0.141620056822307" calcext:value-type="float">
            <text:p>0.141620056822307</text:p>
          </table:table-cell>
        </table:table-row>
        <table:table-row table:style-name="ro1">
          <table:table-cell office:value-type="string" calcext:value-type="string">
            <text:p>2019-11-02 23:08:06</text:p>
          </table:table-cell>
          <table:table-cell office:value-type="float" office:value="0.156278032812838" calcext:value-type="float">
            <text:p>0.156278032812838</text:p>
          </table:table-cell>
          <table:table-cell office:value-type="float" office:value="0.129719392027782" calcext:value-type="float">
            <text:p>0.129719392027782</text:p>
          </table:table-cell>
          <table:table-cell office:value-type="float" office:value="0.141068713792409" calcext:value-type="float">
            <text:p>0.141068713792409</text:p>
          </table:table-cell>
        </table:table-row>
        <table:table-row table:style-name="ro1">
          <table:table-cell office:value-type="string" calcext:value-type="string">
            <text:p>2019-11-02 23:08:07</text:p>
          </table:table-cell>
          <table:table-cell office:value-type="float" office:value="0.155207533265058" calcext:value-type="float">
            <text:p>0.155207533265058</text:p>
          </table:table-cell>
          <table:table-cell office:value-type="float" office:value="0.128746644109087" calcext:value-type="float">
            <text:p>0.128746644109087</text:p>
          </table:table-cell>
          <table:table-cell office:value-type="float" office:value="0.140978710768069" calcext:value-type="float">
            <text:p>0.140978710768069</text:p>
          </table:table-cell>
        </table:table-row>
        <table:table-row table:style-name="ro1">
          <table:table-cell office:value-type="string" calcext:value-type="string">
            <text:p>2019-11-02 23:08:08</text:p>
          </table:table-cell>
          <table:table-cell office:value-type="float" office:value="0.155197400474238" calcext:value-type="float">
            <text:p>0.155197400474238</text:p>
          </table:table-cell>
          <table:table-cell office:value-type="float" office:value="0.130029336217563" calcext:value-type="float">
            <text:p>0.130029336217563</text:p>
          </table:table-cell>
          <table:table-cell office:value-type="float" office:value="0.140697376811192" calcext:value-type="float">
            <text:p>0.140697376811192</text:p>
          </table:table-cell>
        </table:table-row>
        <table:table-row table:style-name="ro1">
          <table:table-cell office:value-type="string" calcext:value-type="string">
            <text:p>2019-11-02 23:08:10</text:p>
          </table:table-cell>
          <table:table-cell office:value-type="float" office:value="0.150731223908809" calcext:value-type="float">
            <text:p>0.150731223908809</text:p>
          </table:table-cell>
          <table:table-cell office:value-type="float" office:value="0.128183380148814" calcext:value-type="float">
            <text:p>0.128183380148814</text:p>
          </table:table-cell>
          <table:table-cell office:value-type="float" office:value="0.141017453791792" calcext:value-type="float">
            <text:p>0.141017453791792</text:p>
          </table:table-cell>
        </table:table-row>
        <table:table-row table:style-name="ro1">
          <table:table-cell office:value-type="string" calcext:value-type="string">
            <text:p>2019-11-02 23:08:11</text:p>
          </table:table-cell>
          <table:table-cell office:value-type="float" office:value="0.156230349091333" calcext:value-type="float">
            <text:p>0.156230349091333</text:p>
          </table:table-cell>
          <table:table-cell office:value-type="float" office:value="0.128349081081042" calcext:value-type="float">
            <text:p>0.128349081081042</text:p>
          </table:table-cell>
          <table:table-cell office:value-type="float" office:value="0.141826884964333" calcext:value-type="float">
            <text:p>0.141826884964333</text:p>
          </table:table-cell>
        </table:table-row>
        <table:table-row table:style-name="ro1">
          <table:table-cell office:value-type="string" calcext:value-type="string">
            <text:p>2019-11-02 23:08:12</text:p>
          </table:table-cell>
          <table:table-cell office:value-type="float" office:value="0.151790398572731" calcext:value-type="float">
            <text:p>0.151790398572731</text:p>
          </table:table-cell>
          <table:table-cell office:value-type="float" office:value="0.129489914118041" calcext:value-type="float">
            <text:p>0.129489914118041</text:p>
          </table:table-cell>
          <table:table-cell office:value-type="float" office:value="0.14197828078011" calcext:value-type="float">
            <text:p>0.14197828078011</text:p>
          </table:table-cell>
        </table:table-row>
        <table:table-row table:style-name="ro1">
          <table:table-cell office:value-type="string" calcext:value-type="string">
            <text:p>2019-11-02 23:08:13</text:p>
          </table:table-cell>
          <table:table-cell office:value-type="float" office:value="0.152523535790865" calcext:value-type="float">
            <text:p>0.152523535790865</text:p>
          </table:table-cell>
          <table:table-cell office:value-type="float" office:value="0.128765121551171" calcext:value-type="float">
            <text:p>0.128765121551171</text:p>
          </table:table-cell>
          <table:table-cell office:value-type="float" office:value="0.141840594034266" calcext:value-type="float">
            <text:p>0.141840594034266</text:p>
          </table:table-cell>
        </table:table-row>
        <table:table-row table:style-name="ro1">
          <table:table-cell office:value-type="string" calcext:value-type="string">
            <text:p>2019-11-02 23:08:14</text:p>
          </table:table-cell>
          <table:table-cell office:value-type="float" office:value="0.155840534668033" calcext:value-type="float">
            <text:p>0.155840534668033</text:p>
          </table:table-cell>
          <table:table-cell office:value-type="float" office:value="0.129966751333088" calcext:value-type="float">
            <text:p>0.129966751333088</text:p>
          </table:table-cell>
          <table:table-cell office:value-type="float" office:value="0.142085569153496" calcext:value-type="float">
            <text:p>0.142085569153496</text:p>
          </table:table-cell>
        </table:table-row>
        <table:table-row table:style-name="ro1">
          <table:table-cell office:value-type="string" calcext:value-type="string">
            <text:p>2019-11-02 23:08:16</text:p>
          </table:table-cell>
          <table:table-cell office:value-type="float" office:value="0.151652115780367" calcext:value-type="float">
            <text:p>0.151652115780367</text:p>
          </table:table-cell>
          <table:table-cell office:value-type="float" office:value="0.13092579018185" calcext:value-type="float">
            <text:p>0.13092579018185</text:p>
          </table:table-cell>
          <table:table-cell office:value-type="float" office:value="0.141937749616832" calcext:value-type="float">
            <text:p>0.141937749616832</text:p>
          </table:table-cell>
        </table:table-row>
        <table:table-row table:style-name="ro1">
          <table:table-cell office:value-type="string" calcext:value-type="string">
            <text:p>2019-11-02 23:08:17</text:p>
          </table:table-cell>
          <table:table-cell office:value-type="float" office:value="0.150658506233514" calcext:value-type="float">
            <text:p>0.150658506233514</text:p>
          </table:table-cell>
          <table:table-cell office:value-type="float" office:value="0.128889695273601" calcext:value-type="float">
            <text:p>0.128889695273601</text:p>
          </table:table-cell>
          <table:table-cell office:value-type="float" office:value="0.142161267061385" calcext:value-type="float">
            <text:p>0.142161267061385</text:p>
          </table:table-cell>
        </table:table-row>
        <table:table-row table:style-name="ro1">
          <table:table-cell office:value-type="string" calcext:value-type="string">
            <text:p>2019-11-02 23:08:18</text:p>
          </table:table-cell>
          <table:table-cell office:value-type="float" office:value="0.15411617208912" calcext:value-type="float">
            <text:p>0.15411617208912</text:p>
          </table:table-cell>
          <table:table-cell office:value-type="float" office:value="0.130192652963716" calcext:value-type="float">
            <text:p>0.130192652963716</text:p>
          </table:table-cell>
          <table:table-cell office:value-type="float" office:value="0.141812579847882" calcext:value-type="float">
            <text:p>0.141812579847882</text:p>
          </table:table-cell>
        </table:table-row>
        <table:table-row table:style-name="ro1">
          <table:table-cell office:value-type="string" calcext:value-type="string">
            <text:p>2019-11-02 23:08:19</text:p>
          </table:table-cell>
          <table:table-cell office:value-type="float" office:value="0.154079217204954" calcext:value-type="float">
            <text:p>0.154079217204954</text:p>
          </table:table-cell>
          <table:table-cell office:value-type="float" office:value="0.129096523415628" calcext:value-type="float">
            <text:p>0.129096523415628</text:p>
          </table:table-cell>
          <table:table-cell office:value-type="float" office:value="0.141677873334631" calcext:value-type="float">
            <text:p>0.141677873334631</text:p>
          </table:table-cell>
        </table:table-row>
        <table:table-row table:style-name="ro1">
          <table:table-cell office:value-type="string" calcext:value-type="string">
            <text:p>2019-11-02 23:08:20</text:p>
          </table:table-cell>
          <table:table-cell office:value-type="float" office:value="0.155313033498887" calcext:value-type="float">
            <text:p>0.155313033498887</text:p>
          </table:table-cell>
          <table:table-cell office:value-type="float" office:value="0.128321066894658" calcext:value-type="float">
            <text:p>0.128321066894658</text:p>
          </table:table-cell>
          <table:table-cell office:value-type="float" office:value="0.14205874706015" calcext:value-type="float">
            <text:p>0.14205874706015</text:p>
          </table:table-cell>
        </table:table-row>
        <table:table-row table:style-name="ro1">
          <table:table-cell office:value-type="string" calcext:value-type="string">
            <text:p>2019-11-02 23:08:21</text:p>
          </table:table-cell>
          <table:table-cell office:value-type="float" office:value="0.154240745811551" calcext:value-type="float">
            <text:p>0.154240745811551</text:p>
          </table:table-cell>
          <table:table-cell office:value-type="float" office:value="0.128988042949205" calcext:value-type="float">
            <text:p>0.128988042949205</text:p>
          </table:table-cell>
          <table:table-cell office:value-type="float" office:value="0.141701119148865" calcext:value-type="float">
            <text:p>0.141701119148865</text:p>
          </table:table-cell>
        </table:table-row>
        <table:table-row table:style-name="ro1">
          <table:table-cell office:value-type="string" calcext:value-type="string">
            <text:p>2019-11-02 23:08:2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328551570004" calcext:value-type="float">
            <text:p>0.130328551570004</text:p>
          </table:table-cell>
          <table:table-cell office:value-type="float" office:value="0.141966359849734" calcext:value-type="float">
            <text:p>0.141966359849734</text:p>
          </table:table-cell>
        </table:table-row>
        <table:table-row table:style-name="ro1">
          <table:table-cell office:value-type="string" calcext:value-type="string">
            <text:p>2019-11-02 23:08:24</text:p>
          </table:table-cell>
          <table:table-cell office:value-type="float" office:value="0.150591152976889" calcext:value-type="float">
            <text:p>0.150591152976889</text:p>
          </table:table-cell>
          <table:table-cell office:value-type="float" office:value="0.128266826661447" calcext:value-type="float">
            <text:p>0.128266826661447</text:p>
          </table:table-cell>
          <table:table-cell office:value-type="float" office:value="0.142162459154422" calcext:value-type="float">
            <text:p>0.142162459154422</text:p>
          </table:table-cell>
        </table:table-row>
        <table:table-row table:style-name="ro1">
          <table:table-cell office:value-type="string" calcext:value-type="string">
            <text:p>2019-11-02 23:08:25</text:p>
          </table:table-cell>
          <table:table-cell office:value-type="float" office:value="0.155851263505371" calcext:value-type="float">
            <text:p>0.155851263505371</text:p>
          </table:table-cell>
          <table:table-cell office:value-type="float" office:value="0.129545942490809" calcext:value-type="float">
            <text:p>0.129545942490809</text:p>
          </table:table-cell>
          <table:table-cell office:value-type="float" office:value="0.142198817992069" calcext:value-type="float">
            <text:p>0.142198817992069</text:p>
          </table:table-cell>
        </table:table-row>
        <table:table-row table:style-name="ro1">
          <table:table-cell office:value-type="string" calcext:value-type="string">
            <text:p>2019-11-02 23:08:26</text:p>
          </table:table-cell>
          <table:table-cell office:value-type="float" office:value="0.154740232794313" calcext:value-type="float">
            <text:p>0.154740232794313</text:p>
          </table:table-cell>
          <table:table-cell office:value-type="float" office:value="0.128716245736628" calcext:value-type="float">
            <text:p>0.128716245736628</text:p>
          </table:table-cell>
          <table:table-cell office:value-type="float" office:value="0.142104046595579" calcext:value-type="float">
            <text:p>0.142104046595579</text:p>
          </table:table-cell>
        </table:table-row>
        <table:table-row table:style-name="ro1">
          <table:table-cell office:value-type="string" calcext:value-type="string">
            <text:p>2019-11-02 23:08:27</text:p>
          </table:table-cell>
          <table:table-cell office:value-type="float" office:value="0.151265281589661" calcext:value-type="float">
            <text:p>0.151265281589661</text:p>
          </table:table-cell>
          <table:table-cell office:value-type="float" office:value="0.129857674820146" calcext:value-type="float">
            <text:p>0.129857674820146</text:p>
          </table:table-cell>
          <table:table-cell office:value-type="float" office:value="0.142329948226207" calcext:value-type="float">
            <text:p>0.142329948226207</text:p>
          </table:table-cell>
        </table:table-row>
        <table:table-row table:style-name="ro1">
          <table:table-cell office:value-type="string" calcext:value-type="string">
            <text:p>2019-11-02 23:08:29</text:p>
          </table:table-cell>
          <table:table-cell office:value-type="float" office:value="0.156716127004162" calcext:value-type="float">
            <text:p>0.156716127004162</text:p>
          </table:table-cell>
          <table:table-cell office:value-type="float" office:value="0.129918471565064" calcext:value-type="float">
            <text:p>0.129918471565064</text:p>
          </table:table-cell>
          <table:table-cell office:value-type="float" office:value="0.142198817992069" calcext:value-type="float">
            <text:p>0.142198817992069</text:p>
          </table:table-cell>
        </table:table-row>
        <table:table-row table:style-name="ro1">
          <table:table-cell office:value-type="string" calcext:value-type="string">
            <text:p>2019-11-02 23:08:30</text:p>
          </table:table-cell>
          <table:table-cell office:value-type="float" office:value="0.156119484438835" calcext:value-type="float">
            <text:p>0.156119484438835</text:p>
          </table:table-cell>
          <table:table-cell office:value-type="float" office:value="0.129606739235728" calcext:value-type="float">
            <text:p>0.129606739235728</text:p>
          </table:table-cell>
          <table:table-cell office:value-type="float" office:value="0.142187493108212" calcext:value-type="float">
            <text:p>0.142187493108212</text:p>
          </table:table-cell>
        </table:table-row>
        <table:table-row table:style-name="ro1">
          <table:table-cell office:value-type="string" calcext:value-type="string">
            <text:p>2019-11-02 23:08:31</text:p>
          </table:table-cell>
          <table:table-cell office:value-type="float" office:value="0.155417341639679" calcext:value-type="float">
            <text:p>0.155417341639679</text:p>
          </table:table-cell>
          <table:table-cell office:value-type="float" office:value="0.130383983896254" calcext:value-type="float">
            <text:p>0.130383983896254</text:p>
          </table:table-cell>
          <table:table-cell office:value-type="float" office:value="0.141905563104816" calcext:value-type="float">
            <text:p>0.141905563104816</text:p>
          </table:table-cell>
        </table:table-row>
        <table:table-row table:style-name="ro1">
          <table:table-cell office:value-type="string" calcext:value-type="string">
            <text:p>2019-11-02 23:08:32</text:p>
          </table:table-cell>
          <table:table-cell office:value-type="float" office:value="0.15165092368733" calcext:value-type="float">
            <text:p>0.15165092368733</text:p>
          </table:table-cell>
          <table:table-cell office:value-type="float" office:value="0.129951254123599" calcext:value-type="float">
            <text:p>0.129951254123599</text:p>
          </table:table-cell>
          <table:table-cell office:value-type="float" office:value="0.142571347066325" calcext:value-type="float">
            <text:p>0.142571347066325</text:p>
          </table:table-cell>
        </table:table-row>
        <table:table-row table:style-name="ro1">
          <table:table-cell office:value-type="string" calcext:value-type="string">
            <text:p>2019-11-02 23:08:33</text:p>
          </table:table-cell>
          <table:table-cell office:value-type="float" office:value="0.152787584398697" calcext:value-type="float">
            <text:p>0.152787584398697</text:p>
          </table:table-cell>
          <table:table-cell office:value-type="float" office:value="0.130342260639937" calcext:value-type="float">
            <text:p>0.130342260639937</text:p>
          </table:table-cell>
          <table:table-cell office:value-type="float" office:value="0.142315047063237" calcext:value-type="float">
            <text:p>0.142315047063237</text:p>
          </table:table-cell>
        </table:table-row>
        <table:table-row table:style-name="ro1">
          <table:table-cell office:value-type="string" calcext:value-type="string">
            <text:p>2019-11-02 23:08:34</text:p>
          </table:table-cell>
          <table:table-cell office:value-type="float" office:value="0.153478998360514" calcext:value-type="float">
            <text:p>0.153478998360514</text:p>
          </table:table-cell>
          <table:table-cell office:value-type="float" office:value="0.129856482727108" calcext:value-type="float">
            <text:p>0.129856482727108</text:p>
          </table:table-cell>
          <table:table-cell office:value-type="float" office:value="0.142212527062002" calcext:value-type="float">
            <text:p>0.142212527062002</text:p>
          </table:table-cell>
        </table:table-row>
        <table:table-row table:style-name="ro1">
          <table:table-cell office:value-type="string" calcext:value-type="string">
            <text:p>2019-11-02 23:08:36</text:p>
          </table:table-cell>
          <table:table-cell office:value-type="float" office:value="0.155172366520448" calcext:value-type="float">
            <text:p>0.155172366520448</text:p>
          </table:table-cell>
          <table:table-cell office:value-type="float" office:value="0.12921036830072" calcext:value-type="float">
            <text:p>0.12921036830072</text:p>
          </table:table-cell>
          <table:table-cell office:value-type="float" office:value="0.142257230550913" calcext:value-type="float">
            <text:p>0.142257230550913</text:p>
          </table:table-cell>
        </table:table-row>
        <table:table-row table:style-name="ro1">
          <table:table-cell office:value-type="string" calcext:value-type="string">
            <text:p>2019-11-02 23:08:37</text:p>
          </table:table-cell>
          <table:table-cell office:value-type="float" office:value="0.151217597868156" calcext:value-type="float">
            <text:p>0.151217597868156</text:p>
          </table:table-cell>
          <table:table-cell office:value-type="float" office:value="0.128079668054541" calcext:value-type="float">
            <text:p>0.128079668054541</text:p>
          </table:table-cell>
          <table:table-cell office:value-type="float" office:value="0.142996924280754" calcext:value-type="float">
            <text:p>0.142996924280754</text:p>
          </table:table-cell>
        </table:table-row>
        <table:table-row table:style-name="ro1">
          <table:table-cell office:value-type="string" calcext:value-type="string">
            <text:p>2019-11-02 23:08:38</text:p>
          </table:table-cell>
          <table:table-cell office:value-type="float" office:value="0.156369227930215" calcext:value-type="float">
            <text:p>0.156369227930215</text:p>
          </table:table-cell>
          <table:table-cell office:value-type="float" office:value="0.12979568598219" calcext:value-type="float">
            <text:p>0.12979568598219</text:p>
          </table:table-cell>
          <table:table-cell office:value-type="float" office:value="0.142784135673539" calcext:value-type="float">
            <text:p>0.142784135673539</text:p>
          </table:table-cell>
        </table:table-row>
        <table:table-row table:style-name="ro1">
          <table:table-cell office:value-type="string" calcext:value-type="string">
            <text:p>2019-11-02 23:08:39</text:p>
          </table:table-cell>
          <table:table-cell office:value-type="float" office:value="0.151423829963664" calcext:value-type="float">
            <text:p>0.151423829963664</text:p>
          </table:table-cell>
          <table:table-cell office:value-type="float" office:value="0.130585447619611" calcext:value-type="float">
            <text:p>0.130585447619611</text:p>
          </table:table-cell>
          <table:table-cell office:value-type="float" office:value="0.142630355671687" calcext:value-type="float">
            <text:p>0.142630355671687</text:p>
          </table:table-cell>
        </table:table-row>
        <table:table-row table:style-name="ro1">
          <table:table-cell office:value-type="string" calcext:value-type="string">
            <text:p>2019-11-02 23:08:40</text:p>
          </table:table-cell>
          <table:table-cell office:value-type="float" office:value="0.151940602295471" calcext:value-type="float">
            <text:p>0.151940602295471</text:p>
          </table:table-cell>
          <table:table-cell office:value-type="float" office:value="0.12898029434446" calcext:value-type="float">
            <text:p>0.12898029434446</text:p>
          </table:table-cell>
          <table:table-cell office:value-type="float" office:value="0.142499225437549" calcext:value-type="float">
            <text:p>0.142499225437549</text:p>
          </table:table-cell>
        </table:table-row>
        <table:table-row table:style-name="ro1">
          <table:table-cell office:value-type="string" calcext:value-type="string">
            <text:p>2019-11-02 23:08:42</text:p>
          </table:table-cell>
          <table:table-cell office:value-type="float" office:value="0.154253858834965" calcext:value-type="float">
            <text:p>0.154253858834965</text:p>
          </table:table-cell>
          <table:table-cell office:value-type="float" office:value="0.129005924344769" calcext:value-type="float">
            <text:p>0.129005924344769</text:p>
          </table:table-cell>
          <table:table-cell office:value-type="float" office:value="0.142047422176292" calcext:value-type="float">
            <text:p>0.142047422176292</text:p>
          </table:table-cell>
        </table:table-row>
        <table:table-row table:style-name="ro1">
          <table:table-cell office:value-type="string" calcext:value-type="string">
            <text:p>2019-11-02 23:08:4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253449708635" calcext:value-type="float">
            <text:p>0.130253449708635</text:p>
          </table:table-cell>
          <table:table-cell office:value-type="float" office:value="0.142149346131008" calcext:value-type="float">
            <text:p>0.142149346131008</text:p>
          </table:table-cell>
        </table:table-row>
        <table:table-row table:style-name="ro1">
          <table:table-cell office:value-type="string" calcext:value-type="string">
            <text:p>2019-11-02 23:08:44</text:p>
          </table:table-cell>
          <table:table-cell office:value-type="float" office:value="0.155782718155708" calcext:value-type="float">
            <text:p>0.155782718155708</text:p>
          </table:table-cell>
          <table:table-cell office:value-type="float" office:value="0.128929034343843" calcext:value-type="float">
            <text:p>0.128929034343843</text:p>
          </table:table-cell>
          <table:table-cell office:value-type="float" office:value="0.141971128221885" calcext:value-type="float">
            <text:p>0.141971128221885</text:p>
          </table:table-cell>
        </table:table-row>
        <table:table-row table:style-name="ro1">
          <table:table-cell office:value-type="string" calcext:value-type="string">
            <text:p>2019-11-02 23:08:45</text:p>
          </table:table-cell>
          <table:table-cell office:value-type="float" office:value="0.151096004378319" calcext:value-type="float">
            <text:p>0.151096004378319</text:p>
          </table:table-cell>
          <table:table-cell office:value-type="float" office:value="0.128976718065347" calcext:value-type="float">
            <text:p>0.128976718065347</text:p>
          </table:table-cell>
          <table:table-cell office:value-type="float" office:value="0.142589824508408" calcext:value-type="float">
            <text:p>0.142589824508408</text:p>
          </table:table-cell>
        </table:table-row>
        <table:table-row table:style-name="ro1">
          <table:table-cell office:value-type="string" calcext:value-type="string">
            <text:p>2019-11-02 23:08:46</text:p>
          </table:table-cell>
          <table:table-cell office:value-type="float" office:value="0.152311343230169" calcext:value-type="float">
            <text:p>0.152311343230169</text:p>
          </table:table-cell>
          <table:table-cell office:value-type="float" office:value="0.129449979001281" calcext:value-type="float">
            <text:p>0.129449979001281</text:p>
          </table:table-cell>
          <table:table-cell office:value-type="float" office:value="0.141972916361441" calcext:value-type="float">
            <text:p>0.141972916361441</text:p>
          </table:table-cell>
        </table:table-row>
        <table:table-row table:style-name="ro1">
          <table:table-cell office:value-type="string" calcext:value-type="string">
            <text:p>2019-11-02 23:08:48</text:p>
          </table:table-cell>
          <table:table-cell office:value-type="float" office:value="0.151198524379554" calcext:value-type="float">
            <text:p>0.151198524379554</text:p>
          </table:table-cell>
          <table:table-cell office:value-type="float" office:value="0.129329577604482" calcext:value-type="float">
            <text:p>0.129329577604482</text:p>
          </table:table-cell>
          <table:table-cell office:value-type="float" office:value="0.142285840783815" calcext:value-type="float">
            <text:p>0.142285840783815</text:p>
          </table:table-cell>
        </table:table-row>
        <table:table-row table:style-name="ro1">
          <table:table-cell office:value-type="string" calcext:value-type="string">
            <text:p>2019-11-02 23:08:49</text:p>
          </table:table-cell>
          <table:table-cell office:value-type="float" office:value="0.156841296773111" calcext:value-type="float">
            <text:p>0.156841296773111</text:p>
          </table:table-cell>
          <table:table-cell office:value-type="float" office:value="0.129804030633453" calcext:value-type="float">
            <text:p>0.129804030633453</text:p>
          </table:table-cell>
          <table:table-cell office:value-type="float" office:value="0.142087953339571" calcext:value-type="float">
            <text:p>0.142087953339571</text:p>
          </table:table-cell>
        </table:table-row>
        <table:table-row table:style-name="ro1">
          <table:table-cell office:value-type="string" calcext:value-type="string">
            <text:p>2019-11-02 23:08:50</text:p>
          </table:table-cell>
          <table:table-cell office:value-type="float" office:value="0.151618737175314" calcext:value-type="float">
            <text:p>0.151618737175314</text:p>
          </table:table-cell>
          <table:table-cell office:value-type="float" office:value="0.130497828781346" calcext:value-type="float">
            <text:p>0.130497828781346</text:p>
          </table:table-cell>
          <table:table-cell office:value-type="float" office:value="0.142948048466211" calcext:value-type="float">
            <text:p>0.142948048466211</text:p>
          </table:table-cell>
        </table:table-row>
        <table:table-row table:style-name="ro1">
          <table:table-cell office:value-type="string" calcext:value-type="string">
            <text:p>2019-11-02 23:08:51</text:p>
          </table:table-cell>
          <table:table-cell office:value-type="float" office:value="0.15191079996953" calcext:value-type="float">
            <text:p>0.15191079996953</text:p>
          </table:table-cell>
          <table:table-cell office:value-type="float" office:value="0.130682007155658" calcext:value-type="float">
            <text:p>0.130682007155658</text:p>
          </table:table-cell>
          <table:table-cell office:value-type="float" office:value="0.143022554281062" calcext:value-type="float">
            <text:p>0.143022554281062</text:p>
          </table:table-cell>
        </table:table-row>
        <table:table-row table:style-name="ro1">
          <table:table-cell office:value-type="string" calcext:value-type="string">
            <text:p>2019-11-02 23:08:52</text:p>
          </table:table-cell>
          <table:table-cell office:value-type="float" office:value="0.15394629883126" calcext:value-type="float">
            <text:p>0.15394629883126</text:p>
          </table:table-cell>
          <table:table-cell office:value-type="float" office:value="0.131701842749339" calcext:value-type="float">
            <text:p>0.131701842749339</text:p>
          </table:table-cell>
          <table:table-cell office:value-type="float" office:value="0.142980831024746" calcext:value-type="float">
            <text:p>0.142980831024746</text:p>
          </table:table-cell>
        </table:table-row>
        <table:table-row table:style-name="ro1">
          <table:table-cell office:value-type="string" calcext:value-type="string">
            <text:p>2019-11-02 23:08:53</text:p>
          </table:table-cell>
          <table:table-cell office:value-type="float" office:value="0.153567809291817" calcext:value-type="float">
            <text:p>0.153567809291817</text:p>
          </table:table-cell>
          <table:table-cell office:value-type="float" office:value="0.131647006469608" calcext:value-type="float">
            <text:p>0.131647006469608</text:p>
          </table:table-cell>
          <table:table-cell office:value-type="float" office:value="0.142966525908294" calcext:value-type="float">
            <text:p>0.142966525908294</text:p>
          </table:table-cell>
        </table:table-row>
        <table:table-row table:style-name="ro1">
          <table:table-cell office:value-type="string" calcext:value-type="string">
            <text:p>2019-11-02 23:08:55</text:p>
          </table:table-cell>
          <table:table-cell office:value-type="float" office:value="0.157549400037456" calcext:value-type="float">
            <text:p>0.157549400037456</text:p>
          </table:table-cell>
          <table:table-cell office:value-type="float" office:value="0.130964533205573" calcext:value-type="float">
            <text:p>0.130964533205573</text:p>
          </table:table-cell>
          <table:table-cell office:value-type="float" office:value="0.142839567999788" calcext:value-type="float">
            <text:p>0.142839567999788</text:p>
          </table:table-cell>
        </table:table-row>
        <table:table-row table:style-name="ro1">
          <table:table-cell office:value-type="string" calcext:value-type="string">
            <text:p>2019-11-02 23:08:56</text:p>
          </table:table-cell>
          <table:table-cell office:value-type="float" office:value="0.151836890201198" calcext:value-type="float">
            <text:p>0.151836890201198</text:p>
          </table:table-cell>
          <table:table-cell office:value-type="float" office:value="0.130651608783198" calcext:value-type="float">
            <text:p>0.130651608783198</text:p>
          </table:table-cell>
          <table:table-cell office:value-type="float" office:value="0.143222825911382" calcext:value-type="float">
            <text:p>0.143222825911382</text:p>
          </table:table-cell>
        </table:table-row>
        <table:table-row table:style-name="ro1">
          <table:table-cell office:value-type="string" calcext:value-type="string">
            <text:p>2019-11-02 23:08:57</text:p>
          </table:table-cell>
          <table:table-cell office:value-type="float" office:value="0.15311600603056" calcext:value-type="float">
            <text:p>0.15311600603056</text:p>
          </table:table-cell>
          <table:table-cell office:value-type="float" office:value="0.130872742041676" calcext:value-type="float">
            <text:p>0.130872742041676</text:p>
          </table:table-cell>
          <table:table-cell office:value-type="float" office:value="0.142902152884263" calcext:value-type="float">
            <text:p>0.142902152884263</text:p>
          </table:table-cell>
        </table:table-row>
        <table:table-row table:style-name="ro1">
          <table:table-cell office:value-type="string" calcext:value-type="string">
            <text:p>2019-11-02 23:08:58</text:p>
          </table:table-cell>
          <table:table-cell office:value-type="float" office:value="0.151572841593366" calcext:value-type="float">
            <text:p>0.151572841593366</text:p>
          </table:table-cell>
          <table:table-cell office:value-type="float" office:value="0.130146161335249" calcext:value-type="float">
            <text:p>0.130146161335249</text:p>
          </table:table-cell>
          <table:table-cell office:value-type="float" office:value="0.143278258237631" calcext:value-type="float">
            <text:p>0.143278258237631</text:p>
          </table:table-cell>
        </table:table-row>
        <table:table-row table:style-name="ro1">
          <table:table-cell office:value-type="string" calcext:value-type="string">
            <text:p>2019-11-02 23:08:59</text:p>
          </table:table-cell>
          <table:table-cell office:value-type="float" office:value="0.15316130556599" calcext:value-type="float">
            <text:p>0.15316130556599</text:p>
          </table:table-cell>
          <table:table-cell office:value-type="float" office:value="0.130007878542886" calcext:value-type="float">
            <text:p>0.130007878542886</text:p>
          </table:table-cell>
          <table:table-cell office:value-type="float" office:value="0.143170373817727" calcext:value-type="float">
            <text:p>0.143170373817727</text:p>
          </table:table-cell>
        </table:table-row>
        <table:table-row table:style-name="ro1">
          <table:table-cell office:value-type="string" calcext:value-type="string">
            <text:p>2019-11-02 23:09:01</text:p>
          </table:table-cell>
          <table:table-cell office:value-type="float" office:value="0.151485222755101" calcext:value-type="float">
            <text:p>0.151485222755101</text:p>
          </table:table-cell>
          <table:table-cell office:value-type="float" office:value="0.130343452732975" calcext:value-type="float">
            <text:p>0.130343452732975</text:p>
          </table:table-cell>
          <table:table-cell office:value-type="float" office:value="0.143184082887659" calcext:value-type="float">
            <text:p>0.143184082887659</text:p>
          </table:table-cell>
        </table:table-row>
        <table:table-row table:style-name="ro1">
          <table:table-cell office:value-type="string" calcext:value-type="string">
            <text:p>2019-11-02 23:09:02</text:p>
          </table:table-cell>
          <table:table-cell office:value-type="float" office:value="0.151737946479076" calcext:value-type="float">
            <text:p>0.151737946479076</text:p>
          </table:table-cell>
          <table:table-cell office:value-type="float" office:value="0.129560247607261" calcext:value-type="float">
            <text:p>0.129560247607261</text:p>
          </table:table-cell>
          <table:table-cell office:value-type="float" office:value="0.142975466606077" calcext:value-type="float">
            <text:p>0.142975466606077</text:p>
          </table:table-cell>
        </table:table-row>
        <table:table-row table:style-name="ro1">
          <table:table-cell office:value-type="string" calcext:value-type="string">
            <text:p>2019-11-02 23:09:03</text:p>
          </table:table-cell>
          <table:table-cell office:value-type="float" office:value="0.151823181131265" calcext:value-type="float">
            <text:p>0.151823181131265</text:p>
          </table:table-cell>
          <table:table-cell office:value-type="float" office:value="0.130880490646421" calcext:value-type="float">
            <text:p>0.130880490646421</text:p>
          </table:table-cell>
          <table:table-cell office:value-type="float" office:value="0.142754929394118" calcext:value-type="float">
            <text:p>0.142754929394118</text:p>
          </table:table-cell>
        </table:table-row>
        <table:table-row table:style-name="ro1">
          <table:table-cell office:value-type="string" calcext:value-type="string">
            <text:p>2019-11-02 23:09:04</text:p>
          </table:table-cell>
          <table:table-cell office:value-type="float" office:value="0.157138127939478" calcext:value-type="float">
            <text:p>0.157138127939478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2798440789991" calcext:value-type="float">
            <text:p>0.142798440789991</text:p>
          </table:table-cell>
        </table:table-row>
        <table:table-row table:style-name="ro1">
          <table:table-cell office:value-type="string" calcext:value-type="string">
            <text:p>2019-11-02 23:09:05</text:p>
          </table:table-cell>
          <table:table-cell office:value-type="float" office:value="0.156890768634173" calcext:value-type="float">
            <text:p>0.156890768634173</text:p>
          </table:table-cell>
          <table:table-cell office:value-type="float" office:value="0.130315438546591" calcext:value-type="float">
            <text:p>0.130315438546591</text:p>
          </table:table-cell>
          <table:table-cell office:value-type="float" office:value="0.142745392649817" calcext:value-type="float">
            <text:p>0.142745392649817</text:p>
          </table:table-cell>
        </table:table-row>
        <table:table-row table:style-name="ro1">
          <table:table-cell office:value-type="string" calcext:value-type="string">
            <text:p>2019-11-02 23:09:07</text:p>
          </table:table-cell>
          <table:table-cell office:value-type="float" office:value="0.152566451140219" calcext:value-type="float">
            <text:p>0.152566451140219</text:p>
          </table:table-cell>
          <table:table-cell office:value-type="float" office:value="0.131611839724998" calcext:value-type="float">
            <text:p>0.131611839724998</text:p>
          </table:table-cell>
          <table:table-cell office:value-type="float" office:value="0.143042819862702" calcext:value-type="float">
            <text:p>0.143042819862702</text:p>
          </table:table-cell>
        </table:table-row>
        <table:table-row table:style-name="ro1">
          <table:table-cell office:value-type="string" calcext:value-type="string">
            <text:p>2019-11-02 23:09:08</text:p>
          </table:table-cell>
          <table:table-cell office:value-type="float" office:value="0.153296608125759" calcext:value-type="float">
            <text:p>0.153296608125759</text:p>
          </table:table-cell>
          <table:table-cell office:value-type="float" office:value="0.131503359258575" calcext:value-type="float">
            <text:p>0.131503359258575</text:p>
          </table:table-cell>
          <table:table-cell office:value-type="float" office:value="0.142875330790917" calcext:value-type="float">
            <text:p>0.142875330790917</text:p>
          </table:table-cell>
        </table:table-row>
        <table:table-row table:style-name="ro1">
          <table:table-cell office:value-type="string" calcext:value-type="string">
            <text:p>2019-11-02 23:09:09</text:p>
          </table:table-cell>
          <table:table-cell office:value-type="float" office:value="0.15695692979776" calcext:value-type="float">
            <text:p>0.15695692979776</text:p>
          </table:table-cell>
          <table:table-cell office:value-type="float" office:value="0.130313054360515" calcext:value-type="float">
            <text:p>0.130313054360515</text:p>
          </table:table-cell>
          <table:table-cell office:value-type="float" office:value="0.14301897800195" calcext:value-type="float">
            <text:p>0.14301897800195</text:p>
          </table:table-cell>
        </table:table-row>
        <table:table-row table:style-name="ro1">
          <table:table-cell office:value-type="string" calcext:value-type="string">
            <text:p>2019-11-02 23:09:10</text:p>
          </table:table-cell>
          <table:table-cell office:value-type="float" office:value="0.151836294154679" calcext:value-type="float">
            <text:p>0.151836294154679</text:p>
          </table:table-cell>
          <table:table-cell office:value-type="float" office:value="0.131246463208969" calcext:value-type="float">
            <text:p>0.131246463208969</text:p>
          </table:table-cell>
          <table:table-cell office:value-type="float" office:value="0.143014209629799" calcext:value-type="float">
            <text:p>0.143014209629799</text:p>
          </table:table-cell>
        </table:table-row>
        <table:table-row table:style-name="ro1">
          <table:table-cell office:value-type="string" calcext:value-type="string">
            <text:p>2019-11-02 23:09:11</text:p>
          </table:table-cell>
          <table:table-cell office:value-type="float" office:value="0.153148192542576" calcext:value-type="float">
            <text:p>0.153148192542576</text:p>
          </table:table-cell>
          <table:table-cell office:value-type="float" office:value="0.130929962507482" calcext:value-type="float">
            <text:p>0.130929962507482</text:p>
          </table:table-cell>
          <table:table-cell office:value-type="float" office:value="0.143291371261045" calcext:value-type="float">
            <text:p>0.143291371261045</text:p>
          </table:table-cell>
        </table:table-row>
        <table:table-row table:style-name="ro1">
          <table:table-cell office:value-type="string" calcext:value-type="string">
            <text:p>2019-11-02 23:09:13</text:p>
          </table:table-cell>
          <table:table-cell office:value-type="float" office:value="0.157142896311628" calcext:value-type="float">
            <text:p>0.157142896311628</text:p>
          </table:table-cell>
          <table:table-cell office:value-type="float" office:value="0.130754724830952" calcext:value-type="float">
            <text:p>0.130754724830952</text:p>
          </table:table-cell>
          <table:table-cell office:value-type="float" office:value="0.143344419401219" calcext:value-type="float">
            <text:p>0.143344419401219</text:p>
          </table:table-cell>
        </table:table-row>
        <table:table-row table:style-name="ro1">
          <table:table-cell office:value-type="string" calcext:value-type="string">
            <text:p>2019-11-02 23:09:14</text:p>
          </table:table-cell>
          <table:table-cell office:value-type="float" office:value="0.151829737642972" calcext:value-type="float">
            <text:p>0.151829737642972</text:p>
          </table:table-cell>
          <table:table-cell office:value-type="float" office:value="0.130568758317084" calcext:value-type="float">
            <text:p>0.130568758317084</text:p>
          </table:table-cell>
          <table:table-cell office:value-type="float" office:value="0.143987553595013" calcext:value-type="float">
            <text:p>0.143987553595013</text:p>
          </table:table-cell>
        </table:table-row>
        <table:table-row table:style-name="ro1">
          <table:table-cell office:value-type="string" calcext:value-type="string">
            <text:p>2019-11-02 23:09:15</text:p>
          </table:table-cell>
          <table:table-cell office:value-type="float" office:value="0.152183193228625" calcext:value-type="float">
            <text:p>0.152183193228625</text:p>
          </table:table-cell>
          <table:table-cell office:value-type="float" office:value="0.13078571924993" calcext:value-type="float">
            <text:p>0.13078571924993</text:p>
          </table:table-cell>
          <table:table-cell office:value-type="float" office:value="0.143962519641223" calcext:value-type="float">
            <text:p>0.143962519641223</text:p>
          </table:table-cell>
        </table:table-row>
        <table:table-row table:style-name="ro1">
          <table:table-cell office:value-type="string" calcext:value-type="string">
            <text:p>2019-11-02 23:09:16</text:p>
          </table:table-cell>
          <table:table-cell office:value-type="float" office:value="0.152688044630056" calcext:value-type="float">
            <text:p>0.152688044630056</text:p>
          </table:table-cell>
          <table:table-cell office:value-type="float" office:value="0.131237522511187" calcext:value-type="float">
            <text:p>0.131237522511187</text:p>
          </table:table-cell>
          <table:table-cell office:value-type="float" office:value="0.144022124293104" calcext:value-type="float">
            <text:p>0.144022124293104</text:p>
          </table:table-cell>
        </table:table-row>
        <table:table-row table:style-name="ro1">
          <table:table-cell office:value-type="string" calcext:value-type="string">
            <text:p>2019-11-02 23:09:17</text:p>
          </table:table-cell>
          <table:table-cell office:value-type="float" office:value="0.157398600268197" calcext:value-type="float">
            <text:p>0.157398600268197</text:p>
          </table:table-cell>
          <table:table-cell office:value-type="float" office:value="0.131742969959136" calcext:value-type="float">
            <text:p>0.131742969959136</text:p>
          </table:table-cell>
          <table:table-cell office:value-type="float" office:value="0.143681185684345" calcext:value-type="float">
            <text:p>0.143681185684345</text:p>
          </table:table-cell>
        </table:table-row>
        <table:table-row table:style-name="ro1">
          <table:table-cell office:value-type="string" calcext:value-type="string">
            <text:p>2019-11-02 23:09:19</text:p>
          </table:table-cell>
          <table:table-cell office:value-type="float" office:value="0.154050606972051" calcext:value-type="float">
            <text:p>0.154050606972051</text:p>
          </table:table-cell>
          <table:table-cell office:value-type="float" office:value="0.131182686231457" calcext:value-type="float">
            <text:p>0.131182686231457</text:p>
          </table:table-cell>
          <table:table-cell office:value-type="float" office:value="0.143501775682184" calcext:value-type="float">
            <text:p>0.143501775682184</text:p>
          </table:table-cell>
        </table:table-row>
        <table:table-row table:style-name="ro1">
          <table:table-cell office:value-type="string" calcext:value-type="string">
            <text:p>2019-11-02 23:09:20</text:p>
          </table:table-cell>
          <table:table-cell office:value-type="float" office:value="0.152648705559815" calcext:value-type="float">
            <text:p>0.152648705559815</text:p>
          </table:table-cell>
          <table:table-cell office:value-type="float" office:value="0.131639257864864" calcext:value-type="float">
            <text:p>0.131639257864864</text:p>
          </table:table-cell>
          <table:table-cell office:value-type="float" office:value="0.143879669175109" calcext:value-type="float">
            <text:p>0.143879669175109</text:p>
          </table:table-cell>
        </table:table-row>
        <table:table-row table:style-name="ro1">
          <table:table-cell office:value-type="string" calcext:value-type="string">
            <text:p>2019-11-02 23:09:21</text:p>
          </table:table-cell>
          <table:table-cell office:value-type="float" office:value="0.154569167443415" calcext:value-type="float">
            <text:p>0.154569167443415</text:p>
          </table:table-cell>
          <table:table-cell office:value-type="float" office:value="0.132172123452678" calcext:value-type="float">
            <text:p>0.132172123452678</text:p>
          </table:table-cell>
          <table:table-cell office:value-type="float" office:value="0.1442438535981" calcext:value-type="float">
            <text:p>0.1442438535981</text:p>
          </table:table-cell>
        </table:table-row>
        <table:table-row table:style-name="ro1">
          <table:table-cell office:value-type="string" calcext:value-type="string">
            <text:p>2019-11-02 23:09:22</text:p>
          </table:table-cell>
          <table:table-cell office:value-type="float" office:value="0.156431216768171" calcext:value-type="float">
            <text:p>0.156431216768171</text:p>
          </table:table-cell>
          <table:table-cell office:value-type="float" office:value="0.130372659012396" calcext:value-type="float">
            <text:p>0.130372659012396</text:p>
          </table:table-cell>
          <table:table-cell office:value-type="float" office:value="0.144164579411099" calcext:value-type="float">
            <text:p>0.144164579411099</text:p>
          </table:table-cell>
        </table:table-row>
        <table:table-row table:style-name="ro1">
          <table:table-cell office:value-type="string" calcext:value-type="string">
            <text:p>2019-11-02 23:09:23</text:p>
          </table:table-cell>
          <table:table-cell office:value-type="float" office:value="0.151960271830591" calcext:value-type="float">
            <text:p>0.151960271830591</text:p>
          </table:table-cell>
          <table:table-cell office:value-type="float" office:value="0.131958738798945" calcext:value-type="float">
            <text:p>0.131958738798945</text:p>
          </table:table-cell>
          <table:table-cell office:value-type="float" office:value="0.144068019875052" calcext:value-type="float">
            <text:p>0.144068019875052</text:p>
          </table:table-cell>
        </table:table-row>
        <table:table-row table:style-name="ro1">
          <table:table-cell office:value-type="string" calcext:value-type="string">
            <text:p>2019-11-02 23:09:24</text:p>
          </table:table-cell>
          <table:table-cell office:value-type="float" office:value="0.152407902766216" calcext:value-type="float">
            <text:p>0.152407902766216</text:p>
          </table:table-cell>
          <table:table-cell office:value-type="float" office:value="0.130566970177528" calcext:value-type="float">
            <text:p>0.130566970177528</text:p>
          </table:table-cell>
          <table:table-cell office:value-type="float" office:value="0.144061463363345" calcext:value-type="float">
            <text:p>0.144061463363345</text:p>
          </table:table-cell>
        </table:table-row>
        <table:table-row table:style-name="ro1">
          <table:table-cell office:value-type="string" calcext:value-type="string">
            <text:p>2019-11-02 23:09:26</text:p>
          </table:table-cell>
          <table:table-cell office:value-type="float" office:value="0.156909246076256" calcext:value-type="float">
            <text:p>0.156909246076256</text:p>
          </table:table-cell>
          <table:table-cell office:value-type="float" office:value="0.131000295996701" calcext:value-type="float">
            <text:p>0.131000295996701</text:p>
          </table:table-cell>
          <table:table-cell office:value-type="float" office:value="0.143805163360258" calcext:value-type="float">
            <text:p>0.143805163360258</text:p>
          </table:table-cell>
        </table:table-row>
        <table:table-row table:style-name="ro1">
          <table:table-cell office:value-type="string" calcext:value-type="string">
            <text:p>2019-11-02 23:09:27</text:p>
          </table:table-cell>
          <table:table-cell office:value-type="float" office:value="0.152258891136514" calcext:value-type="float">
            <text:p>0.152258891136514</text:p>
          </table:table-cell>
          <table:table-cell office:value-type="float" office:value="0.132353917640915" calcext:value-type="float">
            <text:p>0.132353917640915</text:p>
          </table:table-cell>
          <table:table-cell office:value-type="float" office:value="0.144165771504137" calcext:value-type="float">
            <text:p>0.144165771504137</text:p>
          </table:table-cell>
        </table:table-row>
        <table:table-row table:style-name="ro1">
          <table:table-cell office:value-type="string" calcext:value-type="string">
            <text:p>2019-11-02 23:09:28</text:p>
          </table:table-cell>
          <table:table-cell office:value-type="float" office:value="0.156019944670194" calcext:value-type="float">
            <text:p>0.156019944670194</text:p>
          </table:table-cell>
          <table:table-cell office:value-type="float" office:value="0.133516208352591" calcext:value-type="float">
            <text:p>0.133516208352591</text:p>
          </table:table-cell>
          <table:table-cell office:value-type="float" office:value="0.144160407085467" calcext:value-type="float">
            <text:p>0.144160407085467</text:p>
          </table:table-cell>
        </table:table-row>
        <table:table-row table:style-name="ro1">
          <table:table-cell office:value-type="string" calcext:value-type="string">
            <text:p>2019-11-02 23:09:29</text:p>
          </table:table-cell>
          <table:table-cell office:value-type="float" office:value="0.156605262351663" calcext:value-type="float">
            <text:p>0.156605262351663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0.144214647318679" calcext:value-type="float">
            <text:p>0.144214647318679</text:p>
          </table:table-cell>
        </table:table-row>
        <table:table-row table:style-name="ro1">
          <table:table-cell office:value-type="string" calcext:value-type="string">
            <text:p>2019-11-02 23:09:30</text:p>
          </table:table-cell>
          <table:table-cell office:value-type="float" office:value="0.152150410670091" calcext:value-type="float">
            <text:p>0.152150410670091</text:p>
          </table:table-cell>
          <table:table-cell office:value-type="float" office:value="0.131092683207117" calcext:value-type="float">
            <text:p>0.131092683207117</text:p>
          </table:table-cell>
          <table:table-cell office:value-type="float" office:value="0.143858211500431" calcext:value-type="float">
            <text:p>0.143858211500431</text:p>
          </table:table-cell>
        </table:table-row>
        <table:table-row table:style-name="ro1">
          <table:table-cell office:value-type="string" calcext:value-type="string">
            <text:p>2019-11-02 23:09:32</text:p>
          </table:table-cell>
          <table:table-cell office:value-type="float" office:value="0.154166836043219" calcext:value-type="float">
            <text:p>0.154166836043219</text:p>
          </table:table-cell>
          <table:table-cell office:value-type="float" office:value="0.131787077401528" calcext:value-type="float">
            <text:p>0.131787077401528</text:p>
          </table:table-cell>
          <table:table-cell office:value-type="float" office:value="0.144335644761997" calcext:value-type="float">
            <text:p>0.144335644761997</text:p>
          </table:table-cell>
        </table:table-row>
        <table:table-row table:style-name="ro1">
          <table:table-cell office:value-type="string" calcext:value-type="string">
            <text:p>2019-11-02 23:09:33</text:p>
          </table:table-cell>
          <table:table-cell office:value-type="float" office:value="0.154808778143975" calcext:value-type="float">
            <text:p>0.154808778143975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4051926619044" calcext:value-type="float">
            <text:p>0.144051926619044</text:p>
          </table:table-cell>
        </table:table-row>
        <table:table-row table:style-name="ro1">
          <table:table-cell office:value-type="string" calcext:value-type="string">
            <text:p>2019-11-02 23:09:34</text:p>
          </table:table-cell>
          <table:table-cell office:value-type="float" office:value="0.15175582787464" calcext:value-type="float">
            <text:p>0.15175582787464</text:p>
          </table:table-cell>
          <table:table-cell office:value-type="float" office:value="0.130808369017645" calcext:value-type="float">
            <text:p>0.130808369017645</text:p>
          </table:table-cell>
          <table:table-cell office:value-type="float" office:value="0.144230740574687" calcext:value-type="float">
            <text:p>0.144230740574687</text:p>
          </table:table-cell>
        </table:table-row>
        <table:table-row table:style-name="ro1">
          <table:table-cell office:value-type="string" calcext:value-type="string">
            <text:p>2019-11-02 23:09:35</text:p>
          </table:table-cell>
          <table:table-cell office:value-type="float" office:value="0.152162331600467" calcext:value-type="float">
            <text:p>0.152162331600467</text:p>
          </table:table-cell>
          <table:table-cell office:value-type="float" office:value="0.131074205765033" calcext:value-type="float">
            <text:p>0.131074205765033</text:p>
          </table:table-cell>
          <table:table-cell office:value-type="float" office:value="0.144317763366433" calcext:value-type="float">
            <text:p>0.144317763366433</text:p>
          </table:table-cell>
        </table:table-row>
        <table:table-row table:style-name="ro1">
          <table:table-cell office:value-type="string" calcext:value-type="string">
            <text:p>2019-11-02 23:09:36</text:p>
          </table:table-cell>
          <table:table-cell office:value-type="float" office:value="0.15222610857798" calcext:value-type="float">
            <text:p>0.15222610857798</text:p>
          </table:table-cell>
          <table:table-cell office:value-type="float" office:value="0.131852642518597" calcext:value-type="float">
            <text:p>0.131852642518597</text:p>
          </table:table-cell>
          <table:table-cell office:value-type="float" office:value="0.144674795231199" calcext:value-type="float">
            <text:p>0.144674795231199</text:p>
          </table:table-cell>
        </table:table-row>
        <table:table-row table:style-name="ro1">
          <table:table-cell office:value-type="string" calcext:value-type="string">
            <text:p>2019-11-02 23:09:38</text:p>
          </table:table-cell>
          <table:table-cell office:value-type="float" office:value="0.155060905821431" calcext:value-type="float">
            <text:p>0.155060905821431</text:p>
          </table:table-cell>
          <table:table-cell office:value-type="float" office:value="0.132495180665872" calcext:value-type="float">
            <text:p>0.132495180665872</text:p>
          </table:table-cell>
          <table:table-cell office:value-type="float" office:value="0.144567506857813" calcext:value-type="float">
            <text:p>0.144567506857813</text:p>
          </table:table-cell>
        </table:table-row>
        <table:table-row table:style-name="ro1">
          <table:table-cell office:value-type="string" calcext:value-type="string">
            <text:p>2019-11-02 23:09:39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1562963910456" calcext:value-type="float">
            <text:p>0.131562963910456</text:p>
          </table:table-cell>
          <table:table-cell office:value-type="float" office:value="0.144795792674517" calcext:value-type="float">
            <text:p>0.144795792674517</text:p>
          </table:table-cell>
        </table:table-row>
        <table:table-row table:style-name="ro1">
          <table:table-cell office:value-type="string" calcext:value-type="string">
            <text:p>2019-11-02 23:09:40</text:p>
          </table:table-cell>
          <table:table-cell office:value-type="float" office:value="0.153520125570312" calcext:value-type="float">
            <text:p>0.153520125570312</text:p>
          </table:table-cell>
          <table:table-cell office:value-type="float" office:value="0.131514684142433" calcext:value-type="float">
            <text:p>0.131514684142433</text:p>
          </table:table-cell>
          <table:table-cell office:value-type="float" office:value="0.144379752204389" calcext:value-type="float">
            <text:p>0.144379752204389</text:p>
          </table:table-cell>
        </table:table-row>
        <table:table-row table:style-name="ro1">
          <table:table-cell office:value-type="string" calcext:value-type="string">
            <text:p>2019-11-02 23:09:41</text:p>
          </table:table-cell>
          <table:table-cell office:value-type="float" office:value="0.156925339332263" calcext:value-type="float">
            <text:p>0.156925339332263</text:p>
          </table:table-cell>
          <table:table-cell office:value-type="float" office:value="0.130394712733592" calcext:value-type="float">
            <text:p>0.130394712733592</text:p>
          </table:table-cell>
          <table:table-cell office:value-type="float" office:value="0.144233720807281" calcext:value-type="float">
            <text:p>0.144233720807281</text:p>
          </table:table-cell>
        </table:table-row>
        <table:table-row table:style-name="ro1">
          <table:table-cell office:value-type="string" calcext:value-type="string">
            <text:p>2019-11-02 23:09:42</text:p>
          </table:table-cell>
          <table:table-cell office:value-type="float" office:value="0.151930469504651" calcext:value-type="float">
            <text:p>0.151930469504651</text:p>
          </table:table-cell>
          <table:table-cell office:value-type="float" office:value="0.130863801343894" calcext:value-type="float">
            <text:p>0.130863801343894</text:p>
          </table:table-cell>
          <table:table-cell office:value-type="float" office:value="0.144799965000148" calcext:value-type="float">
            <text:p>0.144799965000148</text:p>
          </table:table-cell>
        </table:table-row>
        <table:table-row table:style-name="ro1">
          <table:table-cell office:value-type="string" calcext:value-type="string">
            <text:p>2019-11-02 23:09:43</text:p>
          </table:table-cell>
          <table:table-cell office:value-type="float" office:value="0.157344360034986" calcext:value-type="float">
            <text:p>0.157344360034986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0.14454902941573" calcext:value-type="float">
            <text:p>0.14454902941573</text:p>
          </table:table-cell>
        </table:table-row>
        <table:table-row table:style-name="ro1">
          <table:table-cell office:value-type="string" calcext:value-type="string">
            <text:p>2019-11-02 23:09:45</text:p>
          </table:table-cell>
          <table:table-cell office:value-type="float" office:value="0.155710000480414" calcext:value-type="float">
            <text:p>0.155710000480414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4882815466263" calcext:value-type="float">
            <text:p>0.144882815466263</text:p>
          </table:table-cell>
        </table:table-row>
        <table:table-row table:style-name="ro1">
          <table:table-cell office:value-type="string" calcext:value-type="string">
            <text:p>2019-11-02 23:09:46</text:p>
          </table:table-cell>
          <table:table-cell office:value-type="float" office:value="0.151965040202742" calcext:value-type="float">
            <text:p>0.151965040202742</text:p>
          </table:table-cell>
          <table:table-cell office:value-type="float" office:value="0.130863205297375" calcext:value-type="float">
            <text:p>0.130863205297375</text:p>
          </table:table-cell>
          <table:table-cell office:value-type="float" office:value="0.144566314764776" calcext:value-type="float">
            <text:p>0.144566314764776</text:p>
          </table:table-cell>
        </table:table-row>
        <table:table-row table:style-name="ro1">
          <table:table-cell office:value-type="string" calcext:value-type="string">
            <text:p>2019-11-02 23:09:47</text:p>
          </table:table-cell>
          <table:table-cell office:value-type="float" office:value="0.152837056259758" calcext:value-type="float">
            <text:p>0.152837056259758</text:p>
          </table:table-cell>
          <table:table-cell office:value-type="float" office:value="0.130217090870987" calcext:value-type="float">
            <text:p>0.130217090870987</text:p>
          </table:table-cell>
          <table:table-cell office:value-type="float" office:value="0.144683139882462" calcext:value-type="float">
            <text:p>0.144683139882462</text:p>
          </table:table-cell>
        </table:table-row>
        <table:table-row table:style-name="ro1">
          <table:table-cell office:value-type="string" calcext:value-type="string">
            <text:p>2019-11-02 23:09:48</text:p>
          </table:table-cell>
          <table:table-cell office:value-type="float" office:value="0.157141108172072" calcext:value-type="float">
            <text:p>0.157141108172072</text:p>
          </table:table-cell>
          <table:table-cell office:value-type="float" office:value="0.130445376687691" calcext:value-type="float">
            <text:p>0.130445376687691</text:p>
          </table:table-cell>
          <table:table-cell office:value-type="float" office:value="0.144635456160957" calcext:value-type="float">
            <text:p>0.144635456160957</text:p>
          </table:table-cell>
        </table:table-row>
        <table:table-row table:style-name="ro1">
          <table:table-cell office:value-type="string" calcext:value-type="string">
            <text:p>2019-11-02 23:09:49</text:p>
          </table:table-cell>
          <table:table-cell office:value-type="float" office:value="0.152465719278541" calcext:value-type="float">
            <text:p>0.152465719278541</text:p>
          </table:table-cell>
          <table:table-cell office:value-type="float" office:value="0.132203117871656" calcext:value-type="float">
            <text:p>0.132203117871656</text:p>
          </table:table-cell>
          <table:table-cell office:value-type="float" office:value="0.144971626397565" calcext:value-type="float">
            <text:p>0.144971626397565</text:p>
          </table:table-cell>
        </table:table-row>
        <table:table-row table:style-name="ro1">
          <table:table-cell office:value-type="string" calcext:value-type="string">
            <text:p>2019-11-02 23:09:51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32794992064833" calcext:value-type="float">
            <text:p>0.132794992064833</text:p>
          </table:table-cell>
          <table:table-cell office:value-type="float" office:value="0.144835727791277" calcext:value-type="float">
            <text:p>0.144835727791277</text:p>
          </table:table-cell>
        </table:table-row>
        <table:table-row table:style-name="ro1">
          <table:table-cell office:value-type="string" calcext:value-type="string">
            <text:p>2019-11-02 23:09:52</text:p>
          </table:table-cell>
          <table:table-cell office:value-type="float" office:value="0.156332869092568" calcext:value-type="float">
            <text:p>0.156332869092568</text:p>
          </table:table-cell>
          <table:table-cell office:value-type="float" office:value="0.130995527624551" calcext:value-type="float">
            <text:p>0.130995527624551</text:p>
          </table:table-cell>
          <table:table-cell office:value-type="float" office:value="0.144777315232434" calcext:value-type="float">
            <text:p>0.144777315232434</text:p>
          </table:table-cell>
        </table:table-row>
        <table:table-row table:style-name="ro1">
          <table:table-cell office:value-type="string" calcext:value-type="string">
            <text:p>2019-11-02 23:09:53</text:p>
          </table:table-cell>
          <table:table-cell office:value-type="float" office:value="0.152234453229243" calcext:value-type="float">
            <text:p>0.152234453229243</text:p>
          </table:table-cell>
          <table:table-cell office:value-type="float" office:value="0.130943671577414" calcext:value-type="float">
            <text:p>0.130943671577414</text:p>
          </table:table-cell>
          <table:table-cell office:value-type="float" office:value="0.145341175239226" calcext:value-type="float">
            <text:p>0.145341175239226</text:p>
          </table:table-cell>
        </table:table-row>
        <table:table-row table:style-name="ro1">
          <table:table-cell office:value-type="string" calcext:value-type="string">
            <text:p>2019-11-02 23:09:54</text:p>
          </table:table-cell>
          <table:table-cell office:value-type="float" office:value="0.158005971670863" calcext:value-type="float">
            <text:p>0.158005971670863</text:p>
          </table:table-cell>
          <table:table-cell office:value-type="float" office:value="0.132857576949308" calcext:value-type="float">
            <text:p>0.132857576949308</text:p>
          </table:table-cell>
          <table:table-cell office:value-type="float" office:value="0.145012157560844" calcext:value-type="float">
            <text:p>0.145012157560844</text:p>
          </table:table-cell>
        </table:table-row>
        <table:table-row table:style-name="ro1">
          <table:table-cell office:value-type="string" calcext:value-type="string">
            <text:p>2019-11-02 23:09:55</text:p>
          </table:table-cell>
          <table:table-cell office:value-type="float" office:value="0.156795997237682" calcext:value-type="float">
            <text:p>0.156795997237682</text:p>
          </table:table-cell>
          <table:table-cell office:value-type="float" office:value="0.131482497630417" calcext:value-type="float">
            <text:p>0.131482497630417</text:p>
          </table:table-cell>
          <table:table-cell office:value-type="float" office:value="0.144795792674517" calcext:value-type="float">
            <text:p>0.144795792674517</text:p>
          </table:table-cell>
        </table:table-row>
        <table:table-row table:style-name="ro1">
          <table:table-cell office:value-type="string" calcext:value-type="string">
            <text:p>2019-11-02 23:09:57</text:p>
          </table:table-cell>
          <table:table-cell office:value-type="float" office:value="0.152590293000971" calcext:value-type="float">
            <text:p>0.152590293000971</text:p>
          </table:table-cell>
          <table:table-cell office:value-type="float" office:value="0.133192555092878" calcext:value-type="float">
            <text:p>0.133192555092878</text:p>
          </table:table-cell>
          <table:table-cell office:value-type="float" office:value="0.144900100815308" calcext:value-type="float">
            <text:p>0.144900100815308</text:p>
          </table:table-cell>
        </table:table-row>
        <table:table-row table:style-name="ro1">
          <table:table-cell office:value-type="string" calcext:value-type="string">
            <text:p>2019-11-02 23:09:58</text:p>
          </table:table-cell>
          <table:table-cell office:value-type="float" office:value="0.152745265095862" calcext:value-type="float">
            <text:p>0.152745265095862</text:p>
          </table:table-cell>
          <table:table-cell office:value-type="float" office:value="0.133035794858431" calcext:value-type="float">
            <text:p>0.133035794858431</text:p>
          </table:table-cell>
          <table:table-cell office:value-type="float" office:value="0.145267861517413" calcext:value-type="float">
            <text:p>0.145267861517413</text:p>
          </table:table-cell>
        </table:table-row>
        <table:table-row table:style-name="ro1">
          <table:table-cell office:value-type="string" calcext:value-type="string">
            <text:p>2019-11-02 23:09:59</text:p>
          </table:table-cell>
          <table:table-cell office:value-type="float" office:value="0.158056039578443" calcext:value-type="float">
            <text:p>0.158056039578443</text:p>
          </table:table-cell>
          <table:table-cell office:value-type="float" office:value="0.132306829965929" calcext:value-type="float">
            <text:p>0.132306829965929</text:p>
          </table:table-cell>
          <table:table-cell office:value-type="float" office:value="0.145015137793438" calcext:value-type="float">
            <text:p>0.145015137793438</text:p>
          </table:table-cell>
        </table:table-row>
        <table:table-row table:style-name="ro1">
          <table:table-cell office:value-type="string" calcext:value-type="string">
            <text:p>2019-11-02 23:10:00</text:p>
          </table:table-cell>
          <table:table-cell office:value-type="float" office:value="0.156482476768789" calcext:value-type="float">
            <text:p>0.156482476768789</text:p>
          </table:table-cell>
          <table:table-cell office:value-type="float" office:value="0.132309214152004" calcext:value-type="float">
            <text:p>0.132309214152004</text:p>
          </table:table-cell>
          <table:table-cell office:value-type="float" office:value="0.144856589419435" calcext:value-type="float">
            <text:p>0.144856589419435</text:p>
          </table:table-cell>
        </table:table-row>
        <table:table-row table:style-name="ro1">
          <table:table-cell office:value-type="string" calcext:value-type="string">
            <text:p>2019-11-02 23:10:01</text:p>
          </table:table-cell>
          <table:table-cell office:value-type="float" office:value="0.153308529056135" calcext:value-type="float">
            <text:p>0.153308529056135</text:p>
          </table:table-cell>
          <table:table-cell office:value-type="float" office:value="0.133489982305763" calcext:value-type="float">
            <text:p>0.133489982305763</text:p>
          </table:table-cell>
          <table:table-cell office:value-type="float" office:value="0.145379918262949" calcext:value-type="float">
            <text:p>0.145379918262949</text:p>
          </table:table-cell>
        </table:table-row>
        <table:table-row table:style-name="ro1">
          <table:table-cell office:value-type="string" calcext:value-type="string">
            <text:p>2019-11-02 23:10:03</text:p>
          </table:table-cell>
          <table:table-cell office:value-type="float" office:value="0.156517643513399" calcext:value-type="float">
            <text:p>0.156517643513399</text:p>
          </table:table-cell>
          <table:table-cell office:value-type="float" office:value="0.134354845804554" calcext:value-type="float">
            <text:p>0.134354845804554</text:p>
          </table:table-cell>
          <table:table-cell office:value-type="float" office:value="0.145403164077182" calcext:value-type="float">
            <text:p>0.145403164077182</text:p>
          </table:table-cell>
        </table:table-row>
        <table:table-row table:style-name="ro1">
          <table:table-cell office:value-type="string" calcext:value-type="string">
            <text:p>2019-11-02 23:10:04</text:p>
          </table:table-cell>
          <table:table-cell office:value-type="float" office:value="0.156648773747536" calcext:value-type="float">
            <text:p>0.156648773747536</text:p>
          </table:table-cell>
          <table:table-cell office:value-type="float" office:value="0.132457033688668" calcext:value-type="float">
            <text:p>0.132457033688668</text:p>
          </table:table-cell>
          <table:table-cell office:value-type="float" office:value="0.14517905058611" calcext:value-type="float">
            <text:p>0.14517905058611</text:p>
          </table:table-cell>
        </table:table-row>
        <table:table-row table:style-name="ro1">
          <table:table-cell office:value-type="string" calcext:value-type="string">
            <text:p>2019-11-02 23:10:05</text:p>
          </table:table-cell>
          <table:table-cell office:value-type="float" office:value="0.152850169283172" calcext:value-type="float">
            <text:p>0.152850169283172</text:p>
          </table:table-cell>
          <table:table-cell office:value-type="float" office:value="0.131927744379967" calcext:value-type="float">
            <text:p>0.131927744379967</text:p>
          </table:table-cell>
          <table:table-cell office:value-type="float" office:value="0.145519989194869" calcext:value-type="float">
            <text:p>0.145519989194869</text:p>
          </table:table-cell>
        </table:table-row>
        <table:table-row table:style-name="ro1">
          <table:table-cell office:value-type="string" calcext:value-type="string">
            <text:p>2019-11-02 23:10:06</text:p>
          </table:table-cell>
          <table:table-cell office:value-type="float" office:value="0.156707782352898" calcext:value-type="float">
            <text:p>0.156707782352898</text:p>
          </table:table-cell>
          <table:table-cell office:value-type="float" office:value="0.134705917204132" calcext:value-type="float">
            <text:p>0.134705917204132</text:p>
          </table:table-cell>
          <table:table-cell office:value-type="float" office:value="0.145137923376313" calcext:value-type="float">
            <text:p>0.145137923376313</text:p>
          </table:table-cell>
        </table:table-row>
        <table:table-row table:style-name="ro1">
          <table:table-cell office:value-type="string" calcext:value-type="string">
            <text:p>2019-11-02 23:10:07</text:p>
          </table:table-cell>
          <table:table-cell office:value-type="float" office:value="0.155940074436673" calcext:value-type="float">
            <text:p>0.155940074436673</text:p>
          </table:table-cell>
          <table:table-cell office:value-type="float" office:value="0.134010330916683" calcext:value-type="float">
            <text:p>0.134010330916683</text:p>
          </table:table-cell>
          <table:table-cell office:value-type="float" office:value="0.145166533609215" calcext:value-type="float">
            <text:p>0.145166533609215</text:p>
          </table:table-cell>
        </table:table-row>
        <table:table-row table:style-name="ro1">
          <table:table-cell office:value-type="string" calcext:value-type="string">
            <text:p>2019-11-02 23:10:09</text:p>
          </table:table-cell>
          <table:table-cell office:value-type="float" office:value="0.156593937467806" calcext:value-type="float">
            <text:p>0.156593937467806</text:p>
          </table:table-cell>
          <table:table-cell office:value-type="float" office:value="0.131851450425559" calcext:value-type="float">
            <text:p>0.131851450425559</text:p>
          </table:table-cell>
          <table:table-cell office:value-type="float" office:value="0.145436542682236" calcext:value-type="float">
            <text:p>0.145436542682236</text:p>
          </table:table-cell>
        </table:table-row>
        <table:table-row table:style-name="ro1">
          <table:table-cell office:value-type="string" calcext:value-type="string">
            <text:p>2019-11-02 23:10:10</text:p>
          </table:table-cell>
          <table:table-cell office:value-type="float" office:value="0.153088587890695" calcext:value-type="float">
            <text:p>0.153088587890695</text:p>
          </table:table-cell>
          <table:table-cell office:value-type="float" office:value="0.131685749493331" calcext:value-type="float">
            <text:p>0.131685749493331</text:p>
          </table:table-cell>
          <table:table-cell office:value-type="float" office:value="0.145458000356913" calcext:value-type="float">
            <text:p>0.145458000356913</text:p>
          </table:table-cell>
        </table:table-row>
        <table:table-row table:style-name="ro1">
          <table:table-cell office:value-type="string" calcext:value-type="string">
            <text:p>2019-11-02 23:10:11</text:p>
          </table:table-cell>
          <table:table-cell office:value-type="float" office:value="0.158540029351715" calcext:value-type="float">
            <text:p>0.158540029351715</text:p>
          </table:table-cell>
          <table:table-cell office:value-type="float" office:value="0.133401767420979" calcext:value-type="float">
            <text:p>0.133401767420979</text:p>
          </table:table-cell>
          <table:table-cell office:value-type="float" office:value="0.145106928957335" calcext:value-type="float">
            <text:p>0.145106928957335</text:p>
          </table:table-cell>
        </table:table-row>
        <table:table-row table:style-name="ro1">
          <table:table-cell office:value-type="string" calcext:value-type="string">
            <text:p>2019-11-02 23:10:12</text:p>
          </table:table-cell>
          <table:table-cell office:value-type="float" office:value="0.15281083021293" calcext:value-type="float">
            <text:p>0.15281083021293</text:p>
          </table:table-cell>
          <table:table-cell office:value-type="float" office:value="0.133525745096892" calcext:value-type="float">
            <text:p>0.133525745096892</text:p>
          </table:table-cell>
          <table:table-cell office:value-type="float" office:value="0.145772116872325" calcext:value-type="float">
            <text:p>0.145772116872325</text:p>
          </table:table-cell>
        </table:table-row>
        <table:table-row table:style-name="ro1">
          <table:table-cell office:value-type="string" calcext:value-type="string">
            <text:p>2019-11-02 23:10:13</text:p>
          </table:table-cell>
          <table:table-cell office:value-type="float" office:value="0.153139847891313" calcext:value-type="float">
            <text:p>0.153139847891313</text:p>
          </table:table-cell>
          <table:table-cell office:value-type="float" office:value="0.132204906011213" calcext:value-type="float">
            <text:p>0.132204906011213</text:p>
          </table:table-cell>
          <table:table-cell office:value-type="float" office:value="0.145711320127406" calcext:value-type="float">
            <text:p>0.145711320127406</text:p>
          </table:table-cell>
        </table:table-row>
        <table:table-row table:style-name="ro1">
          <table:table-cell office:value-type="string" calcext:value-type="string">
            <text:p>2019-11-02 23:10:14</text:p>
          </table:table-cell>
          <table:table-cell office:value-type="float" office:value="0.153074878820762" calcext:value-type="float">
            <text:p>0.153074878820762</text:p>
          </table:table-cell>
          <table:table-cell office:value-type="float" office:value="0.132254973918792" calcext:value-type="float">
            <text:p>0.132254973918792</text:p>
          </table:table-cell>
          <table:table-cell office:value-type="float" office:value="0.145980733153907" calcext:value-type="float">
            <text:p>0.145980733153907</text:p>
          </table:table-cell>
        </table:table-row>
        <table:table-row table:style-name="ro1">
          <table:table-cell office:value-type="string" calcext:value-type="string">
            <text:p>2019-11-02 23:10:16</text:p>
          </table:table-cell>
          <table:table-cell office:value-type="float" office:value="0.153529066268094" calcext:value-type="float">
            <text:p>0.153529066268094</text:p>
          </table:table-cell>
          <table:table-cell office:value-type="float" office:value="0.132612601830077" calcext:value-type="float">
            <text:p>0.132612601830077</text:p>
          </table:table-cell>
          <table:table-cell office:value-type="float" office:value="0.145589726637569" calcext:value-type="float">
            <text:p>0.145589726637569</text:p>
          </table:table-cell>
        </table:table-row>
        <table:table-row table:style-name="ro1">
          <table:table-cell office:value-type="string" calcext:value-type="string">
            <text:p>2019-11-02 23:10:17</text:p>
          </table:table-cell>
          <table:table-cell office:value-type="float" office:value="0.155552644199448" calcext:value-type="float">
            <text:p>0.155552644199448</text:p>
          </table:table-cell>
          <table:table-cell office:value-type="float" office:value="0.133148447650486" calcext:value-type="float">
            <text:p>0.133148447650486</text:p>
          </table:table-cell>
          <table:table-cell office:value-type="float" office:value="0.145549791520809" calcext:value-type="float">
            <text:p>0.145549791520809</text:p>
          </table:table-cell>
        </table:table-row>
        <table:table-row table:style-name="ro1">
          <table:table-cell office:value-type="string" calcext:value-type="string">
            <text:p>2019-11-02 23:10:18</text:p>
          </table:table-cell>
          <table:table-cell office:value-type="float" office:value="0.152794736956923" calcext:value-type="float">
            <text:p>0.152794736956923</text:p>
          </table:table-cell>
          <table:table-cell office:value-type="float" office:value="0.131912843216997" calcext:value-type="float">
            <text:p>0.131912843216997</text:p>
          </table:table-cell>
          <table:table-cell office:value-type="float" office:value="0.146347301762975" calcext:value-type="float">
            <text:p>0.146347301762975</text:p>
          </table:table-cell>
        </table:table-row>
        <table:table-row table:style-name="ro1">
          <table:table-cell office:value-type="string" calcext:value-type="string">
            <text:p>2019-11-02 23:10:19</text:p>
          </table:table-cell>
          <table:table-cell office:value-type="float" office:value="0.157416481663761" calcext:value-type="float">
            <text:p>0.157416481663761</text:p>
          </table:table-cell>
          <table:table-cell office:value-type="float" office:value="0.133202091837179" calcext:value-type="float">
            <text:p>0.133202091837179</text:p>
          </table:table-cell>
          <table:table-cell office:value-type="float" office:value="0.145846026640657" calcext:value-type="float">
            <text:p>0.145846026640657</text:p>
          </table:table-cell>
        </table:table-row>
        <table:table-row table:style-name="ro1">
          <table:table-cell office:value-type="string" calcext:value-type="string">
            <text:p>2019-11-02 23:10:20</text:p>
          </table:table-cell>
          <table:table-cell office:value-type="float" office:value="0.153533238593726" calcext:value-type="float">
            <text:p>0.153533238593726</text:p>
          </table:table-cell>
          <table:table-cell office:value-type="float" office:value="0.135003344417017" calcext:value-type="float">
            <text:p>0.135003344417017</text:p>
          </table:table-cell>
          <table:table-cell office:value-type="float" office:value="0.146212595249724" calcext:value-type="float">
            <text:p>0.146212595249724</text:p>
          </table:table-cell>
        </table:table-row>
        <table:table-row table:style-name="ro1">
          <table:table-cell office:value-type="string" calcext:value-type="string">
            <text:p>2019-11-02 23:10:22</text:p>
          </table:table-cell>
          <table:table-cell office:value-type="float" office:value="0.155935902111042" calcext:value-type="float">
            <text:p>0.155935902111042</text:p>
          </table:table-cell>
          <table:table-cell office:value-type="float" office:value="0.134972349998039" calcext:value-type="float">
            <text:p>0.134972349998039</text:p>
          </table:table-cell>
          <table:table-cell office:value-type="float" office:value="0.145823376872942" calcext:value-type="float">
            <text:p>0.145823376872942</text:p>
          </table:table-cell>
        </table:table-row>
        <table:table-row table:style-name="ro1">
          <table:table-cell office:value-type="string" calcext:value-type="string">
            <text:p>2019-11-02 23:10:23</text:p>
          </table:table-cell>
          <table:table-cell office:value-type="float" office:value="0.154426116278901" calcext:value-type="float">
            <text:p>0.154426116278901</text:p>
          </table:table-cell>
          <table:table-cell office:value-type="float" office:value="0.13385655091483" calcext:value-type="float">
            <text:p>0.13385655091483</text:p>
          </table:table-cell>
          <table:table-cell office:value-type="float" office:value="0.145341175239226" calcext:value-type="float">
            <text:p>0.145341175239226</text:p>
          </table:table-cell>
        </table:table-row>
        <table:table-row table:style-name="ro1">
          <table:table-cell office:value-type="string" calcext:value-type="string">
            <text:p>2019-11-02 23:10:24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5025398138213" calcext:value-type="float">
            <text:p>0.135025398138213</text:p>
          </table:table-cell>
          <table:table-cell office:value-type="float" office:value="0.145123022213342" calcext:value-type="float">
            <text:p>0.145123022213342</text:p>
          </table:table-cell>
        </table:table-row>
        <table:table-row table:style-name="ro1">
          <table:table-cell office:value-type="string" calcext:value-type="string">
            <text:p>2019-11-02 23:10:25</text:p>
          </table:table-cell>
          <table:table-cell office:value-type="float" office:value="0.154448766046615" calcext:value-type="float">
            <text:p>0.154448766046615</text:p>
          </table:table-cell>
          <table:table-cell office:value-type="float" office:value="0.133210436488442" calcext:value-type="float">
            <text:p>0.133210436488442</text:p>
          </table:table-cell>
          <table:table-cell office:value-type="float" office:value="0.145863311989702" calcext:value-type="float">
            <text:p>0.145863311989702</text:p>
          </table:table-cell>
        </table:table-row>
        <table:table-row table:style-name="ro1">
          <table:table-cell office:value-type="string" calcext:value-type="string">
            <text:p>2019-11-02 23:10:26</text:p>
          </table:table-cell>
          <table:table-cell office:value-type="float" office:value="0.154588240932016" calcext:value-type="float">
            <text:p>0.154588240932016</text:p>
          </table:table-cell>
          <table:table-cell office:value-type="float" office:value="0.133093015324237" calcext:value-type="float">
            <text:p>0.133093015324237</text:p>
          </table:table-cell>
          <table:table-cell office:value-type="float" office:value="0.145301240122466" calcext:value-type="float">
            <text:p>0.145301240122466</text:p>
          </table:table-cell>
        </table:table-row>
        <table:table-row table:style-name="ro1">
          <table:table-cell office:value-type="string" calcext:value-type="string">
            <text:p>2019-11-02 23:10:28</text:p>
          </table:table-cell>
          <table:table-cell office:value-type="float" office:value="0.158389229582456" calcext:value-type="float">
            <text:p>0.158389229582456</text:p>
          </table:table-cell>
          <table:table-cell office:value-type="float" office:value="0.132552997178197" calcext:value-type="float">
            <text:p>0.132552997178197</text:p>
          </table:table-cell>
          <table:table-cell office:value-type="float" office:value="0.145790594314408" calcext:value-type="float">
            <text:p>0.145790594314408</text:p>
          </table:table-cell>
        </table:table-row>
        <table:table-row table:style-name="ro1">
          <table:table-cell office:value-type="string" calcext:value-type="string">
            <text:p>2019-11-02 23:10:29</text:p>
          </table:table-cell>
          <table:table-cell office:value-type="float" office:value="0.153238791613435" calcext:value-type="float">
            <text:p>0.153238791613435</text:p>
          </table:table-cell>
          <table:table-cell office:value-type="float" office:value="0.133968011613847" calcext:value-type="float">
            <text:p>0.133968011613847</text:p>
          </table:table-cell>
          <table:table-cell office:value-type="float" office:value="0.145866292222296" calcext:value-type="float">
            <text:p>0.145866292222296</text:p>
          </table:table-cell>
        </table:table-row>
        <table:table-row table:style-name="ro1">
          <table:table-cell office:value-type="string" calcext:value-type="string">
            <text:p>2019-11-02 23:10:30</text:p>
          </table:table-cell>
          <table:table-cell office:value-type="float" office:value="0.154703277910146" calcext:value-type="float">
            <text:p>0.154703277910146</text:p>
          </table:table-cell>
          <table:table-cell office:value-type="float" office:value="0.133811847425919" calcext:value-type="float">
            <text:p>0.133811847425919</text:p>
          </table:table-cell>
          <table:table-cell office:value-type="float" office:value="0.14620961501713" calcext:value-type="float">
            <text:p>0.14620961501713</text:p>
          </table:table-cell>
        </table:table-row>
        <table:table-row table:style-name="ro1">
          <table:table-cell office:value-type="string" calcext:value-type="string">
            <text:p>2019-11-02 23:10:31</text:p>
          </table:table-cell>
          <table:table-cell office:value-type="float" office:value="0.153316873707399" calcext:value-type="float">
            <text:p>0.153316873707399</text:p>
          </table:table-cell>
          <table:table-cell office:value-type="float" office:value="0.133404151607055" calcext:value-type="float">
            <text:p>0.133404151607055</text:p>
          </table:table-cell>
          <table:table-cell office:value-type="float" office:value="0.146042721991863" calcext:value-type="float">
            <text:p>0.146042721991863</text:p>
          </table:table-cell>
        </table:table-row>
        <table:table-row table:style-name="ro1">
          <table:table-cell office:value-type="string" calcext:value-type="string">
            <text:p>2019-11-02 23:10:32</text:p>
          </table:table-cell>
          <table:table-cell office:value-type="float" office:value="0.153259653241593" calcext:value-type="float">
            <text:p>0.153259653241593</text:p>
          </table:table-cell>
          <table:table-cell office:value-type="float" office:value="0.133646146493691" calcext:value-type="float">
            <text:p>0.133646146493691</text:p>
          </table:table-cell>
          <table:table-cell office:value-type="float" office:value="0.146478431997112" calcext:value-type="float">
            <text:p>0.146478431997112</text:p>
          </table:table-cell>
        </table:table-row>
        <table:table-row table:style-name="ro1">
          <table:table-cell office:value-type="string" calcext:value-type="string">
            <text:p>2019-11-02 23:10:34</text:p>
          </table:table-cell>
          <table:table-cell office:value-type="float" office:value="0.154675859770281" calcext:value-type="float">
            <text:p>0.154675859770281</text:p>
          </table:table-cell>
          <table:table-cell office:value-type="float" office:value="0.132861749274939" calcext:value-type="float">
            <text:p>0.132861749274939</text:p>
          </table:table-cell>
          <table:table-cell office:value-type="float" office:value="0.145942586176704" calcext:value-type="float">
            <text:p>0.145942586176704</text:p>
          </table:table-cell>
        </table:table-row>
        <table:table-row table:style-name="ro1">
          <table:table-cell office:value-type="string" calcext:value-type="string">
            <text:p>2019-11-02 23:10:35</text:p>
          </table:table-cell>
          <table:table-cell office:value-type="float" office:value="0.156235713510002" calcext:value-type="float">
            <text:p>0.156235713510002</text:p>
          </table:table-cell>
          <table:table-cell office:value-type="float" office:value="0.132359878106103" calcext:value-type="float">
            <text:p>0.132359878106103</text:p>
          </table:table-cell>
          <table:table-cell office:value-type="float" office:value="0.145490186868928" calcext:value-type="float">
            <text:p>0.145490186868928</text:p>
          </table:table-cell>
        </table:table-row>
        <table:table-row table:style-name="ro1">
          <table:table-cell office:value-type="string" calcext:value-type="string">
            <text:p>2019-11-02 23:10:36</text:p>
          </table:table-cell>
          <table:table-cell office:value-type="float" office:value="0.153237003473878" calcext:value-type="float">
            <text:p>0.153237003473878</text:p>
          </table:table-cell>
          <table:table-cell office:value-type="float" office:value="0.133622304632938" calcext:value-type="float">
            <text:p>0.133622304632938</text:p>
          </table:table-cell>
          <table:table-cell office:value-type="float" office:value="0.146537440602474" calcext:value-type="float">
            <text:p>0.146537440602474</text:p>
          </table:table-cell>
        </table:table-row>
        <table:table-row table:style-name="ro1">
          <table:table-cell office:value-type="string" calcext:value-type="string">
            <text:p>2019-11-02 23:10:37</text:p>
          </table:table-cell>
          <table:table-cell office:value-type="float" office:value="0.15700699770534" calcext:value-type="float">
            <text:p>0.15700699770534</text:p>
          </table:table-cell>
          <table:table-cell office:value-type="float" office:value="0.134487764178248" calcext:value-type="float">
            <text:p>0.134487764178248</text:p>
          </table:table-cell>
          <table:table-cell office:value-type="float" office:value="0.146351474088606" calcext:value-type="float">
            <text:p>0.146351474088606</text:p>
          </table:table-cell>
        </table:table-row>
        <table:table-row table:style-name="ro1">
          <table:table-cell office:value-type="string" calcext:value-type="string">
            <text:p>2019-11-02 23:10:38</text:p>
          </table:table-cell>
          <table:table-cell office:value-type="float" office:value="0.155628342107337" calcext:value-type="float">
            <text:p>0.155628342107337</text:p>
          </table:table-cell>
          <table:table-cell office:value-type="float" office:value="0.132554785317753" calcext:value-type="float">
            <text:p>0.132554785317753</text:p>
          </table:table-cell>
          <table:table-cell office:value-type="float" office:value="0.146283524785462" calcext:value-type="float">
            <text:p>0.146283524785462</text:p>
          </table:table-cell>
        </table:table-row>
        <table:table-row table:style-name="ro1">
          <table:table-cell office:value-type="string" calcext:value-type="string">
            <text:p>2019-11-02 23:10:40</text:p>
          </table:table-cell>
          <table:table-cell office:value-type="float" office:value="0.153246540218179" calcext:value-type="float">
            <text:p>0.153246540218179</text:p>
          </table:table-cell>
          <table:table-cell office:value-type="float" office:value="0.131707803214527" calcext:value-type="float">
            <text:p>0.131707803214527</text:p>
          </table:table-cell>
          <table:table-cell office:value-type="float" office:value="0.146573799440122" calcext:value-type="float">
            <text:p>0.146573799440122</text:p>
          </table:table-cell>
        </table:table-row>
        <table:table-row table:style-name="ro1">
          <table:table-cell office:value-type="string" calcext:value-type="string">
            <text:p>2019-11-02 23:10:41</text:p>
          </table:table-cell>
          <table:table-cell office:value-type="float" office:value="0.158766527028862" calcext:value-type="float">
            <text:p>0.158766527028862</text:p>
          </table:table-cell>
          <table:table-cell office:value-type="float" office:value="0.133525149050373" calcext:value-type="float">
            <text:p>0.133525149050373</text:p>
          </table:table-cell>
          <table:table-cell office:value-type="float" office:value="0.145997422456434" calcext:value-type="float">
            <text:p>0.145997422456434</text:p>
          </table:table-cell>
        </table:table-row>
        <table:table-row table:style-name="ro1">
          <table:table-cell office:value-type="string" calcext:value-type="string">
            <text:p>2019-11-02 23:10:42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4143249290377" calcext:value-type="float">
            <text:p>0.134143249290377</text:p>
          </table:table-cell>
          <table:table-cell office:value-type="float" office:value="0.145761388034986" calcext:value-type="float">
            <text:p>0.145761388034986</text:p>
          </table:table-cell>
        </table:table-row>
        <table:table-row table:style-name="ro1">
          <table:table-cell office:value-type="string" calcext:value-type="string">
            <text:p>2019-11-02 23:10:43</text:p>
          </table:table-cell>
          <table:table-cell office:value-type="float" office:value="0.158727784005139" calcext:value-type="float">
            <text:p>0.158727784005139</text:p>
          </table:table-cell>
          <table:table-cell office:value-type="float" office:value="0.132351533454839" calcext:value-type="float">
            <text:p>0.132351533454839</text:p>
          </table:table-cell>
          <table:table-cell office:value-type="float" office:value="0.145711916173925" calcext:value-type="float">
            <text:p>0.145711916173925</text:p>
          </table:table-cell>
        </table:table-row>
        <table:table-row table:style-name="ro1">
          <table:table-cell office:value-type="string" calcext:value-type="string">
            <text:p>2019-11-02 23:10:44</text:p>
          </table:table-cell>
          <table:table-cell office:value-type="float" office:value="0.152802485561667" calcext:value-type="float">
            <text:p>0.152802485561667</text:p>
          </table:table-cell>
          <table:table-cell office:value-type="float" office:value="0.132445708804811" calcext:value-type="float">
            <text:p>0.132445708804811</text:p>
          </table:table-cell>
          <table:table-cell office:value-type="float" office:value="0.146055835015277" calcext:value-type="float">
            <text:p>0.146055835015277</text:p>
          </table:table-cell>
        </table:table-row>
        <table:table-row table:style-name="ro1">
          <table:table-cell office:value-type="string" calcext:value-type="string">
            <text:p>2019-11-02 23:10:46</text:p>
          </table:table-cell>
          <table:table-cell office:value-type="float" office:value="0.15654684979282" calcext:value-type="float">
            <text:p>0.15654684979282</text:p>
          </table:table-cell>
          <table:table-cell office:value-type="float" office:value="0.134442464642819" calcext:value-type="float">
            <text:p>0.134442464642819</text:p>
          </table:table-cell>
          <table:table-cell office:value-type="float" office:value="0.145710724080887" calcext:value-type="float">
            <text:p>0.145710724080887</text:p>
          </table:table-cell>
        </table:table-row>
        <table:table-row table:style-name="ro1">
          <table:table-cell office:value-type="string" calcext:value-type="string">
            <text:p>2019-11-02 23:10:47</text:p>
          </table:table-cell>
          <table:table-cell office:value-type="float" office:value="0.153507012546898" calcext:value-type="float">
            <text:p>0.153507012546898</text:p>
          </table:table-cell>
          <table:table-cell office:value-type="float" office:value="0.131980196473622" calcext:value-type="float">
            <text:p>0.131980196473622</text:p>
          </table:table-cell>
          <table:table-cell office:value-type="float" office:value="0.146308558739252" calcext:value-type="float">
            <text:p>0.146308558739252</text:p>
          </table:table-cell>
        </table:table-row>
        <table:table-row table:style-name="ro1">
          <table:table-cell office:value-type="string" calcext:value-type="string">
            <text:p>2019-11-02 23:10:48</text:p>
          </table:table-cell>
          <table:table-cell office:value-type="float" office:value="0.154217499997318" calcext:value-type="float">
            <text:p>0.154217499997318</text:p>
          </table:table-cell>
          <table:table-cell office:value-type="float" office:value="0.133129374161884" calcext:value-type="float">
            <text:p>0.133129374161884</text:p>
          </table:table-cell>
          <table:table-cell office:value-type="float" office:value="0.146486180601857" calcext:value-type="float">
            <text:p>0.146486180601857</text:p>
          </table:table-cell>
        </table:table-row>
        <table:table-row table:style-name="ro1">
          <table:table-cell office:value-type="string" calcext:value-type="string">
            <text:p>2019-11-02 23:10:49</text:p>
          </table:table-cell>
          <table:table-cell office:value-type="float" office:value="0.154808182097457" calcext:value-type="float">
            <text:p>0.154808182097457</text:p>
          </table:table-cell>
          <table:table-cell office:value-type="float" office:value="0.134040133242623" calcext:value-type="float">
            <text:p>0.134040133242623</text:p>
          </table:table-cell>
          <table:table-cell office:value-type="float" office:value="0.146034973387119" calcext:value-type="float">
            <text:p>0.146034973387119</text:p>
          </table:table-cell>
        </table:table-row>
        <table:table-row table:style-name="ro1">
          <table:table-cell office:value-type="string" calcext:value-type="string">
            <text:p>2019-11-02 23:10:50</text:p>
          </table:table-cell>
          <table:table-cell office:value-type="float" office:value="0.155019778611634" calcext:value-type="float">
            <text:p>0.155019778611634</text:p>
          </table:table-cell>
          <table:table-cell office:value-type="float" office:value="0.133231894163119" calcext:value-type="float">
            <text:p>0.133231894163119</text:p>
          </table:table-cell>
          <table:table-cell office:value-type="float" office:value="0.1459646398979" calcext:value-type="float">
            <text:p>0.1459646398979</text:p>
          </table:table-cell>
        </table:table-row>
        <table:table-row table:style-name="ro1">
          <table:table-cell office:value-type="string" calcext:value-type="string">
            <text:p>2019-11-02 23:10:51</text:p>
          </table:table-cell>
          <table:table-cell office:value-type="float" office:value="0.153427738359897" calcext:value-type="float">
            <text:p>0.153427738359897</text:p>
          </table:table-cell>
          <table:table-cell office:value-type="float" office:value="0.1324010053159" calcext:value-type="float">
            <text:p>0.1324010053159</text:p>
          </table:table-cell>
          <table:table-cell office:value-type="float" office:value="0.146229880598769" calcext:value-type="float">
            <text:p>0.146229880598769</text:p>
          </table:table-cell>
        </table:table-row>
        <table:table-row table:style-name="ro1">
          <table:table-cell office:value-type="string" calcext:value-type="string">
            <text:p>2019-11-02 23:10:53</text:p>
          </table:table-cell>
          <table:table-cell office:value-type="float" office:value="0.158216972138521" calcext:value-type="float">
            <text:p>0.158216972138521</text:p>
          </table:table-cell>
          <table:table-cell office:value-type="float" office:value="0.133584753702254" calcext:value-type="float">
            <text:p>0.133584753702254</text:p>
          </table:table-cell>
          <table:table-cell office:value-type="float" office:value="0.146207230831055" calcext:value-type="float">
            <text:p>0.146207230831055</text:p>
          </table:table-cell>
        </table:table-row>
        <table:table-row table:style-name="ro1">
          <table:table-cell office:value-type="string" calcext:value-type="string">
            <text:p>2019-11-02 23:10:54</text:p>
          </table:table-cell>
          <table:table-cell office:value-type="float" office:value="0.158700961911793" calcext:value-type="float">
            <text:p>0.158700961911793</text:p>
          </table:table-cell>
          <table:table-cell office:value-type="float" office:value="0.134775058600314" calcext:value-type="float">
            <text:p>0.134775058600314</text:p>
          </table:table-cell>
          <table:table-cell office:value-type="float" office:value="0.146098154318113" calcext:value-type="float">
            <text:p>0.146098154318113</text:p>
          </table:table-cell>
        </table:table-row>
        <table:table-row table:style-name="ro1">
          <table:table-cell office:value-type="string" calcext:value-type="string">
            <text:p>2019-11-02 23:10:55</text:p>
          </table:table-cell>
          <table:table-cell office:value-type="float" office:value="0.153579134175674" calcext:value-type="float">
            <text:p>0.153579134175674</text:p>
          </table:table-cell>
          <table:table-cell office:value-type="float" office:value="0.13442160301466" calcext:value-type="float">
            <text:p>0.13442160301466</text:p>
          </table:table-cell>
          <table:table-cell office:value-type="float" office:value="0.145865696175778" calcext:value-type="float">
            <text:p>0.145865696175778</text:p>
          </table:table-cell>
        </table:table-row>
        <table:table-row table:style-name="ro1">
          <table:table-cell office:value-type="string" calcext:value-type="string">
            <text:p>2019-11-02 23:10:56</text:p>
          </table:table-cell>
          <table:table-cell office:value-type="float" office:value="0.153468269523176" calcext:value-type="float">
            <text:p>0.153468269523176</text:p>
          </table:table-cell>
          <table:table-cell office:value-type="float" office:value="0.133358256025106" calcext:value-type="float">
            <text:p>0.133358256025106</text:p>
          </table:table-cell>
          <table:table-cell office:value-type="float" office:value="0.146002190828585" calcext:value-type="float">
            <text:p>0.146002190828585</text:p>
          </table:table-cell>
        </table:table-row>
        <table:table-row table:style-name="ro1">
          <table:table-cell office:value-type="string" calcext:value-type="string">
            <text:p>2019-11-02 23:10:57</text:p>
          </table:table-cell>
          <table:table-cell office:value-type="float" office:value="0.158265251906544" calcext:value-type="float">
            <text:p>0.158265251906544</text:p>
          </table:table-cell>
          <table:table-cell office:value-type="float" office:value="0.132955328578392" calcext:value-type="float">
            <text:p>0.132955328578392</text:p>
          </table:table-cell>
          <table:table-cell office:value-type="float" office:value="0.146273391994642" calcext:value-type="float">
            <text:p>0.146273391994642</text:p>
          </table:table-cell>
        </table:table-row>
        <table:table-row table:style-name="ro1">
          <table:table-cell office:value-type="string" calcext:value-type="string">
            <text:p>2019-11-02 23:10:59</text:p>
          </table:table-cell>
          <table:table-cell office:value-type="float" office:value="0.158094186555646" calcext:value-type="float">
            <text:p>0.158094186555646</text:p>
          </table:table-cell>
          <table:table-cell office:value-type="float" office:value="0.134494916736474" calcext:value-type="float">
            <text:p>0.134494916736474</text:p>
          </table:table-cell>
          <table:table-cell office:value-type="float" office:value="0.146451609903766" calcext:value-type="float">
            <text:p>0.146451609903766</text:p>
          </table:table-cell>
        </table:table-row>
        <table:table-row table:style-name="ro1">
          <table:table-cell office:value-type="string" calcext:value-type="string">
            <text:p>2019-11-02 23:11:00</text:p>
          </table:table-cell>
          <table:table-cell office:value-type="float" office:value="0.153327602544737" calcext:value-type="float">
            <text:p>0.153327602544737</text:p>
          </table:table-cell>
          <table:table-cell office:value-type="float" office:value="0.134065167196413" calcext:value-type="float">
            <text:p>0.134065167196413</text:p>
          </table:table-cell>
          <table:table-cell office:value-type="float" office:value="0.145862715943183" calcext:value-type="float">
            <text:p>0.145862715943183</text:p>
          </table:table-cell>
        </table:table-row>
        <table:table-row table:style-name="ro1">
          <table:table-cell office:value-type="string" calcext:value-type="string">
            <text:p>2019-11-02 23:11:01</text:p>
          </table:table-cell>
          <table:table-cell office:value-type="float" office:value="0.153459924871913" calcext:value-type="float">
            <text:p>0.153459924871913</text:p>
          </table:table-cell>
          <table:table-cell office:value-type="float" office:value="0.132439152293104" calcext:value-type="float">
            <text:p>0.132439152293104</text:p>
          </table:table-cell>
          <table:table-cell office:value-type="float" office:value="0.147056597120356" calcext:value-type="float">
            <text:p>0.147056597120356</text:p>
          </table:table-cell>
        </table:table-row>
        <table:table-row table:style-name="ro1">
          <table:table-cell office:value-type="string" calcext:value-type="string">
            <text:p>2019-11-02 23:11:02</text:p>
          </table:table-cell>
          <table:table-cell office:value-type="float" office:value="0.157545823758343" calcext:value-type="float">
            <text:p>0.157545823758343</text:p>
          </table:table-cell>
          <table:table-cell office:value-type="float" office:value="0.134376303479231" calcext:value-type="float">
            <text:p>0.134376303479231</text:p>
          </table:table-cell>
          <table:table-cell office:value-type="float" office:value="0.146860497815668" calcext:value-type="float">
            <text:p>0.146860497815668</text:p>
          </table:table-cell>
        </table:table-row>
        <table:table-row table:style-name="ro1">
          <table:table-cell office:value-type="string" calcext:value-type="string">
            <text:p>2019-11-02 23:11:03</text:p>
          </table:table-cell>
          <table:table-cell office:value-type="float" office:value="0.156583208630468" calcext:value-type="float">
            <text:p>0.156583208630468</text:p>
          </table:table-cell>
          <table:table-cell office:value-type="float" office:value="0.132453457409556" calcext:value-type="float">
            <text:p>0.132453457409556</text:p>
          </table:table-cell>
          <table:table-cell office:value-type="float" office:value="0.146961825723866" calcext:value-type="float">
            <text:p>0.146961825723866</text:p>
          </table:table-cell>
        </table:table-row>
        <table:table-row table:style-name="ro1">
          <table:table-cell office:value-type="string" calcext:value-type="string">
            <text:p>2019-11-02 23:11:05</text:p>
          </table:table-cell>
          <table:table-cell office:value-type="float" office:value="0.153105277193222" calcext:value-type="float">
            <text:p>0.153105277193222</text:p>
          </table:table-cell>
          <table:table-cell office:value-type="float" office:value="0.132384912059893" calcext:value-type="float">
            <text:p>0.132384912059893</text:p>
          </table:table-cell>
          <table:table-cell office:value-type="float" office:value="0.147085803399778" calcext:value-type="float">
            <text:p>0.147085803399778</text:p>
          </table:table-cell>
        </table:table-row>
        <table:table-row table:style-name="ro1">
          <table:table-cell office:value-type="string" calcext:value-type="string">
            <text:p>2019-11-02 23:11:06</text:p>
          </table:table-cell>
          <table:table-cell office:value-type="float" office:value="0.155994314669885" calcext:value-type="float">
            <text:p>0.155994314669885</text:p>
          </table:table-cell>
          <table:table-cell office:value-type="float" office:value="0.134560481853543" calcext:value-type="float">
            <text:p>0.134560481853543</text:p>
          </table:table-cell>
          <table:table-cell office:value-type="float" office:value="0.147197860145314" calcext:value-type="float">
            <text:p>0.147197860145314</text:p>
          </table:table-cell>
        </table:table-row>
        <table:table-row table:style-name="ro1">
          <table:table-cell office:value-type="string" calcext:value-type="string">
            <text:p>2019-11-02 23:11:07</text:p>
          </table:table-cell>
          <table:table-cell office:value-type="float" office:value="0.154230016974213" calcext:value-type="float">
            <text:p>0.154230016974213</text:p>
          </table:table-cell>
          <table:table-cell office:value-type="float" office:value="0.134029404405284" calcext:value-type="float">
            <text:p>0.134029404405284</text:p>
          </table:table-cell>
          <table:table-cell office:value-type="float" office:value="0.146657245952755" calcext:value-type="float">
            <text:p>0.146657245952755</text:p>
          </table:table-cell>
        </table:table-row>
        <table:table-row table:style-name="ro1">
          <table:table-cell office:value-type="string" calcext:value-type="string">
            <text:p>2019-11-02 23:11:08</text:p>
          </table:table-cell>
          <table:table-cell office:value-type="float" office:value="0.153078455099875" calcext:value-type="float">
            <text:p>0.153078455099875</text:p>
          </table:table-cell>
          <table:table-cell office:value-type="float" office:value="0.134339944641584" calcext:value-type="float">
            <text:p>0.134339944641584</text:p>
          </table:table-cell>
          <table:table-cell office:value-type="float" office:value="0.147520321311989" calcext:value-type="float">
            <text:p>0.147520321311989</text:p>
          </table:table-cell>
        </table:table-row>
        <table:table-row table:style-name="ro1">
          <table:table-cell office:value-type="string" calcext:value-type="string">
            <text:p>2019-11-02 23:11:09</text:p>
          </table:table-cell>
          <table:table-cell office:value-type="float" office:value="0.153746027200941" calcext:value-type="float">
            <text:p>0.153746027200941</text:p>
          </table:table-cell>
          <table:table-cell office:value-type="float" office:value="0.132434979967473" calcext:value-type="float">
            <text:p>0.132434979967473</text:p>
          </table:table-cell>
          <table:table-cell office:value-type="float" office:value="0.147238987355111" calcext:value-type="float">
            <text:p>0.147238987355111</text:p>
          </table:table-cell>
        </table:table-row>
        <table:table-row table:style-name="ro1">
          <table:table-cell office:value-type="string" calcext:value-type="string">
            <text:p>2019-11-02 23:11:11</text:p>
          </table:table-cell>
          <table:table-cell office:value-type="float" office:value="0.157804507947505" calcext:value-type="float">
            <text:p>0.157804507947505</text:p>
          </table:table-cell>
          <table:table-cell office:value-type="float" office:value="0.135009304882205" calcext:value-type="float">
            <text:p>0.135009304882205</text:p>
          </table:table-cell>
          <table:table-cell office:value-type="float" office:value="0.146966594096016" calcext:value-type="float">
            <text:p>0.146966594096016</text:p>
          </table:table-cell>
        </table:table-row>
        <table:table-row table:style-name="ro1">
          <table:table-cell office:value-type="string" calcext:value-type="string">
            <text:p>2019-11-02 23:11:12</text:p>
          </table:table-cell>
          <table:table-cell office:value-type="float" office:value="0.154534000698805" calcext:value-type="float">
            <text:p>0.154534000698805</text:p>
          </table:table-cell>
          <table:table-cell office:value-type="float" office:value="0.133665816028811" calcext:value-type="float">
            <text:p>0.133665816028811</text:p>
          </table:table-cell>
          <table:table-cell office:value-type="float" office:value="0.146904009211541" calcext:value-type="float">
            <text:p>0.146904009211541</text:p>
          </table:table-cell>
        </table:table-row>
        <table:table-row table:style-name="ro1">
          <table:table-cell office:value-type="string" calcext:value-type="string">
            <text:p>2019-11-02 23:11:13</text:p>
          </table:table-cell>
          <table:table-cell office:value-type="float" office:value="0.153552908128847" calcext:value-type="float">
            <text:p>0.153552908128847</text:p>
          </table:table-cell>
          <table:table-cell office:value-type="float" office:value="0.133792177890799" calcext:value-type="float">
            <text:p>0.133792177890799</text:p>
          </table:table-cell>
          <table:table-cell office:value-type="float" office:value="0.14732958642597" calcext:value-type="float">
            <text:p>0.14732958642597</text:p>
          </table:table-cell>
        </table:table-row>
        <table:table-row table:style-name="ro1">
          <table:table-cell office:value-type="string" calcext:value-type="string">
            <text:p>2019-11-02 23:11:14</text:p>
          </table:table-cell>
          <table:table-cell office:value-type="float" office:value="0.156470555838413" calcext:value-type="float">
            <text:p>0.156470555838413</text:p>
          </table:table-cell>
          <table:table-cell office:value-type="float" office:value="0.132992283462558" calcext:value-type="float">
            <text:p>0.132992283462558</text:p>
          </table:table-cell>
          <table:table-cell office:value-type="float" office:value="0.147210377122209" calcext:value-type="float">
            <text:p>0.147210377122209</text:p>
          </table:table-cell>
        </table:table-row>
        <table:table-row table:style-name="ro1">
          <table:table-cell office:value-type="string" calcext:value-type="string">
            <text:p>2019-11-02 23:11:15</text:p>
          </table:table-cell>
          <table:table-cell office:value-type="float" office:value="0.159051437264852" calcext:value-type="float">
            <text:p>0.159051437264852</text:p>
          </table:table-cell>
          <table:table-cell office:value-type="float" office:value="0.134230272082123" calcext:value-type="float">
            <text:p>0.134230272082123</text:p>
          </table:table-cell>
          <table:table-cell office:value-type="float" office:value="0.147001164794107" calcext:value-type="float">
            <text:p>0.147001164794107</text:p>
          </table:table-cell>
        </table:table-row>
        <table:table-row table:style-name="ro1">
          <table:table-cell office:value-type="string" calcext:value-type="string">
            <text:p>2019-11-02 23:11:17</text:p>
          </table:table-cell>
          <table:table-cell office:value-type="float" office:value="0.153475422081402" calcext:value-type="float">
            <text:p>0.153475422081402</text:p>
          </table:table-cell>
          <table:table-cell office:value-type="float" office:value="0.133322493233978" calcext:value-type="float">
            <text:p>0.133322493233978</text:p>
          </table:table-cell>
          <table:table-cell office:value-type="float" office:value="0.147222298052585" calcext:value-type="float">
            <text:p>0.147222298052585</text:p>
          </table:table-cell>
        </table:table-row>
        <table:table-row table:style-name="ro1">
          <table:table-cell office:value-type="string" calcext:value-type="string">
            <text:p>2019-11-02 23:11:18</text:p>
          </table:table-cell>
          <table:table-cell office:value-type="float" office:value="0.154882687912308" calcext:value-type="float">
            <text:p>0.154882687912308</text:p>
          </table:table-cell>
          <table:table-cell office:value-type="float" office:value="0.133174673697314" calcext:value-type="float">
            <text:p>0.133174673697314</text:p>
          </table:table-cell>
          <table:table-cell office:value-type="float" office:value="0.14743985503195" calcext:value-type="float">
            <text:p>0.14743985503195</text:p>
          </table:table-cell>
        </table:table-row>
        <table:table-row table:style-name="ro1">
          <table:table-cell office:value-type="string" calcext:value-type="string">
            <text:p>2019-11-02 23:11:19</text:p>
          </table:table-cell>
          <table:table-cell office:value-type="float" office:value="0.157456416780522" calcext:value-type="float">
            <text:p>0.157456416780522</text:p>
          </table:table-cell>
          <table:table-cell office:value-type="float" office:value="0.132895723926511" calcext:value-type="float">
            <text:p>0.132895723926511</text:p>
          </table:table-cell>
          <table:table-cell office:value-type="float" office:value="0.14720978107569" calcext:value-type="float">
            <text:p>0.14720978107569</text:p>
          </table:table-cell>
        </table:table-row>
        <table:table-row table:style-name="ro1">
          <table:table-cell office:value-type="string" calcext:value-type="string">
            <text:p>2019-11-02 23:11:20</text:p>
          </table:table-cell>
          <table:table-cell office:value-type="float" office:value="0.153229850915653" calcext:value-type="float">
            <text:p>0.153229850915653</text:p>
          </table:table-cell>
          <table:table-cell office:value-type="float" office:value="0.13254644066649" calcext:value-type="float">
            <text:p>0.13254644066649</text:p>
          </table:table-cell>
          <table:table-cell office:value-type="float" office:value="0.147482770381304" calcext:value-type="float">
            <text:p>0.147482770381304</text:p>
          </table:table-cell>
        </table:table-row>
        <table:table-row table:style-name="ro1">
          <table:table-cell office:value-type="string" calcext:value-type="string">
            <text:p>2019-11-02 23:11:21</text:p>
          </table:table-cell>
          <table:table-cell office:value-type="float" office:value="0.155114550008124" calcext:value-type="float">
            <text:p>0.155114550008124</text:p>
          </table:table-cell>
          <table:table-cell office:value-type="float" office:value="0.133814231611995" calcext:value-type="float">
            <text:p>0.133814231611995</text:p>
          </table:table-cell>
          <table:table-cell office:value-type="float" office:value="0.14732958642597" calcext:value-type="float">
            <text:p>0.14732958642597</text:p>
          </table:table-cell>
        </table:table-row>
        <table:table-row table:style-name="ro1">
          <table:table-cell office:value-type="string" calcext:value-type="string">
            <text:p>2019-11-02 23:11:22</text:p>
          </table:table-cell>
          <table:table-cell office:value-type="float" office:value="0.153439659290273" calcext:value-type="float">
            <text:p>0.153439659290273</text:p>
          </table:table-cell>
          <table:table-cell office:value-type="float" office:value="0.132340208570982" calcext:value-type="float">
            <text:p>0.132340208570982</text:p>
          </table:table-cell>
          <table:table-cell office:value-type="float" office:value="0.147490518986049" calcext:value-type="float">
            <text:p>0.147490518986049</text:p>
          </table:table-cell>
        </table:table-row>
        <table:table-row table:style-name="ro1">
          <table:table-cell office:value-type="string" calcext:value-type="string">
            <text:p>2019-11-02 23:11:24</text:p>
          </table:table-cell>
          <table:table-cell office:value-type="float" office:value="0.158079881439195" calcext:value-type="float">
            <text:p>0.158079881439195</text:p>
          </table:table-cell>
          <table:table-cell office:value-type="float" office:value="0.134710685576282" calcext:value-type="float">
            <text:p>0.134710685576282</text:p>
          </table:table-cell>
          <table:table-cell office:value-type="float" office:value="0.147362965031024" calcext:value-type="float">
            <text:p>0.147362965031024</text:p>
          </table:table-cell>
        </table:table-row>
        <table:table-row table:style-name="ro1">
          <table:table-cell office:value-type="string" calcext:value-type="string">
            <text:p>2019-11-02 23:11:25</text:p>
          </table:table-cell>
          <table:table-cell office:value-type="float" office:value="0.153353828591565" calcext:value-type="float">
            <text:p>0.153353828591565</text:p>
          </table:table-cell>
          <table:table-cell office:value-type="float" office:value="0.134324447432094" calcext:value-type="float">
            <text:p>0.134324447432094</text:p>
          </table:table-cell>
          <table:table-cell office:value-type="float" office:value="0.147607344103735" calcext:value-type="float">
            <text:p>0.147607344103735</text:p>
          </table:table-cell>
        </table:table-row>
        <table:table-row table:style-name="ro1">
          <table:table-cell office:value-type="string" calcext:value-type="string">
            <text:p>2019-11-02 23:11:26</text:p>
          </table:table-cell>
          <table:table-cell office:value-type="float" office:value="0.15807213283445" calcext:value-type="float">
            <text:p>0.15807213283445</text:p>
          </table:table-cell>
          <table:table-cell office:value-type="float" office:value="0.133033410672356" calcext:value-type="float">
            <text:p>0.133033410672356</text:p>
          </table:table-cell>
          <table:table-cell office:value-type="float" office:value="0.147876757130236" calcext:value-type="float">
            <text:p>0.147876757130236</text:p>
          </table:table-cell>
        </table:table-row>
        <table:table-row table:style-name="ro1">
          <table:table-cell office:value-type="string" calcext:value-type="string">
            <text:p>2019-11-02 23:11:27</text:p>
          </table:table-cell>
          <table:table-cell office:value-type="float" office:value="0.15651704746688" calcext:value-type="float">
            <text:p>0.15651704746688</text:p>
          </table:table-cell>
          <table:table-cell office:value-type="float" office:value="0.134981290695821" calcext:value-type="float">
            <text:p>0.134981290695821</text:p>
          </table:table-cell>
          <table:table-cell office:value-type="float" office:value="0.147578733870832" calcext:value-type="float">
            <text:p>0.147578733870832</text:p>
          </table:table-cell>
        </table:table-row>
        <table:table-row table:style-name="ro1">
          <table:table-cell office:value-type="string" calcext:value-type="string">
            <text:p>2019-11-02 23:11:28</text:p>
          </table:table-cell>
          <table:table-cell office:value-type="float" office:value="0.157083887706266" calcext:value-type="float">
            <text:p>0.157083887706266</text:p>
          </table:table-cell>
          <table:table-cell office:value-type="float" office:value="0.132783667180975" calcext:value-type="float">
            <text:p>0.132783667180975</text:p>
          </table:table-cell>
          <table:table-cell office:value-type="float" office:value="0.147855895502078" calcext:value-type="float">
            <text:p>0.147855895502078</text:p>
          </table:table-cell>
        </table:table-row>
        <table:table-row table:style-name="ro1">
          <table:table-cell office:value-type="string" calcext:value-type="string">
            <text:p>2019-11-02 23:11:30</text:p>
          </table:table-cell>
          <table:table-cell office:value-type="float" office:value="0.155664104898465" calcext:value-type="float">
            <text:p>0.155664104898465</text:p>
          </table:table-cell>
          <table:table-cell office:value-type="float" office:value="0.134310738362162" calcext:value-type="float">
            <text:p>0.134310738362162</text:p>
          </table:table-cell>
          <table:table-cell office:value-type="float" office:value="0.148085969458338" calcext:value-type="float">
            <text:p>0.148085969458338</text:p>
          </table:table-cell>
        </table:table-row>
        <table:table-row table:style-name="ro1">
          <table:table-cell office:value-type="string" calcext:value-type="string">
            <text:p>2019-11-02 23:11:31</text:p>
          </table:table-cell>
          <table:table-cell office:value-type="float" office:value="0.158948917263617" calcext:value-type="float">
            <text:p>0.158948917263617</text:p>
          </table:table-cell>
          <table:table-cell office:value-type="float" office:value="0.133910791148042" calcext:value-type="float">
            <text:p>0.133910791148042</text:p>
          </table:table-cell>
          <table:table-cell office:value-type="float" office:value="0.147504228055981" calcext:value-type="float">
            <text:p>0.147504228055981</text:p>
          </table:table-cell>
        </table:table-row>
        <table:table-row table:style-name="ro1">
          <table:table-cell office:value-type="string" calcext:value-type="string">
            <text:p>2019-11-02 23:11:32</text:p>
          </table:table-cell>
          <table:table-cell office:value-type="float" office:value="0.155967492576539" calcext:value-type="float">
            <text:p>0.155967492576539</text:p>
          </table:table-cell>
          <table:table-cell office:value-type="float" office:value="0.132954732531873" calcext:value-type="float">
            <text:p>0.132954732531873</text:p>
          </table:table-cell>
          <table:table-cell office:value-type="float" office:value="0.148098486435233" calcext:value-type="float">
            <text:p>0.148098486435233</text:p>
          </table:table-cell>
        </table:table-row>
        <table:table-row table:style-name="ro1">
          <table:table-cell office:value-type="string" calcext:value-type="string">
            <text:p>2019-11-02 23:11:33</text:p>
          </table:table-cell>
          <table:table-cell office:value-type="float" office:value="0.15491666256388" calcext:value-type="float">
            <text:p>0.15491666256388</text:p>
          </table:table-cell>
          <table:table-cell office:value-type="float" office:value="0.134577767202588" calcext:value-type="float">
            <text:p>0.134577767202588</text:p>
          </table:table-cell>
          <table:table-cell office:value-type="float" office:value="0.147735494105279" calcext:value-type="float">
            <text:p>0.147735494105279</text:p>
          </table:table-cell>
        </table:table-row>
        <table:table-row table:style-name="ro1">
          <table:table-cell office:value-type="string" calcext:value-type="string">
            <text:p>2019-11-02 23:11:34</text:p>
          </table:table-cell>
          <table:table-cell office:value-type="float" office:value="0.159416217734363" calcext:value-type="float">
            <text:p>0.159416217734363</text:p>
          </table:table-cell>
          <table:table-cell office:value-type="float" office:value="0.134052054172999" calcext:value-type="float">
            <text:p>0.134052054172999</text:p>
          </table:table-cell>
          <table:table-cell office:value-type="float" office:value="0.147508400381613" calcext:value-type="float">
            <text:p>0.147508400381613</text:p>
          </table:table-cell>
        </table:table-row>
        <table:table-row table:style-name="ro1">
          <table:table-cell office:value-type="string" calcext:value-type="string">
            <text:p>2019-11-02 23:11:36</text:p>
          </table:table-cell>
          <table:table-cell office:value-type="float" office:value="0.158137101905" calcext:value-type="float">
            <text:p>0.158137101905</text:p>
          </table:table-cell>
          <table:table-cell office:value-type="float" office:value="0.134178416034987" calcext:value-type="float">
            <text:p>0.134178416034987</text:p>
          </table:table-cell>
          <table:table-cell office:value-type="float" office:value="0.147962587828945" calcext:value-type="float">
            <text:p>0.147962587828945</text:p>
          </table:table-cell>
        </table:table-row>
        <table:table-row table:style-name="ro1">
          <table:table-cell office:value-type="string" calcext:value-type="string">
            <text:p>2019-11-02 23:11:37</text:p>
          </table:table-cell>
          <table:table-cell office:value-type="float" office:value="0.156765598865223" calcext:value-type="float">
            <text:p>0.156765598865223</text:p>
          </table:table-cell>
          <table:table-cell office:value-type="float" office:value="0.135147587674569" calcext:value-type="float">
            <text:p>0.135147587674569</text:p>
          </table:table-cell>
          <table:table-cell office:value-type="float" office:value="0.147888678060612" calcext:value-type="float">
            <text:p>0.147888678060612</text:p>
          </table:table-cell>
        </table:table-row>
        <table:table-row table:style-name="ro1">
          <table:table-cell office:value-type="string" calcext:value-type="string">
            <text:p>2019-11-02 23:11:38</text:p>
          </table:table-cell>
          <table:table-cell office:value-type="float" office:value="0.157066602357221" calcext:value-type="float">
            <text:p>0.157066602357221</text:p>
          </table:table-cell>
          <table:table-cell office:value-type="float" office:value="0.136004106522096" calcext:value-type="float">
            <text:p>0.136004106522096</text:p>
          </table:table-cell>
          <table:table-cell office:value-type="float" office:value="0.148111003412128" calcext:value-type="float">
            <text:p>0.148111003412128</text:p>
          </table:table-cell>
        </table:table-row>
        <table:table-row table:style-name="ro1">
          <table:table-cell office:value-type="string" calcext:value-type="string">
            <text:p>2019-11-02 23:11:39</text:p>
          </table:table-cell>
          <table:table-cell office:value-type="float" office:value="0.154084581623624" calcext:value-type="float">
            <text:p>0.154084581623624</text:p>
          </table:table-cell>
          <table:table-cell office:value-type="float" office:value="0.133783833239535" calcext:value-type="float">
            <text:p>0.133783833239535</text:p>
          </table:table-cell>
          <table:table-cell office:value-type="float" office:value="0.147894638525801" calcext:value-type="float">
            <text:p>0.147894638525801</text:p>
          </table:table-cell>
        </table:table-row>
        <table:table-row table:style-name="ro1">
          <table:table-cell office:value-type="string" calcext:value-type="string">
            <text:p>2019-11-02 23:11:40</text:p>
          </table:table-cell>
          <table:table-cell office:value-type="float" office:value="0.160167236348061" calcext:value-type="float">
            <text:p>0.160167236348061</text:p>
          </table:table-cell>
          <table:table-cell office:value-type="float" office:value="0.134955064648994" calcext:value-type="float">
            <text:p>0.134955064648994</text:p>
          </table:table-cell>
          <table:table-cell office:value-type="float" office:value="0.147928613177373" calcext:value-type="float">
            <text:p>0.147928613177373</text:p>
          </table:table-cell>
        </table:table-row>
        <table:table-row table:style-name="ro1">
          <table:table-cell office:value-type="string" calcext:value-type="string">
            <text:p>2019-11-02 23:11:42</text:p>
          </table:table-cell>
          <table:table-cell office:value-type="float" office:value="0.155645627456382" calcext:value-type="float">
            <text:p>0.155645627456382</text:p>
          </table:table-cell>
          <table:table-cell office:value-type="float" office:value="0.135355607909633" calcext:value-type="float">
            <text:p>0.135355607909633</text:p>
          </table:table-cell>
          <table:table-cell office:value-type="float" office:value="0.148376244112998" calcext:value-type="float">
            <text:p>0.148376244112998</text:p>
          </table:table-cell>
        </table:table-row>
        <table:table-row table:style-name="ro1">
          <table:table-cell office:value-type="string" calcext:value-type="string">
            <text:p>2019-11-02 23:11:43</text:p>
          </table:table-cell>
          <table:table-cell office:value-type="float" office:value="0.15533687535964" calcext:value-type="float">
            <text:p>0.15533687535964</text:p>
          </table:table-cell>
          <table:table-cell office:value-type="float" office:value="0.134962813253738" calcext:value-type="float">
            <text:p>0.134962813253738</text:p>
          </table:table-cell>
          <table:table-cell office:value-type="float" office:value="0.148093718063083" calcext:value-type="float">
            <text:p>0.148093718063083</text:p>
          </table:table-cell>
        </table:table-row>
        <table:table-row table:style-name="ro1">
          <table:table-cell office:value-type="string" calcext:value-type="string">
            <text:p>2019-11-02 23:11:44</text:p>
          </table:table-cell>
          <table:table-cell office:value-type="float" office:value="0.155604500246584" calcext:value-type="float">
            <text:p>0.155604500246584</text:p>
          </table:table-cell>
          <table:table-cell office:value-type="float" office:value="0.134946123951211" calcext:value-type="float">
            <text:p>0.134946123951211</text:p>
          </table:table-cell>
          <table:table-cell office:value-type="float" office:value="0.148262399227905" calcext:value-type="float">
            <text:p>0.148262399227905</text:p>
          </table:table-cell>
        </table:table-row>
        <table:table-row table:style-name="ro1">
          <table:table-cell office:value-type="string" calcext:value-type="string">
            <text:p>2019-11-02 23:11:45</text:p>
          </table:table-cell>
          <table:table-cell office:value-type="float" office:value="0.158731360284252" calcext:value-type="float">
            <text:p>0.158731360284252</text:p>
          </table:table-cell>
          <table:table-cell office:value-type="float" office:value="0.134739891855704" calcext:value-type="float">
            <text:p>0.134739891855704</text:p>
          </table:table-cell>
          <table:table-cell office:value-type="float" office:value="0.148247498064935" calcext:value-type="float">
            <text:p>0.148247498064935</text:p>
          </table:table-cell>
        </table:table-row>
        <table:table-row table:style-name="ro1">
          <table:table-cell office:value-type="string" calcext:value-type="string">
            <text:p>2019-11-02 23:11:46</text:p>
          </table:table-cell>
          <table:table-cell office:value-type="float" office:value="0.1565969177004" calcext:value-type="float">
            <text:p>0.1565969177004</text:p>
          </table:table-cell>
          <table:table-cell office:value-type="float" office:value="0.134982482788859" calcext:value-type="float">
            <text:p>0.134982482788859</text:p>
          </table:table-cell>
          <table:table-cell office:value-type="float" office:value="0.148110407365609" calcext:value-type="float">
            <text:p>0.148110407365609</text:p>
          </table:table-cell>
        </table:table-row>
        <table:table-row table:style-name="ro1">
          <table:table-cell office:value-type="string" calcext:value-type="string">
            <text:p>2019-11-02 23:11:47</text:p>
          </table:table-cell>
          <table:table-cell office:value-type="float" office:value="0.156465787466262" calcext:value-type="float">
            <text:p>0.156465787466262</text:p>
          </table:table-cell>
          <table:table-cell office:value-type="float" office:value="0.136791483973442" calcext:value-type="float">
            <text:p>0.136791483973442</text:p>
          </table:table-cell>
          <table:table-cell office:value-type="float" office:value="0.148556250161678" calcext:value-type="float">
            <text:p>0.148556250161678</text:p>
          </table:table-cell>
        </table:table-row>
        <table:table-row table:style-name="ro1">
          <table:table-cell office:value-type="string" calcext:value-type="string">
            <text:p>2019-11-02 23:11:49</text:p>
          </table:table-cell>
          <table:table-cell office:value-type="float" office:value="0.157227534917299" calcext:value-type="float">
            <text:p>0.157227534917299</text:p>
          </table:table-cell>
          <table:table-cell office:value-type="float" office:value="0.135692970239278" calcext:value-type="float">
            <text:p>0.135692970239278</text:p>
          </table:table-cell>
          <table:table-cell office:value-type="float" office:value="0.148297565972515" calcext:value-type="float">
            <text:p>0.148297565972515</text:p>
          </table:table-cell>
        </table:table-row>
        <table:table-row table:style-name="ro1">
          <table:table-cell office:value-type="string" calcext:value-type="string">
            <text:p>2019-11-02 23:11:50</text:p>
          </table:table-cell>
          <table:table-cell office:value-type="float" office:value="0.15419127395049" calcext:value-type="float">
            <text:p>0.15419127395049</text:p>
          </table:table-cell>
          <table:table-cell office:value-type="float" office:value="0.135219113256826" calcext:value-type="float">
            <text:p>0.135219113256826</text:p>
          </table:table-cell>
          <table:table-cell office:value-type="float" office:value="0.148781555745787" calcext:value-type="float">
            <text:p>0.148781555745787</text:p>
          </table:table-cell>
        </table:table-row>
        <table:table-row table:style-name="ro1">
          <table:table-cell office:value-type="string" calcext:value-type="string">
            <text:p>2019-11-02 23:11:51</text:p>
          </table:table-cell>
          <table:table-cell office:value-type="float" office:value="0.159785170529505" calcext:value-type="float">
            <text:p>0.159785170529505</text:p>
          </table:table-cell>
          <table:table-cell office:value-type="float" office:value="0.135541574423501" calcext:value-type="float">
            <text:p>0.135541574423501</text:p>
          </table:table-cell>
          <table:table-cell office:value-type="float" office:value="0.148455518299999" calcext:value-type="float">
            <text:p>0.148455518299999</text:p>
          </table:table-cell>
        </table:table-row>
        <table:table-row table:style-name="ro1">
          <table:table-cell office:value-type="string" calcext:value-type="string">
            <text:p>2019-11-02 23:11:52</text:p>
          </table:table-cell>
          <table:table-cell office:value-type="float" office:value="0.160355587048004" calcext:value-type="float">
            <text:p>0.160355587048004</text:p>
          </table:table-cell>
          <table:table-cell office:value-type="float" office:value="0.135929004660726" calcext:value-type="float">
            <text:p>0.135929004660726</text:p>
          </table:table-cell>
          <table:table-cell office:value-type="float" office:value="0.1478851017815" calcext:value-type="float">
            <text:p>0.1478851017815</text:p>
          </table:table-cell>
        </table:table-row>
        <table:table-row table:style-name="ro1">
          <table:table-cell office:value-type="string" calcext:value-type="string">
            <text:p>2019-11-02 23:11:53</text:p>
          </table:table-cell>
          <table:table-cell office:value-type="float" office:value="0.158318896093237" calcext:value-type="float">
            <text:p>0.158318896093237</text:p>
          </table:table-cell>
          <table:table-cell office:value-type="float" office:value="0.138099210035707" calcext:value-type="float">
            <text:p>0.138099210035707</text:p>
          </table:table-cell>
          <table:table-cell office:value-type="float" office:value="0.147732513872685" calcext:value-type="float">
            <text:p>0.147732513872685</text:p>
          </table:table-cell>
        </table:table-row>
        <table:table-row table:style-name="ro1">
          <table:table-cell office:value-type="string" calcext:value-type="string">
            <text:p>2019-11-02 23:11:55</text:p>
          </table:table-cell>
          <table:table-cell office:value-type="float" office:value="0.159361381454632" calcext:value-type="float">
            <text:p>0.159361381454632</text:p>
          </table:table-cell>
          <table:table-cell office:value-type="float" office:value="0.137013213278438" calcext:value-type="float">
            <text:p>0.137013213278438</text:p>
          </table:table-cell>
          <table:table-cell office:value-type="float" office:value="0.147663372476503" calcext:value-type="float">
            <text:p>0.147663372476503</text:p>
          </table:table-cell>
        </table:table-row>
        <table:table-row table:style-name="ro1">
          <table:table-cell office:value-type="string" calcext:value-type="string">
            <text:p>2019-11-02 23:11:56</text:p>
          </table:table-cell>
          <table:table-cell office:value-type="float" office:value="0.160198230767039" calcext:value-type="float">
            <text:p>0.160198230767039</text:p>
          </table:table-cell>
          <table:table-cell office:value-type="float" office:value="0.137686149798173" calcext:value-type="float">
            <text:p>0.137686149798173</text:p>
          </table:table-cell>
          <table:table-cell office:value-type="float" office:value="0.147802251315385" calcext:value-type="float">
            <text:p>0.147802251315385</text:p>
          </table:table-cell>
        </table:table-row>
        <table:table-row table:style-name="ro1">
          <table:table-cell office:value-type="string" calcext:value-type="string">
            <text:p>2019-11-02 23:11:57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7119905605305" calcext:value-type="float">
            <text:p>0.137119905605305</text:p>
          </table:table-cell>
          <table:table-cell office:value-type="float" office:value="0.147973912712802" calcext:value-type="float">
            <text:p>0.147973912712802</text:p>
          </table:table-cell>
        </table:table-row>
        <table:table-row table:style-name="ro1">
          <table:table-cell office:value-type="string" calcext:value-type="string">
            <text:p>2019-11-02 23:11:58</text:p>
          </table:table-cell>
          <table:table-cell office:value-type="float" office:value="0.155612844897848" calcext:value-type="float">
            <text:p>0.155612844897848</text:p>
          </table:table-cell>
          <table:table-cell office:value-type="float" office:value="0.136487500248849" calcext:value-type="float">
            <text:p>0.136487500248849</text:p>
          </table:table-cell>
          <table:table-cell office:value-type="float" office:value="0.147851723176446" calcext:value-type="float">
            <text:p>0.147851723176446</text:p>
          </table:table-cell>
        </table:table-row>
        <table:table-row table:style-name="ro1">
          <table:table-cell office:value-type="string" calcext:value-type="string">
            <text:p>2019-11-02 23:11:59</text:p>
          </table:table-cell>
          <table:table-cell office:value-type="float" office:value="0.16058268077167" calcext:value-type="float">
            <text:p>0.16058268077167</text:p>
          </table:table-cell>
          <table:table-cell office:value-type="float" office:value="0.136010066987284" calcext:value-type="float">
            <text:p>0.136010066987284</text:p>
          </table:table-cell>
          <table:table-cell office:value-type="float" office:value="0.148050802713728" calcext:value-type="float">
            <text:p>0.148050802713728</text:p>
          </table:table-cell>
        </table:table-row>
        <table:table-row table:style-name="ro1">
          <table:table-cell office:value-type="string" calcext:value-type="string">
            <text:p>2019-11-02 23:12:01</text:p>
          </table:table-cell>
          <table:table-cell office:value-type="float" office:value="0.154958385820196" calcext:value-type="float">
            <text:p>0.154958385820196</text:p>
          </table:table-cell>
          <table:table-cell office:value-type="float" office:value="0.135676280936751" calcext:value-type="float">
            <text:p>0.135676280936751</text:p>
          </table:table-cell>
          <table:table-cell office:value-type="float" office:value="0.14767469736036" calcext:value-type="float">
            <text:p>0.14767469736036</text:p>
          </table:table-cell>
        </table:table-row>
        <table:table-row table:style-name="ro1">
          <table:table-cell office:value-type="string" calcext:value-type="string">
            <text:p>2019-11-02 23:12:02</text:p>
          </table:table-cell>
          <table:table-cell office:value-type="float" office:value="0.156666655143101" calcext:value-type="float">
            <text:p>0.156666655143101</text:p>
          </table:table-cell>
          <table:table-cell office:value-type="float" office:value="0.136041061406262" calcext:value-type="float">
            <text:p>0.136041061406262</text:p>
          </table:table-cell>
          <table:table-cell office:value-type="float" office:value="0.148132461086805" calcext:value-type="float">
            <text:p>0.148132461086805</text:p>
          </table:table-cell>
        </table:table-row>
        <table:table-row table:style-name="ro1">
          <table:table-cell office:value-type="string" calcext:value-type="string">
            <text:p>2019-11-02 23:12:03</text:p>
          </table:table-cell>
          <table:table-cell office:value-type="float" office:value="0.156053323275247" calcext:value-type="float">
            <text:p>0.156053323275247</text:p>
          </table:table-cell>
          <table:table-cell office:value-type="float" office:value="0.136225835827093" calcext:value-type="float">
            <text:p>0.136225835827093</text:p>
          </table:table-cell>
          <table:table-cell office:value-type="float" office:value="0.148401874113306" calcext:value-type="float">
            <text:p>0.148401874113306</text:p>
          </table:table-cell>
        </table:table-row>
        <table:table-row table:style-name="ro1">
          <table:table-cell office:value-type="string" calcext:value-type="string">
            <text:p>2019-11-02 23:12:04</text:p>
          </table:table-cell>
          <table:table-cell office:value-type="float" office:value="0.155185479543862" calcext:value-type="float">
            <text:p>0.155185479543862</text:p>
          </table:table-cell>
          <table:table-cell office:value-type="float" office:value="0.136793868159517" calcext:value-type="float">
            <text:p>0.136793868159517</text:p>
          </table:table-cell>
          <table:table-cell office:value-type="float" office:value="0.148893612491323" calcext:value-type="float">
            <text:p>0.148893612491323</text:p>
          </table:table-cell>
        </table:table-row>
        <table:table-row table:style-name="ro1">
          <table:table-cell office:value-type="string" calcext:value-type="string">
            <text:p>2019-11-02 23:12:05</text:p>
          </table:table-cell>
          <table:table-cell office:value-type="float" office:value="0.159268398197698" calcext:value-type="float">
            <text:p>0.159268398197698</text:p>
          </table:table-cell>
          <table:table-cell office:value-type="float" office:value="0.140034573082277" calcext:value-type="float">
            <text:p>0.140034573082277</text:p>
          </table:table-cell>
          <table:table-cell office:value-type="float" office:value="0.148509162486692" calcext:value-type="float">
            <text:p>0.148509162486692</text:p>
          </table:table-cell>
        </table:table-row>
        <table:table-row table:style-name="ro1">
          <table:table-cell office:value-type="string" calcext:value-type="string">
            <text:p>2019-11-02 23:12:06</text:p>
          </table:table-cell>
          <table:table-cell office:value-type="float" office:value="0.157853383762048" calcext:value-type="float">
            <text:p>0.157853383762048</text:p>
          </table:table-cell>
          <table:table-cell office:value-type="float" office:value="0.136920230021504" calcext:value-type="float">
            <text:p>0.136920230021504</text:p>
          </table:table-cell>
          <table:table-cell office:value-type="float" office:value="0.149201768541547" calcext:value-type="float">
            <text:p>0.149201768541547</text:p>
          </table:table-cell>
        </table:table-row>
        <table:table-row table:style-name="ro1">
          <table:table-cell office:value-type="string" calcext:value-type="string">
            <text:p>2019-11-02 23:12:08</text:p>
          </table:table-cell>
          <table:table-cell office:value-type="float" office:value="0.155167002101779" calcext:value-type="float">
            <text:p>0.155167002101779</text:p>
          </table:table-cell>
          <table:table-cell office:value-type="float" office:value="0.136175767919513" calcext:value-type="float">
            <text:p>0.136175767919513</text:p>
          </table:table-cell>
          <table:table-cell office:value-type="float" office:value="0.148631948069566" calcext:value-type="float">
            <text:p>0.148631948069566</text:p>
          </table:table-cell>
        </table:table-row>
        <table:table-row table:style-name="ro1">
          <table:table-cell office:value-type="string" calcext:value-type="string">
            <text:p>2019-11-02 23:12:09</text:p>
          </table:table-cell>
          <table:table-cell office:value-type="float" office:value="0.16016783239458" calcext:value-type="float">
            <text:p>0.16016783239458</text:p>
          </table:table-cell>
          <table:table-cell office:value-type="float" office:value="0.138966457720573" calcext:value-type="float">
            <text:p>0.138966457720573</text:p>
          </table:table-cell>
          <table:table-cell office:value-type="float" office:value="0.148451942020886" calcext:value-type="float">
            <text:p>0.148451942020886</text:p>
          </table:table-cell>
        </table:table-row>
        <table:table-row table:style-name="ro1">
          <table:table-cell office:value-type="string" calcext:value-type="string">
            <text:p>2019-11-02 23:12:10</text:p>
          </table:table-cell>
          <table:table-cell office:value-type="float" office:value="0.15498640000658" calcext:value-type="float">
            <text:p>0.15498640000658</text:p>
          </table:table-cell>
          <table:table-cell office:value-type="float" office:value="0.136991159557242" calcext:value-type="float">
            <text:p>0.136991159557242</text:p>
          </table:table-cell>
          <table:table-cell office:value-type="float" office:value="0.148907321561256" calcext:value-type="float">
            <text:p>0.148907321561256</text:p>
          </table:table-cell>
        </table:table-row>
        <table:table-row table:style-name="ro1">
          <table:table-cell office:value-type="string" calcext:value-type="string">
            <text:p>2019-11-02 23:12:11</text:p>
          </table:table-cell>
          <table:table-cell office:value-type="float" office:value="0.155297536289398" calcext:value-type="float">
            <text:p>0.155297536289398</text:p>
          </table:table-cell>
          <table:table-cell office:value-type="float" office:value="0.136620418622544" calcext:value-type="float">
            <text:p>0.136620418622544</text:p>
          </table:table-cell>
          <table:table-cell office:value-type="float" office:value="0.148842352490706" calcext:value-type="float">
            <text:p>0.148842352490706</text:p>
          </table:table-cell>
        </table:table-row>
        <table:table-row table:style-name="ro1">
          <table:table-cell office:value-type="string" calcext:value-type="string">
            <text:p>2019-11-02 23:12:12</text:p>
          </table:table-cell>
          <table:table-cell office:value-type="float" office:value="0.154670495351612" calcext:value-type="float">
            <text:p>0.154670495351612</text:p>
          </table:table-cell>
          <table:table-cell office:value-type="float" office:value="0.136256234199552" calcext:value-type="float">
            <text:p>0.136256234199552</text:p>
          </table:table-cell>
          <table:table-cell office:value-type="float" office:value="0.149211305285848" calcext:value-type="float">
            <text:p>0.149211305285848</text:p>
          </table:table-cell>
        </table:table-row>
        <table:table-row table:style-name="ro1">
          <table:table-cell office:value-type="string" calcext:value-type="string">
            <text:p>2019-11-02 23:12:14</text:p>
          </table:table-cell>
          <table:table-cell office:value-type="float" office:value="0.158909578193376" calcext:value-type="float">
            <text:p>0.158909578193376</text:p>
          </table:table-cell>
          <table:table-cell office:value-type="float" office:value="0.137939469568666" calcext:value-type="float">
            <text:p>0.137939469568666</text:p>
          </table:table-cell>
          <table:table-cell office:value-type="float" office:value="0.148799437141351" calcext:value-type="float">
            <text:p>0.148799437141351</text:p>
          </table:table-cell>
        </table:table-row>
        <table:table-row table:style-name="ro1">
          <table:table-cell office:value-type="string" calcext:value-type="string">
            <text:p>2019-11-02 23:12:15</text:p>
          </table:table-cell>
          <table:table-cell office:value-type="float" office:value="0.154926199308181" calcext:value-type="float">
            <text:p>0.154926199308181</text:p>
          </table:table-cell>
          <table:table-cell office:value-type="float" office:value="0.135988609312607" calcext:value-type="float">
            <text:p>0.135988609312607</text:p>
          </table:table-cell>
          <table:table-cell office:value-type="float" office:value="0.148922222724226" calcext:value-type="float">
            <text:p>0.148922222724226</text:p>
          </table:table-cell>
        </table:table-row>
        <table:table-row table:style-name="ro1">
          <table:table-cell office:value-type="string" calcext:value-type="string">
            <text:p>2019-11-02 23:12:16</text:p>
          </table:table-cell>
          <table:table-cell office:value-type="float" office:value="0.155897755133838" calcext:value-type="float">
            <text:p>0.155897755133838</text:p>
          </table:table-cell>
          <table:table-cell office:value-type="float" office:value="0.13501168906828" calcext:value-type="float">
            <text:p>0.13501168906828</text:p>
          </table:table-cell>
          <table:table-cell office:value-type="float" office:value="0.14903010714413" calcext:value-type="float">
            <text:p>0.14903010714413</text:p>
          </table:table-cell>
        </table:table-row>
        <table:table-row table:style-name="ro1">
          <table:table-cell office:value-type="string" calcext:value-type="string">
            <text:p>2019-11-02 23:12:17</text:p>
          </table:table-cell>
          <table:table-cell office:value-type="float" office:value="0.159171242615133" calcext:value-type="float">
            <text:p>0.159171242615133</text:p>
          </table:table-cell>
          <table:table-cell office:value-type="float" office:value="0.135093943487876" calcext:value-type="float">
            <text:p>0.135093943487876</text:p>
          </table:table-cell>
          <table:table-cell office:value-type="float" office:value="0.149257796914315" calcext:value-type="float">
            <text:p>0.149257796914315</text:p>
          </table:table-cell>
        </table:table-row>
        <table:table-row table:style-name="ro1">
          <table:table-cell office:value-type="string" calcext:value-type="string">
            <text:p>2019-11-02 23:12:18</text:p>
          </table:table-cell>
          <table:table-cell office:value-type="float" office:value="0.159866232856063" calcext:value-type="float">
            <text:p>0.159866232856063</text:p>
          </table:table-cell>
          <table:table-cell office:value-type="float" office:value="0.137481705842221" calcext:value-type="float">
            <text:p>0.137481705842221</text:p>
          </table:table-cell>
          <table:table-cell office:value-type="float" office:value="0.149033683423243" calcext:value-type="float">
            <text:p>0.149033683423243</text:p>
          </table:table-cell>
        </table:table-row>
        <table:table-row table:style-name="ro1">
          <table:table-cell office:value-type="string" calcext:value-type="string">
            <text:p>2019-11-02 23:12:20</text:p>
          </table:table-cell>
          <table:table-cell office:value-type="float" office:value="0.154935736052482" calcext:value-type="float">
            <text:p>0.154935736052482</text:p>
          </table:table-cell>
          <table:table-cell office:value-type="float" office:value="0.135976688382231" calcext:value-type="float">
            <text:p>0.135976688382231</text:p>
          </table:table-cell>
          <table:table-cell office:value-type="float" office:value="0.149326342263978" calcext:value-type="float">
            <text:p>0.149326342263978</text:p>
          </table:table-cell>
        </table:table-row>
        <table:table-row table:style-name="ro1">
          <table:table-cell office:value-type="string" calcext:value-type="string">
            <text:p>2019-11-02 23:12:21</text:p>
          </table:table-cell>
          <table:table-cell office:value-type="float" office:value="0.154397506045998" calcext:value-type="float">
            <text:p>0.154397506045998</text:p>
          </table:table-cell>
          <table:table-cell office:value-type="float" office:value="0.133972779985998" calcext:value-type="float">
            <text:p>0.133972779985998</text:p>
          </table:table-cell>
          <table:table-cell office:value-type="float" office:value="0.149037259702356" calcext:value-type="float">
            <text:p>0.149037259702356</text:p>
          </table:table-cell>
        </table:table-row>
        <table:table-row table:style-name="ro1">
          <table:table-cell office:value-type="string" calcext:value-type="string">
            <text:p>2019-11-02 23:12:22</text:p>
          </table:table-cell>
          <table:table-cell office:value-type="float" office:value="0.153985041854983" calcext:value-type="float">
            <text:p>0.153985041854983</text:p>
          </table:table-cell>
          <table:table-cell office:value-type="float" office:value="0.133765951843971" calcext:value-type="float">
            <text:p>0.133765951843971</text:p>
          </table:table-cell>
          <table:table-cell office:value-type="float" office:value="0.149377602264595" calcext:value-type="float">
            <text:p>0.149377602264595</text:p>
          </table:table-cell>
        </table:table-row>
        <table:table-row table:style-name="ro1">
          <table:table-cell office:value-type="string" calcext:value-type="string">
            <text:p>2019-11-02 23:12:23</text:p>
          </table:table-cell>
          <table:table-cell office:value-type="float" office:value="0.157023090961348" calcext:value-type="float">
            <text:p>0.157023090961348</text:p>
          </table:table-cell>
          <table:table-cell office:value-type="float" office:value="0.133923308124937" calcext:value-type="float">
            <text:p>0.133923308124937</text:p>
          </table:table-cell>
          <table:table-cell office:value-type="float" office:value="0.149173754355163" calcext:value-type="float">
            <text:p>0.149173754355163</text:p>
          </table:table-cell>
        </table:table-row>
        <table:table-row table:style-name="ro1">
          <table:table-cell office:value-type="string" calcext:value-type="string">
            <text:p>2019-11-02 23:12:24</text:p>
          </table:table-cell>
          <table:table-cell office:value-type="float" office:value="0.155162829776148" calcext:value-type="float">
            <text:p>0.155162829776148</text:p>
          </table:table-cell>
          <table:table-cell office:value-type="float" office:value="0.133076922068229" calcext:value-type="float">
            <text:p>0.133076922068229</text:p>
          </table:table-cell>
          <table:table-cell office:value-type="float" office:value="0.149245875983939" calcext:value-type="float">
            <text:p>0.149245875983939</text:p>
          </table:table-cell>
        </table:table-row>
        <table:table-row table:style-name="ro1">
          <table:table-cell office:value-type="string" calcext:value-type="string">
            <text:p>2019-11-02 23:12:26</text:p>
          </table:table-cell>
          <table:table-cell office:value-type="float" office:value="0.15362622185066" calcext:value-type="float">
            <text:p>0.15362622185066</text:p>
          </table:table-cell>
          <table:table-cell office:value-type="float" office:value="0.131761447401219" calcext:value-type="float">
            <text:p>0.131761447401219</text:p>
          </table:table-cell>
          <table:table-cell office:value-type="float" office:value="0.149394291567122" calcext:value-type="float">
            <text:p>0.149394291567122</text:p>
          </table:table-cell>
        </table:table-row>
        <table:table-row table:style-name="ro1">
          <table:table-cell office:value-type="string" calcext:value-type="string">
            <text:p>2019-11-02 23:12:27</text:p>
          </table:table-cell>
          <table:table-cell office:value-type="float" office:value="0.158523936095707" calcext:value-type="float">
            <text:p>0.158523936095707</text:p>
          </table:table-cell>
          <table:table-cell office:value-type="float" office:value="0.133652106958879" calcext:value-type="float">
            <text:p>0.133652106958879</text:p>
          </table:table-cell>
          <table:table-cell office:value-type="float" office:value="0.14932515017094" calcext:value-type="float">
            <text:p>0.14932515017094</text:p>
          </table:table-cell>
        </table:table-row>
        <table:table-row table:style-name="ro1">
          <table:table-cell office:value-type="string" calcext:value-type="string">
            <text:p>2019-11-02 23:12:28</text:p>
          </table:table-cell>
          <table:table-cell office:value-type="float" office:value="0.158845801215863" calcext:value-type="float">
            <text:p>0.158845801215863</text:p>
          </table:table-cell>
          <table:table-cell office:value-type="float" office:value="0.132099405777384" calcext:value-type="float">
            <text:p>0.132099405777384</text:p>
          </table:table-cell>
          <table:table-cell office:value-type="float" office:value="0.149085539470379" calcext:value-type="float">
            <text:p>0.149085539470379</text:p>
          </table:table-cell>
        </table:table-row>
        <table:table-row table:style-name="ro1">
          <table:table-cell office:value-type="string" calcext:value-type="string">
            <text:p>2019-11-02 23:12:29</text:p>
          </table:table-cell>
          <table:table-cell office:value-type="float" office:value="0.154025573018262" calcext:value-type="float">
            <text:p>0.154025573018262</text:p>
          </table:table-cell>
          <table:table-cell office:value-type="float" office:value="0.133821980216739" calcext:value-type="float">
            <text:p>0.133821980216739</text:p>
          </table:table-cell>
          <table:table-cell office:value-type="float" office:value="0.149610656453449" calcext:value-type="float">
            <text:p>0.149610656453449</text:p>
          </table:table-cell>
        </table:table-row>
        <table:table-row table:style-name="ro1">
          <table:table-cell office:value-type="string" calcext:value-type="string">
            <text:p>2019-11-02 23:12:30</text:p>
          </table:table-cell>
          <table:table-cell office:value-type="float" office:value="0.153574961850043" calcext:value-type="float">
            <text:p>0.153574961850043</text:p>
          </table:table-cell>
          <table:table-cell office:value-type="float" office:value="0.132405177641532" calcext:value-type="float">
            <text:p>0.132405177641532</text:p>
          </table:table-cell>
          <table:table-cell office:value-type="float" office:value="0.149443763428183" calcext:value-type="float">
            <text:p>0.149443763428183</text:p>
          </table:table-cell>
        </table:table-row>
        <table:table-row table:style-name="ro1">
          <table:table-cell office:value-type="string" calcext:value-type="string">
            <text:p>2019-11-02 23:12:31</text:p>
          </table:table-cell>
          <table:table-cell office:value-type="float" office:value="0.156243462114747" calcext:value-type="float">
            <text:p>0.156243462114747</text:p>
          </table:table-cell>
          <table:table-cell office:value-type="float" office:value="0.132647768574687" calcext:value-type="float">
            <text:p>0.132647768574687</text:p>
          </table:table-cell>
          <table:table-cell office:value-type="float" office:value="0.149414557148761" calcext:value-type="float">
            <text:p>0.149414557148761</text:p>
          </table:table-cell>
        </table:table-row>
        <table:table-row table:style-name="ro1">
          <table:table-cell office:value-type="string" calcext:value-type="string">
            <text:p>2019-11-02 23:12:33</text:p>
          </table:table-cell>
          <table:table-cell office:value-type="float" office:value="0.157926697483861" calcext:value-type="float">
            <text:p>0.157926697483861</text:p>
          </table:table-cell>
          <table:table-cell office:value-type="float" office:value="0.134475843247872" calcext:value-type="float">
            <text:p>0.134475843247872</text:p>
          </table:table-cell>
          <table:table-cell office:value-type="float" office:value="0.149339455287392" calcext:value-type="float">
            <text:p>0.149339455287392</text:p>
          </table:table-cell>
        </table:table-row>
        <table:table-row table:style-name="ro1">
          <table:table-cell office:value-type="string" calcext:value-type="string">
            <text:p>2019-11-02 23:12:34</text:p>
          </table:table-cell>
          <table:table-cell office:value-type="float" office:value="0.153927821389177" calcext:value-type="float">
            <text:p>0.153927821389177</text:p>
          </table:table-cell>
          <table:table-cell office:value-type="float" office:value="0.133299247419744" calcext:value-type="float">
            <text:p>0.133299247419744</text:p>
          </table:table-cell>
          <table:table-cell office:value-type="float" office:value="0.149506944359177" calcext:value-type="float">
            <text:p>0.149506944359177</text:p>
          </table:table-cell>
        </table:table-row>
        <table:table-row table:style-name="ro1">
          <table:table-cell office:value-type="string" calcext:value-type="string">
            <text:p>2019-11-02 23:12:35</text:p>
          </table:table-cell>
          <table:table-cell office:value-type="float" office:value="0.155456084663401" calcext:value-type="float">
            <text:p>0.155456084663401</text:p>
          </table:table-cell>
          <table:table-cell office:value-type="float" office:value="0.132847444158488" calcext:value-type="float">
            <text:p>0.132847444158488</text:p>
          </table:table-cell>
          <table:table-cell office:value-type="float" office:value="0.14962019319775" calcext:value-type="float">
            <text:p>0.14962019319775</text:p>
          </table:table-cell>
        </table:table-row>
        <table:table-row table:style-name="ro1">
          <table:table-cell office:value-type="string" calcext:value-type="string">
            <text:p>2019-11-02 23:12:36</text:p>
          </table:table-cell>
          <table:table-cell office:value-type="float" office:value="0.159260649592954" calcext:value-type="float">
            <text:p>0.159260649592954</text:p>
          </table:table-cell>
          <table:table-cell office:value-type="float" office:value="0.13245643764215" calcext:value-type="float">
            <text:p>0.13245643764215</text:p>
          </table:table-cell>
          <table:table-cell office:value-type="float" office:value="0.149588006685735" calcext:value-type="float">
            <text:p>0.149588006685735</text:p>
          </table:table-cell>
        </table:table-row>
        <table:table-row table:style-name="ro1">
          <table:table-cell office:value-type="string" calcext:value-type="string">
            <text:p>2019-11-02 23:12:37</text:p>
          </table:table-cell>
          <table:table-cell office:value-type="float" office:value="0.154432672790608" calcext:value-type="float">
            <text:p>0.154432672790608</text:p>
          </table:table-cell>
          <table:table-cell office:value-type="float" office:value="0.133886949287289" calcext:value-type="float">
            <text:p>0.133886949287289</text:p>
          </table:table-cell>
          <table:table-cell office:value-type="float" office:value="0.14927508226336" calcext:value-type="float">
            <text:p>0.14927508226336</text:p>
          </table:table-cell>
        </table:table-row>
        <table:table-row table:style-name="ro1">
          <table:table-cell office:value-type="string" calcext:value-type="string">
            <text:p>2019-11-02 23:12:39</text:p>
          </table:table-cell>
          <table:table-cell office:value-type="float" office:value="0.154085773716661" calcext:value-type="float">
            <text:p>0.154085773716661</text:p>
          </table:table-cell>
          <table:table-cell office:value-type="float" office:value="0.132918969740745" calcext:value-type="float">
            <text:p>0.132918969740745</text:p>
          </table:table-cell>
          <table:table-cell office:value-type="float" office:value="0.149703639710383" calcext:value-type="float">
            <text:p>0.149703639710383</text:p>
          </table:table-cell>
        </table:table-row>
        <table:table-row table:style-name="ro1">
          <table:table-cell office:value-type="string" calcext:value-type="string">
            <text:p>2019-11-02 23:12:40</text:p>
          </table:table-cell>
          <table:table-cell office:value-type="float" office:value="0.159574170061847" calcext:value-type="float">
            <text:p>0.159574170061847</text:p>
          </table:table-cell>
          <table:table-cell office:value-type="float" office:value="0.133477465328868" calcext:value-type="float">
            <text:p>0.133477465328868</text:p>
          </table:table-cell>
          <table:table-cell office:value-type="float" office:value="0.149390715288009" calcext:value-type="float">
            <text:p>0.149390715288009</text:p>
          </table:table-cell>
        </table:table-row>
        <table:table-row table:style-name="ro1">
          <table:table-cell office:value-type="string" calcext:value-type="string">
            <text:p>2019-11-02 23:12:41</text:p>
          </table:table-cell>
          <table:table-cell office:value-type="float" office:value="0.154587644885498" calcext:value-type="float">
            <text:p>0.154587644885498</text:p>
          </table:table-cell>
          <table:table-cell office:value-type="float" office:value="0.131775156471152" calcext:value-type="float">
            <text:p>0.131775156471152</text:p>
          </table:table-cell>
          <table:table-cell office:value-type="float" office:value="0.149567145057576" calcext:value-type="float">
            <text:p>0.149567145057576</text:p>
          </table:table-cell>
        </table:table-row>
        <table:table-row table:style-name="ro1">
          <table:table-cell office:value-type="string" calcext:value-type="string">
            <text:p>2019-11-02 23:12:42</text:p>
          </table:table-cell>
          <table:table-cell office:value-type="float" office:value="0.159335155407805" calcext:value-type="float">
            <text:p>0.159335155407805</text:p>
          </table:table-cell>
          <table:table-cell office:value-type="float" office:value="0.133678929052225" calcext:value-type="float">
            <text:p>0.133678929052225</text:p>
          </table:table-cell>
          <table:table-cell office:value-type="float" office:value="0.149371641799407" calcext:value-type="float">
            <text:p>0.149371641799407</text:p>
          </table:table-cell>
        </table:table-row>
        <table:table-row table:style-name="ro1">
          <table:table-cell office:value-type="string" calcext:value-type="string">
            <text:p>2019-11-02 23:12:43</text:p>
          </table:table-cell>
          <table:table-cell office:value-type="float" office:value="0.156995076774964" calcext:value-type="float">
            <text:p>0.156995076774964</text:p>
          </table:table-cell>
          <table:table-cell office:value-type="float" office:value="0.133413092304837" calcext:value-type="float">
            <text:p>0.133413092304837</text:p>
          </table:table-cell>
          <table:table-cell office:value-type="float" office:value="0.149728673664173" calcext:value-type="float">
            <text:p>0.149728673664173</text:p>
          </table:table-cell>
        </table:table-row>
        <table:table-row table:style-name="ro1">
          <table:table-cell office:value-type="string" calcext:value-type="string">
            <text:p>2019-11-02 23:12:45</text:p>
          </table:table-cell>
          <table:table-cell office:value-type="float" office:value="0.158821959355111" calcext:value-type="float">
            <text:p>0.158821959355111</text:p>
          </table:table-cell>
          <table:table-cell office:value-type="float" office:value="0.131886617170169" calcext:value-type="float">
            <text:p>0.131886617170169</text:p>
          </table:table-cell>
          <table:table-cell office:value-type="float" office:value="0.149432438544326" calcext:value-type="float">
            <text:p>0.149432438544326</text:p>
          </table:table-cell>
        </table:table-row>
        <table:table-row table:style-name="ro1">
          <table:table-cell office:value-type="string" calcext:value-type="string">
            <text:p>2019-11-02 23:12:46</text:p>
          </table:table-cell>
          <table:table-cell office:value-type="float" office:value="0.154771227213291" calcext:value-type="float">
            <text:p>0.154771227213291</text:p>
          </table:table-cell>
          <table:table-cell office:value-type="float" office:value="0.134019271614465" calcext:value-type="float">
            <text:p>0.134019271614465</text:p>
          </table:table-cell>
          <table:table-cell office:value-type="float" office:value="0.149037855748875" calcext:value-type="float">
            <text:p>0.149037855748875</text:p>
          </table:table-cell>
        </table:table-row>
        <table:table-row table:style-name="ro1">
          <table:table-cell office:value-type="string" calcext:value-type="string">
            <text:p>2019-11-02 23:12:47</text:p>
          </table:table-cell>
          <table:table-cell office:value-type="float" office:value="0.159538407270718" calcext:value-type="float">
            <text:p>0.159538407270718</text:p>
          </table:table-cell>
          <table:table-cell office:value-type="float" office:value="0.133084670672974" calcext:value-type="float">
            <text:p>0.133084670672974</text:p>
          </table:table-cell>
          <table:table-cell office:value-type="float" office:value="0.148956197375798" calcext:value-type="float">
            <text:p>0.148956197375798</text:p>
          </table:table-cell>
        </table:table-row>
        <table:table-row table:style-name="ro1">
          <table:table-cell office:value-type="string" calcext:value-type="string">
            <text:p>2019-11-02 23:12:48</text:p>
          </table:table-cell>
          <table:table-cell office:value-type="float" office:value="0.155462045128589" calcext:value-type="float">
            <text:p>0.155462045128589</text:p>
          </table:table-cell>
          <table:table-cell office:value-type="float" office:value="0.133650914865841" calcext:value-type="float">
            <text:p>0.133650914865841</text:p>
          </table:table-cell>
          <table:table-cell office:value-type="float" office:value="0.149208325053254" calcext:value-type="float">
            <text:p>0.149208325053254</text:p>
          </table:table-cell>
        </table:table-row>
        <table:table-row table:style-name="ro1">
          <table:table-cell office:value-type="string" calcext:value-type="string">
            <text:p>2019-11-02 23:12:49</text:p>
          </table:table-cell>
          <table:table-cell office:value-type="float" office:value="0.155094284426485" calcext:value-type="float">
            <text:p>0.155094284426485</text:p>
          </table:table-cell>
          <table:table-cell office:value-type="float" office:value="0.13200642252045" calcext:value-type="float">
            <text:p>0.13200642252045</text:p>
          </table:table-cell>
          <table:table-cell office:value-type="float" office:value="0.149539130871192" calcext:value-type="float">
            <text:p>0.149539130871192</text:p>
          </table:table-cell>
        </table:table-row>
        <table:table-row table:style-name="ro1">
          <table:table-cell office:value-type="string" calcext:value-type="string">
            <text:p>2019-11-02 23:12:50</text:p>
          </table:table-cell>
          <table:table-cell office:value-type="float" office:value="0.15762211771275" calcext:value-type="float">
            <text:p>0.15762211771275</text:p>
          </table:table-cell>
          <table:table-cell office:value-type="float" office:value="0.133190766953321" calcext:value-type="float">
            <text:p>0.133190766953321</text:p>
          </table:table-cell>
          <table:table-cell office:value-type="float" office:value="0.148975866910919" calcext:value-type="float">
            <text:p>0.148975866910919</text:p>
          </table:table-cell>
        </table:table-row>
        <table:table-row table:style-name="ro1">
          <table:table-cell office:value-type="string" calcext:value-type="string">
            <text:p>2019-11-02 23:12:52</text:p>
          </table:table-cell>
          <table:table-cell office:value-type="float" office:value="0.154736060468681" calcext:value-type="float">
            <text:p>0.154736060468681</text:p>
          </table:table-cell>
          <table:table-cell office:value-type="float" office:value="0.134349481385884" calcext:value-type="float">
            <text:p>0.134349481385884</text:p>
          </table:table-cell>
          <table:table-cell office:value-type="float" office:value="0.149194615983321" calcext:value-type="float">
            <text:p>0.149194615983321</text:p>
          </table:table-cell>
        </table:table-row>
        <table:table-row table:style-name="ro1">
          <table:table-cell office:value-type="string" calcext:value-type="string">
            <text:p>2019-11-02 23:12:53</text:p>
          </table:table-cell>
          <table:table-cell office:value-type="float" office:value="0.156805533981983" calcext:value-type="float">
            <text:p>0.156805533981983</text:p>
          </table:table-cell>
          <table:table-cell office:value-type="float" office:value="0.134241000919461" calcext:value-type="float">
            <text:p>0.134241000919461</text:p>
          </table:table-cell>
          <table:table-cell office:value-type="float" office:value="0.149136203424478" calcext:value-type="float">
            <text:p>0.149136203424478</text:p>
          </table:table-cell>
        </table:table-row>
        <table:table-row table:style-name="ro1">
          <table:table-cell office:value-type="string" calcext:value-type="string">
            <text:p>2019-11-02 23:12:54</text:p>
          </table:table-cell>
          <table:table-cell office:value-type="float" office:value="0.1571768709632" calcext:value-type="float">
            <text:p>0.1571768709632</text:p>
          </table:table-cell>
          <table:table-cell office:value-type="float" office:value="0.133158580441306" calcext:value-type="float">
            <text:p>0.133158580441306</text:p>
          </table:table-cell>
          <table:table-cell office:value-type="float" office:value="0.149223226216224" calcext:value-type="float">
            <text:p>0.149223226216224</text:p>
          </table:table-cell>
        </table:table-row>
        <table:table-row table:style-name="ro1">
          <table:table-cell office:value-type="string" calcext:value-type="string">
            <text:p>2019-11-02 23:12:55</text:p>
          </table:table-cell>
          <table:table-cell office:value-type="float" office:value="0.154597777676317" calcext:value-type="float">
            <text:p>0.154597777676317</text:p>
          </table:table-cell>
          <table:table-cell office:value-type="float" office:value="0.133859531147424" calcext:value-type="float">
            <text:p>0.133859531147424</text:p>
          </table:table-cell>
          <table:table-cell office:value-type="float" office:value="0.14945031993989" calcext:value-type="float">
            <text:p>0.14945031993989</text:p>
          </table:table-cell>
        </table:table-row>
        <table:table-row table:style-name="ro1">
          <table:table-cell office:value-type="string" calcext:value-type="string">
            <text:p>2019-11-02 23:12:56</text:p>
          </table:table-cell>
          <table:table-cell office:value-type="float" office:value="0.154522079768429" calcext:value-type="float">
            <text:p>0.154522079768429</text:p>
          </table:table-cell>
          <table:table-cell office:value-type="float" office:value="0.132324115314974" calcext:value-type="float">
            <text:p>0.132324115314974</text:p>
          </table:table-cell>
          <table:table-cell office:value-type="float" office:value="0.149267929705135" calcext:value-type="float">
            <text:p>0.149267929705135</text:p>
          </table:table-cell>
        </table:table-row>
        <table:table-row table:style-name="ro1">
          <table:table-cell office:value-type="string" calcext:value-type="string">
            <text:p>2019-11-02 23:12:58</text:p>
          </table:table-cell>
          <table:table-cell office:value-type="float" office:value="0.156782884214268" calcext:value-type="float">
            <text:p>0.156782884214268</text:p>
          </table:table-cell>
          <table:table-cell office:value-type="float" office:value="0.133712307657278" calcext:value-type="float">
            <text:p>0.133712307657278</text:p>
          </table:table-cell>
          <table:table-cell office:value-type="float" office:value="0.14913024295929" calcext:value-type="float">
            <text:p>0.14913024295929</text:p>
          </table:table-cell>
        </table:table-row>
        <table:table-row table:style-name="ro1">
          <table:table-cell office:value-type="string" calcext:value-type="string">
            <text:p>2019-11-02 23:12:59</text:p>
          </table:table-cell>
          <table:table-cell office:value-type="float" office:value="0.154559630699114" calcext:value-type="float">
            <text:p>0.154559630699114</text:p>
          </table:table-cell>
          <table:table-cell office:value-type="float" office:value="0.133912579287598" calcext:value-type="float">
            <text:p>0.133912579287598</text:p>
          </table:table-cell>
          <table:table-cell office:value-type="float" office:value="0.149351972264287" calcext:value-type="float">
            <text:p>0.149351972264287</text:p>
          </table:table-cell>
        </table:table-row>
        <table:table-row table:style-name="ro1">
          <table:table-cell office:value-type="string" calcext:value-type="string">
            <text:p>2019-11-02 23:13:00</text:p>
          </table:table-cell>
          <table:table-cell office:value-type="float" office:value="0.159133691684448" calcext:value-type="float">
            <text:p>0.159133691684448</text:p>
          </table:table-cell>
          <table:table-cell office:value-type="float" office:value="0.135940925591102" calcext:value-type="float">
            <text:p>0.135940925591102</text:p>
          </table:table-cell>
          <table:table-cell office:value-type="float" office:value="0.149293559705443" calcext:value-type="float">
            <text:p>0.149293559705443</text:p>
          </table:table-cell>
        </table:table-row>
        <table:table-row table:style-name="ro1">
          <table:table-cell office:value-type="string" calcext:value-type="string">
            <text:p>2019-11-02 23:13:01</text:p>
          </table:table-cell>
          <table:table-cell office:value-type="float" office:value="0.160141010301234" calcext:value-type="float">
            <text:p>0.160141010301234</text:p>
          </table:table-cell>
          <table:table-cell office:value-type="float" office:value="0.133857146961349" calcext:value-type="float">
            <text:p>0.133857146961349</text:p>
          </table:table-cell>
          <table:table-cell office:value-type="float" office:value="0.149084943423861" calcext:value-type="float">
            <text:p>0.149084943423861</text:p>
          </table:table-cell>
        </table:table-row>
        <table:table-row table:style-name="ro1">
          <table:table-cell office:value-type="string" calcext:value-type="string">
            <text:p>2019-11-02 23:13:02</text:p>
          </table:table-cell>
          <table:table-cell office:value-type="float" office:value="0.155065674193582" calcext:value-type="float">
            <text:p>0.155065674193582</text:p>
          </table:table-cell>
          <table:table-cell office:value-type="float" office:value="0.135007516742649" calcext:value-type="float">
            <text:p>0.135007516742649</text:p>
          </table:table-cell>
          <table:table-cell office:value-type="float" office:value="0.149619001104713" calcext:value-type="float">
            <text:p>0.149619001104713</text:p>
          </table:table-cell>
        </table:table-row>
        <table:table-row table:style-name="ro1">
          <table:table-cell office:value-type="string" calcext:value-type="string">
            <text:p>2019-11-02 23:13:03</text:p>
          </table:table-cell>
          <table:table-cell office:value-type="float" office:value="0.159192104243291" calcext:value-type="float">
            <text:p>0.159192104243291</text:p>
          </table:table-cell>
          <table:table-cell office:value-type="float" office:value="0.132878438577466" calcext:value-type="float">
            <text:p>0.132878438577466</text:p>
          </table:table-cell>
          <table:table-cell office:value-type="float" office:value="0.149604099941742" calcext:value-type="float">
            <text:p>0.149604099941742</text:p>
          </table:table-cell>
        </table:table-row>
        <table:table-row table:style-name="ro1">
          <table:table-cell office:value-type="string" calcext:value-type="string">
            <text:p>2019-11-02 23:13:05</text:p>
          </table:table-cell>
          <table:table-cell office:value-type="float" office:value="0.160069484718977" calcext:value-type="float">
            <text:p>0.160069484718977</text:p>
          </table:table-cell>
          <table:table-cell office:value-type="float" office:value="0.134117619290068" calcext:value-type="float">
            <text:p>0.134117619290068</text:p>
          </table:table-cell>
          <table:table-cell office:value-type="float" office:value="0.14901520598116" calcext:value-type="float">
            <text:p>0.14901520598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23:17:40.207273825</dc:date>
    <meta:editing-duration>PT35S</meta:editing-duration>
    <meta:editing-cycles>1</meta:editing-cycles>
    <meta:generator>LibreOffice/5.2.7.2$Linux_ARM_EABI LibreOffice_project/20m0$Build-2</meta:generator>
    <meta:document-statistic meta:table-count="1" meta:cell-count="1204" meta:object-count="0"/>
  </office:meta>
</office:document-meta>
</file>